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84in"/>
    </style:style>
    <style:style style:name="co2" style:family="table-column">
      <style:table-column-properties fo:break-before="auto" style:column-width="0.7756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1.3717in"/>
    </style:style>
    <style:style style:name="co5" style:family="table-column">
      <style:table-column-properties fo:break-before="auto" style:column-width="0.6992in"/>
    </style:style>
    <style:style style:name="co6" style:family="table-column">
      <style:table-column-properties fo:break-before="auto" style:column-width="1.3839in"/>
    </style:style>
    <style:style style:name="co7" style:family="table-column">
      <style:table-column-properties fo:break-before="auto" style:column-width="1.23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6f9d4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tmax.mean</text:p>
          </table:table-cell>
          <table:table-cell office:value-type="string" calcext:value-type="string">
            <text:p>tmax.sd</text:p>
          </table:table-cell>
          <table:table-cell office:value-type="string" calcext:value-type="string">
            <text:p>op.reset.mean</text:p>
          </table:table-cell>
          <table:table-cell office:value-type="string" calcext:value-type="string">
            <text:p>op.reset.sd</text:p>
          </table:table-cell>
          <table:table-cell office:value-type="string" calcext:value-type="string">
            <text:p>op.pr.mean</text:p>
          </table:table-cell>
          <table:table-cell office:value-type="string" calcext:value-type="string">
            <text:p>op.pr.sd</text:p>
          </table:table-cell>
          <table:table-cell office:value-type="string" calcext:value-type="string">
            <text:p>op.xe.mean</text:p>
          </table:table-cell>
          <table:table-cell office:value-type="string" calcext:value-type="string">
            <text:p>op.xe.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900" calcext:value-type="float">
            <text:p>1900</text:p>
          </table:table-cell>
          <table:table-cell office:value-type="float" office:value="97.22" calcext:value-type="float">
            <text:p>97.22</text:p>
          </table:table-cell>
          <table:table-cell office:value-type="float" office:value="4.98699360969692" calcext:value-type="float">
            <text:p>4.98699360969692</text:p>
          </table:table-cell>
          <table:table-cell office:value-type="float" office:value="226.98" calcext:value-type="float">
            <text:p>226.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.98" calcext:value-type="float">
            <text:p>226.98</text:p>
          </table:table-cell>
          <table:table-cell office:value-type="float" office:value="680.93" calcext:value-type="float">
            <text:p>680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900" calcext:value-type="float">
            <text:p>1900</text:p>
          </table:table-cell>
          <table:table-cell office:value-type="float" office:value="97.4" calcext:value-type="float">
            <text:p>97.4</text:p>
          </table:table-cell>
          <table:table-cell office:value-type="float" office:value="3.74798191311706" calcext:value-type="float">
            <text:p>3.74798191311706</text:p>
          </table:table-cell>
          <table:table-cell office:value-type="float" office:value="246.63" calcext:value-type="float">
            <text:p>246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.63" calcext:value-type="float">
            <text:p>246.63</text:p>
          </table:table-cell>
          <table:table-cell office:value-type="float" office:value="687.29" calcext:value-type="float">
            <text:p>687.29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900" calcext:value-type="float">
            <text:p>1900</text:p>
          </table:table-cell>
          <table:table-cell office:value-type="float" office:value="98.335" calcext:value-type="float">
            <text:p>98.335</text:p>
          </table:table-cell>
          <table:table-cell office:value-type="float" office:value="4.48521254557099" calcext:value-type="float">
            <text:p>4.48521254557099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.86" calcext:value-type="float">
            <text:p>305.86</text:p>
          </table:table-cell>
          <table:table-cell office:value-type="float" office:value="741.14" calcext:value-type="float">
            <text:p>741.14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900" calcext:value-type="float">
            <text:p>1900</text:p>
          </table:table-cell>
          <table:table-cell office:value-type="float" office:value="97.535" calcext:value-type="float">
            <text:p>97.535</text:p>
          </table:table-cell>
          <table:table-cell office:value-type="float" office:value="3.82970041428281" calcext:value-type="float">
            <text:p>3.82970041428281</text:p>
          </table:table-cell>
          <table:table-cell office:value-type="float" office:value="186.9" calcext:value-type="float">
            <text:p>186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6.9" calcext:value-type="float">
            <text:p>186.9</text:p>
          </table:table-cell>
          <table:table-cell office:value-type="float" office:value="455.27" calcext:value-type="float">
            <text:p>455.27</text:p>
          </table:table-cell>
          <table:table-cell office:value-type="float" office:value="0" calcext:value-type="float">
            <text:p>0</text:p>
          </table:table-cell>
          <table:table-cell office:value-type="float" office:value="64.9" calcext:value-type="float">
            <text:p>64.9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900" calcext:value-type="float">
            <text:p>1900</text:p>
          </table:table-cell>
          <table:table-cell office:value-type="float" office:value="96.715" calcext:value-type="float">
            <text:p>96.715</text:p>
          </table:table-cell>
          <table:table-cell office:value-type="float" office:value="4.50978760148705" calcext:value-type="float">
            <text:p>4.50978760148705</text:p>
          </table:table-cell>
          <table:table-cell office:value-type="float" office:value="191.972" calcext:value-type="float">
            <text:p>191.972</text:p>
          </table:table-cell>
          <table:table-cell office:value-type="float" office:value="0.00615587011251407" calcext:value-type="float">
            <text:p>0.006155870112514</text:p>
          </table:table-cell>
          <table:table-cell office:value-type="float" office:value="191.97" calcext:value-type="float">
            <text:p>191.97</text:p>
          </table:table-cell>
          <table:table-cell office:value-type="float" office:value="191.99" calcext:value-type="float">
            <text:p>191.99</text:p>
          </table:table-cell>
          <table:table-cell office:value-type="float" office:value="575.924" calcext:value-type="float">
            <text:p>575.924</text:p>
          </table:table-cell>
          <table:table-cell office:value-type="float" office:value="0.0123117402250456" calcext:value-type="float">
            <text:p>0.0123117402250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900" calcext:value-type="float">
            <text:p>1900</text:p>
          </table:table-cell>
          <table:table-cell office:value-type="float" office:value="97.735" calcext:value-type="float">
            <text:p>97.735</text:p>
          </table:table-cell>
          <table:table-cell office:value-type="float" office:value="4.46557298734028" calcext:value-type="float">
            <text:p>4.46557298734028</text:p>
          </table:table-cell>
          <table:table-cell office:value-type="float" office:value="200.136" calcext:value-type="float">
            <text:p>200.136</text:p>
          </table:table-cell>
          <table:table-cell office:value-type="float" office:value="0.0123117402250223" calcext:value-type="float">
            <text:p>0.012311740225022</text:p>
          </table:table-cell>
          <table:table-cell office:value-type="float" office:value="200.13" calcext:value-type="float">
            <text:p>200.13</text:p>
          </table:table-cell>
          <table:table-cell office:value-type="float" office:value="200.16" calcext:value-type="float">
            <text:p>200.16</text:p>
          </table:table-cell>
          <table:table-cell office:value-type="float" office:value="600.395" calcext:value-type="float">
            <text:p>600.395</text:p>
          </table:table-cell>
          <table:table-cell office:value-type="float" office:value="0.0366347548532607" calcext:value-type="float">
            <text:p>0.036634754853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900" calcext:value-type="float">
            <text:p>1900</text:p>
          </table:table-cell>
          <table:table-cell office:value-type="float" office:value="96.875" calcext:value-type="float">
            <text:p>96.875</text:p>
          </table:table-cell>
          <table:table-cell office:value-type="float" office:value="4.32372585430181" calcext:value-type="float">
            <text:p>4.32372585430181</text:p>
          </table:table-cell>
          <table:table-cell office:value-type="float" office:value="225.37" calcext:value-type="float">
            <text:p>225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7" calcext:value-type="float">
            <text:p>225.37</text:p>
          </table:table-cell>
          <table:table-cell office:value-type="float" office:value="676.11" calcext:value-type="float">
            <text:p>676.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900" calcext:value-type="float">
            <text:p>1900</text:p>
          </table:table-cell>
          <table:table-cell office:value-type="float" office:value="98.245" calcext:value-type="float">
            <text:p>98.245</text:p>
          </table:table-cell>
          <table:table-cell office:value-type="float" office:value="3.74270870106834" calcext:value-type="float">
            <text:p>3.74270870106834</text:p>
          </table:table-cell>
          <table:table-cell office:value-type="float" office:value="232.05" calcext:value-type="float">
            <text:p>232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.05" calcext:value-type="float">
            <text:p>232.05</text:p>
          </table:table-cell>
          <table:table-cell office:value-type="float" office:value="653.27" calcext:value-type="float">
            <text:p>653.27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1900" calcext:value-type="float">
            <text:p>1900</text:p>
          </table:table-cell>
          <table:table-cell office:value-type="float" office:value="96.015" calcext:value-type="float">
            <text:p>96.015</text:p>
          </table:table-cell>
          <table:table-cell office:value-type="float" office:value="4.22676621444562" calcext:value-type="float">
            <text:p>4.22676621444562</text:p>
          </table:table-cell>
          <table:table-cell office:value-type="float" office:value="234.21" calcext:value-type="float">
            <text:p>234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.21" calcext:value-type="float">
            <text:p>234.21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900" calcext:value-type="float">
            <text:p>1900</text:p>
          </table:table-cell>
          <table:table-cell office:value-type="float" office:value="95.77" calcext:value-type="float">
            <text:p>95.77</text:p>
          </table:table-cell>
          <table:table-cell office:value-type="float" office:value="4.10251527467569" calcext:value-type="float">
            <text:p>4.10251527467569</text:p>
          </table:table-cell>
          <table:table-cell office:value-type="float" office:value="225.01" calcext:value-type="float">
            <text:p>225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1" calcext:value-type="float">
            <text:p>225.01</text:p>
          </table:table-cell>
          <table:table-cell office:value-type="float" office:value="675.02" calcext:value-type="float">
            <text:p>675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900" calcext:value-type="float">
            <text:p>1900</text:p>
          </table:table-cell>
          <table:table-cell office:value-type="float" office:value="104.28" calcext:value-type="float">
            <text:p>104.28</text:p>
          </table:table-cell>
          <table:table-cell office:value-type="float" office:value="4.10373385820126" calcext:value-type="float">
            <text:p>4.10373385820126</text:p>
          </table:table-cell>
          <table:table-cell office:value-type="float" office:value="428.1" calcext:value-type="float">
            <text:p>428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8.1" calcext:value-type="float">
            <text:p>428.1</text:p>
          </table:table-cell>
          <table:table-cell office:value-type="float" office:value="1253.02" calcext:value-type="float">
            <text:p>1253.02</text:p>
          </table:table-cell>
          <table:table-cell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900" calcext:value-type="float">
            <text:p>1900</text:p>
          </table:table-cell>
          <table:table-cell office:value-type="float" office:value="104.515" calcext:value-type="float">
            <text:p>104.515</text:p>
          </table:table-cell>
          <table:table-cell office:value-type="float" office:value="4.61510962406152" calcext:value-type="float">
            <text:p>4.61510962406152</text:p>
          </table:table-cell>
          <table:table-cell office:value-type="float" office:value="483.63" calcext:value-type="float">
            <text:p>483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3.63" calcext:value-type="float">
            <text:p>483.63</text:p>
          </table:table-cell>
          <table:table-cell office:value-type="float" office:value="1338.24" calcext:value-type="float">
            <text:p>1338.24</text:p>
          </table:table-cell>
          <table:table-cell office:value-type="float" office:value="0" calcext:value-type="float">
            <text:p>0</text:p>
          </table:table-cell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900" calcext:value-type="float">
            <text:p>1900</text:p>
          </table:table-cell>
          <table:table-cell office:value-type="float" office:value="103.83" calcext:value-type="float">
            <text:p>103.83</text:p>
          </table:table-cell>
          <table:table-cell office:value-type="float" office:value="4.85940217245745" calcext:value-type="float">
            <text:p>4.85940217245745</text:p>
          </table:table-cell>
          <table:table-cell office:value-type="float" office:value="402.8" calcext:value-type="float">
            <text:p>402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2.8" calcext:value-type="float">
            <text:p>402.8</text:p>
          </table:table-cell>
          <table:table-cell office:value-type="float" office:value="914.89" calcext:value-type="float">
            <text:p>914.89</text:p>
          </table:table-cell>
          <table:table-cell office:value-type="float" office:value="0" calcext:value-type="float">
            <text:p>0</text:p>
          </table:table-cell>
          <table:table-cell office:value-type="float" office:value="212.6" calcext:value-type="float">
            <text:p>212.6</text:p>
          </table:table-cell>
          <table:table-cell office:value-type="float" office:value="0" calcext:value-type="float">
            <text:p>0</text:p>
          </table:table-cell>
          <table:table-cell office:value-type="float" office:value="80.9" calcext:value-type="float">
            <text:p>8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900" calcext:value-type="float">
            <text:p>1900</text:p>
          </table:table-cell>
          <table:table-cell office:value-type="float" office:value="105.64" calcext:value-type="float">
            <text:p>105.64</text:p>
          </table:table-cell>
          <table:table-cell office:value-type="float" office:value="3.77309031515491" calcext:value-type="float">
            <text:p>3.77309031515491</text:p>
          </table:table-cell>
          <table:table-cell office:value-type="float" office:value="429.8685" calcext:value-type="float">
            <text:p>429.8685</text:p>
          </table:table-cell>
          <table:table-cell office:value-type="float" office:value="4.71347259961999" calcext:value-type="float">
            <text:p>4.7134725996199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32.16" calcext:value-type="float">
            <text:p>432.16</text:p>
          </table:table-cell>
          <table:table-cell office:value-type="float" office:value="1203.1975" calcext:value-type="float">
            <text:p>1203.1975</text:p>
          </table:table-cell>
          <table:table-cell office:value-type="float" office:value="13.6894069207583" calcext:value-type="float">
            <text:p>13.6894069207583</text:p>
          </table:table-cell>
          <table:table-cell office:value-type="float" office:value="56.88" calcext:value-type="float">
            <text:p>56.88</text:p>
          </table:table-cell>
          <table:table-cell office:value-type="float" office:value="1.71973070107227" calcext:value-type="float">
            <text:p>1.71973070107227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900" calcext:value-type="float">
            <text:p>1900</text:p>
          </table:table-cell>
          <table:table-cell office:value-type="float" office:value="102.075" calcext:value-type="float">
            <text:p>102.075</text:p>
          </table:table-cell>
          <table:table-cell office:value-type="float" office:value="3.89572978096733" calcext:value-type="float">
            <text:p>3.89572978096733</text:p>
          </table:table-cell>
          <table:table-cell office:value-type="float" office:value="372.862" calcext:value-type="float">
            <text:p>372.862</text:p>
          </table:table-cell>
          <table:table-cell office:value-type="float" office:value="1.92307484048469" calcext:value-type="float">
            <text:p>1.92307484048469</text:p>
          </table:table-cell>
          <table:table-cell office:value-type="float" office:value="372.16" calcext:value-type="float">
            <text:p>372.16</text:p>
          </table:table-cell>
          <table:table-cell office:value-type="float" office:value="378.39" calcext:value-type="float">
            <text:p>378.39</text:p>
          </table:table-cell>
          <table:table-cell office:value-type="float" office:value="1065.426" calcext:value-type="float">
            <text:p>1065.426</text:p>
          </table:table-cell>
          <table:table-cell office:value-type="float" office:value="25.1929178435862" calcext:value-type="float">
            <text:p>25.1929178435862</text:p>
          </table:table-cell>
          <table:table-cell office:value-type="float" office:value="33.78" calcext:value-type="float">
            <text:p>33.78</text:p>
          </table:table-cell>
          <table:table-cell office:value-type="float" office:value="12.5812558991541" calcext:value-type="float">
            <text:p>12.5812558991541</text:p>
          </table:table-cell>
          <table:table-cell office:value-type="float" office:value="19.37" calcext:value-type="float">
            <text:p>19.37</text:p>
          </table:table-cell>
          <table:table-cell office:value-type="float" office:value="7.16079237015158" calcext:value-type="float">
            <text:p>7.16079237015158</text:p>
          </table:table-cell>
          <table:table-cell office:value-type="float" office:value="1.9" calcext:value-type="float">
            <text:p>1.9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00" calcext:value-type="float">
            <text:p>1900</text:p>
          </table:table-cell>
          <table:table-cell office:value-type="float" office:value="106.34" calcext:value-type="float">
            <text:p>106.34</text:p>
          </table:table-cell>
          <table:table-cell office:value-type="float" office:value="4.62901603731119" calcext:value-type="float">
            <text:p>4.62901603731119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977.48" calcext:value-type="float">
            <text:p>977.48</text:p>
          </table:table-cell>
          <table:table-cell office:value-type="float" office:value="0" calcext:value-type="float">
            <text:p>0</text:p>
          </table:table-cell>
          <table:table-cell office:value-type="float" office:value="292.2" calcext:value-type="float">
            <text:p>292.2</text:p>
          </table:table-cell>
          <table:table-cell office:value-type="float" office:value="0" calcext:value-type="float">
            <text:p>0</text:p>
          </table:table-cell>
          <table:table-cell office:value-type="float" office:value="143.3" calcext:value-type="float">
            <text:p>143.3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0.223606797749979" calcext:value-type="float">
            <text:p>0.22360679774997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900" calcext:value-type="float">
            <text:p>1900</text:p>
          </table:table-cell>
          <table:table-cell office:value-type="float" office:value="103.865" calcext:value-type="float">
            <text:p>103.865</text:p>
          </table:table-cell>
          <table:table-cell office:value-type="float" office:value="4.73511796107163" calcext:value-type="float">
            <text:p>4.73511796107163</text:p>
          </table:table-cell>
          <table:table-cell office:value-type="float" office:value="328.67" calcext:value-type="float">
            <text:p>328.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8.67" calcext:value-type="float">
            <text:p>328.67</text:p>
          </table:table-cell>
          <table:table-cell office:value-type="float" office:value="986.01" calcext:value-type="float">
            <text:p>986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900" calcext:value-type="float">
            <text:p>1900</text:p>
          </table:table-cell>
          <table:table-cell office:value-type="float" office:value="105.07" calcext:value-type="float">
            <text:p>105.07</text:p>
          </table:table-cell>
          <table:table-cell office:value-type="float" office:value="4.80669489248836" calcext:value-type="float">
            <text:p>4.80669489248836</text:p>
          </table:table-cell>
          <table:table-cell office:value-type="float" office:value="359.7" calcext:value-type="float">
            <text:p>359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9.7" calcext:value-type="float">
            <text:p>359.7</text:p>
          </table:table-cell>
          <table:table-cell office:value-type="float" office:value="1075.06" calcext:value-type="float">
            <text:p>1075.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75" calcext:value-type="float">
            <text:p>22.75</text:p>
          </table:table-cell>
          <table:table-cell office:value-type="float" office:value="0.444261658319319" calcext:value-type="float">
            <text:p>0.444261658319319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900" calcext:value-type="float">
            <text:p>1900</text:p>
          </table:table-cell>
          <table:table-cell office:value-type="float" office:value="106.52" calcext:value-type="float">
            <text:p>106.52</text:p>
          </table:table-cell>
          <table:table-cell office:value-type="float" office:value="4.25213259188226" calcext:value-type="float">
            <text:p>4.25213259188226</text:p>
          </table:table-cell>
          <table:table-cell office:value-type="float" office:value="403.03" calcext:value-type="float">
            <text:p>403.03</text:p>
          </table:table-cell>
          <table:table-cell office:value-type="float" office:value="0.639736787979819" calcext:value-type="float">
            <text:p>0.639736787979819</text:p>
          </table:table-cell>
          <table:table-cell office:value-type="float" office:value="402.67" calcext:value-type="float">
            <text:p>402.67</text:p>
          </table:table-cell>
          <table:table-cell office:value-type="float" office:value="404.11" calcext:value-type="float">
            <text:p>404.11</text:p>
          </table:table-cell>
          <table:table-cell office:value-type="float" office:value="1117.62" calcext:value-type="float">
            <text:p>1117.62</text:p>
          </table:table-cell>
          <table:table-cell office:value-type="float" office:value="1.91921036393943" calcext:value-type="float">
            <text:p>1.919210363939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0.223606797749979" calcext:value-type="float">
            <text:p>0.22360679774997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900" calcext:value-type="float">
            <text:p>1900</text:p>
          </table:table-cell>
          <table:table-cell office:value-type="float" office:value="105.665" calcext:value-type="float">
            <text:p>105.665</text:p>
          </table:table-cell>
          <table:table-cell office:value-type="float" office:value="4.82474706181851" calcext:value-type="float">
            <text:p>4.82474706181851</text:p>
          </table:table-cell>
          <table:table-cell office:value-type="float" office:value="469.58" calcext:value-type="float">
            <text:p>469.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9.58" calcext:value-type="float">
            <text:p>469.58</text:p>
          </table:table-cell>
          <table:table-cell office:value-type="float" office:value="1349.95" calcext:value-type="float">
            <text:p>1349.9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900" calcext:value-type="float">
            <text:p>1900</text:p>
          </table:table-cell>
          <table:table-cell office:value-type="float" office:value="126.6" calcext:value-type="float">
            <text:p>126.6</text:p>
          </table:table-cell>
          <table:table-cell office:value-type="float" office:value="5.45015692676053" calcext:value-type="float">
            <text:p>5.45015692676053</text:p>
          </table:table-cell>
          <table:table-cell office:value-type="float" office:value="966.636" calcext:value-type="float">
            <text:p>966.636</text:p>
          </table:table-cell>
          <table:table-cell office:value-type="float" office:value="1.63707505534785" calcext:value-type="float">
            <text:p>1.63707505534785</text:p>
          </table:table-cell>
          <table:table-cell office:value-type="float" office:value="965.15" calcext:value-type="float">
            <text:p>965.15</text:p>
          </table:table-cell>
          <table:table-cell office:value-type="float" office:value="971.58" calcext:value-type="float">
            <text:p>971.58</text:p>
          </table:table-cell>
          <table:table-cell office:value-type="float" office:value="1737.2155" calcext:value-type="float">
            <text:p>1737.2155</text:p>
          </table:table-cell>
          <table:table-cell office:value-type="float" office:value="3.61183067009978" calcext:value-type="float">
            <text:p>3.61183067009978</text:p>
          </table:table-cell>
          <table:table-cell office:value-type="float" office:value="971.905" calcext:value-type="float">
            <text:p>971.905</text:p>
          </table:table-cell>
          <table:table-cell office:value-type="float" office:value="4.53726964037554" calcext:value-type="float">
            <text:p>4.53726964037554</text:p>
          </table:table-cell>
          <table:table-cell office:value-type="float" office:value="190.8" calcext:value-type="float">
            <text:p>190.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900" calcext:value-type="float">
            <text:p>1900</text:p>
          </table:table-cell>
          <table:table-cell office:value-type="float" office:value="132.42" calcext:value-type="float">
            <text:p>132.42</text:p>
          </table:table-cell>
          <table:table-cell office:value-type="float" office:value="5.9348746273283" calcext:value-type="float">
            <text:p>5.9348746273283</text:p>
          </table:table-cell>
          <table:table-cell office:value-type="float" office:value="582.8005" calcext:value-type="float">
            <text:p>582.8005</text:p>
          </table:table-cell>
          <table:table-cell office:value-type="float" office:value="1.15276543923501" calcext:value-type="float">
            <text:p>1.15276543923501</text:p>
          </table:table-cell>
          <table:table-cell office:value-type="float" office:value="582.22" calcext:value-type="float">
            <text:p>582.22</text:p>
          </table:table-cell>
          <table:table-cell office:value-type="float" office:value="586.42" calcext:value-type="float">
            <text:p>586.42</text:p>
          </table:table-cell>
          <table:table-cell office:value-type="float" office:value="1698.141" calcext:value-type="float">
            <text:p>1698.141</text:p>
          </table:table-cell>
          <table:table-cell office:value-type="float" office:value="4.0256649009495" calcext:value-type="float">
            <text:p>4.0256649009495</text:p>
          </table:table-cell>
          <table:table-cell office:value-type="float" office:value="37.535" calcext:value-type="float">
            <text:p>37.535</text:p>
          </table:table-cell>
          <table:table-cell office:value-type="float" office:value="5.68999815003208" calcext:value-type="float">
            <text:p>5.68999815003208</text:p>
          </table:table-cell>
          <table:table-cell office:value-type="float" office:value="12.69" calcext:value-type="float">
            <text:p>12.69</text:p>
          </table:table-cell>
          <table:table-cell office:value-type="float" office:value="0.165115589496379" calcext:value-type="float">
            <text:p>0.165115589496379</text:p>
          </table:table-cell>
          <table:table-cell office:value-type="float" office:value="1.85" calcext:value-type="float">
            <text:p>1.85</text:p>
          </table:table-cell>
          <table:table-cell office:value-type="float" office:value="0.366347548532523" calcext:value-type="float">
            <text:p>0.36634754853252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900" calcext:value-type="float">
            <text:p>1900</text:p>
          </table:table-cell>
          <table:table-cell office:value-type="float" office:value="128.82" calcext:value-type="float">
            <text:p>128.82</text:p>
          </table:table-cell>
          <table:table-cell office:value-type="float" office:value="5.72589685000019" calcext:value-type="float">
            <text:p>5.72589685000019</text:p>
          </table:table-cell>
          <table:table-cell office:value-type="float" office:value="551.4125" calcext:value-type="float">
            <text:p>551.4125</text:p>
          </table:table-cell>
          <table:table-cell office:value-type="float" office:value="1.53804002069621" calcext:value-type="float">
            <text:p>1.53804002069621</text:p>
          </table:table-cell>
          <table:table-cell office:value-type="float" office:value="548.79" calcext:value-type="float">
            <text:p>548.79</text:p>
          </table:table-cell>
          <table:table-cell office:value-type="float" office:value="554.24" calcext:value-type="float">
            <text:p>554.24</text:p>
          </table:table-cell>
          <table:table-cell office:value-type="float" office:value="1644.2725" calcext:value-type="float">
            <text:p>1644.2725</text:p>
          </table:table-cell>
          <table:table-cell office:value-type="float" office:value="4.89119173402016" calcext:value-type="float">
            <text:p>4.89119173402016</text:p>
          </table:table-cell>
          <table:table-cell office:value-type="float" office:value="5.36" calcext:value-type="float">
            <text:p>5.36</text:p>
          </table:table-cell>
          <table:table-cell office:value-type="float" office:value="1.1609433550713" calcext:value-type="float">
            <text:p>1.1609433550713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900" calcext:value-type="float">
            <text:p>1900</text:p>
          </table:table-cell>
          <table:table-cell office:value-type="float" office:value="127.71" calcext:value-type="float">
            <text:p>127.71</text:p>
          </table:table-cell>
          <table:table-cell office:value-type="float" office:value="4.39004855506058" calcext:value-type="float">
            <text:p>4.39004855506058</text:p>
          </table:table-cell>
          <table:table-cell office:value-type="float" office:value="522.945" calcext:value-type="float">
            <text:p>522.945</text:p>
          </table:table-cell>
          <table:table-cell office:value-type="float" office:value="2.52726500807744" calcext:value-type="float">
            <text:p>2.52726500807744</text:p>
          </table:table-cell>
          <table:table-cell office:value-type="float" office:value="519.84" calcext:value-type="float">
            <text:p>519.84</text:p>
          </table:table-cell>
          <table:table-cell office:value-type="float" office:value="526.15" calcext:value-type="float">
            <text:p>526.15</text:p>
          </table:table-cell>
          <table:table-cell office:value-type="float" office:value="1547.211" calcext:value-type="float">
            <text:p>1547.211</text:p>
          </table:table-cell>
          <table:table-cell office:value-type="float" office:value="13.1757176574741" calcext:value-type="float">
            <text:p>13.1757176574741</text:p>
          </table:table-cell>
          <table:table-cell office:value-type="float" office:value="14.1" calcext:value-type="float">
            <text:p>14.1</text:p>
          </table:table-cell>
          <table:table-cell office:value-type="float" office:value="5.54028310125983" calcext:value-type="float">
            <text:p>5.54028310125983</text:p>
          </table:table-cell>
          <table:table-cell office:value-type="float" office:value="7.5" calcext:value-type="float">
            <text:p>7.5</text:p>
          </table:table-cell>
          <table:table-cell office:value-type="float" office:value="0.205195670417031" calcext:value-type="float">
            <text:p>0.205195670417031</text:p>
          </table:table-cell>
          <table:table-cell office:value-type="float" office:value="1.7" calcext:value-type="float">
            <text:p>1.7</text:p>
          </table:table-cell>
          <table:table-cell office:value-type="float" office:value="0.470162345981627" calcext:value-type="float">
            <text:p>0.47016234598162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" calcext:value-type="float">
            <text:p>22.9</text:p>
          </table:table-cell>
          <table:table-cell office:value-type="float" office:value="0.307793505625546" calcext:value-type="float">
            <text:p>0.307793505625546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900" calcext:value-type="float">
            <text:p>1900</text:p>
          </table:table-cell>
          <table:table-cell office:value-type="float" office:value="127.765" calcext:value-type="float">
            <text:p>127.765</text:p>
          </table:table-cell>
          <table:table-cell office:value-type="float" office:value="4.91927198293663" calcext:value-type="float">
            <text:p>4.91927198293663</text:p>
          </table:table-cell>
          <table:table-cell office:value-type="float" office:value="675.0625" calcext:value-type="float">
            <text:p>675.0625</text:p>
          </table:table-cell>
          <table:table-cell office:value-type="float" office:value="4.50803128345751" calcext:value-type="float">
            <text:p>4.50803128345751</text:p>
          </table:table-cell>
          <table:table-cell office:value-type="float" office:value="670.61" calcext:value-type="float">
            <text:p>670.61</text:p>
          </table:table-cell>
          <table:table-cell office:value-type="float" office:value="681.47" calcext:value-type="float">
            <text:p>681.47</text:p>
          </table:table-cell>
          <table:table-cell office:value-type="float" office:value="1741.504" calcext:value-type="float">
            <text:p>1741.504</text:p>
          </table:table-cell>
          <table:table-cell office:value-type="float" office:value="14.201627927441" calcext:value-type="float">
            <text:p>14.201627927441</text:p>
          </table:table-cell>
          <table:table-cell office:value-type="float" office:value="216.73" calcext:value-type="float">
            <text:p>216.73</text:p>
          </table:table-cell>
          <table:table-cell office:value-type="float" office:value="10.2251547408186" calcext:value-type="float">
            <text:p>10.2251547408186</text:p>
          </table:table-cell>
          <table:table-cell office:value-type="float" office:value="66.91" calcext:value-type="float">
            <text:p>66.91</text:p>
          </table:table-cell>
          <table:table-cell office:value-type="float" office:value="13.8814871037121" calcext:value-type="float">
            <text:p>13.8814871037121</text:p>
          </table:table-cell>
          <table:table-cell office:value-type="float" office:value="1.65" calcext:value-type="float">
            <text:p>1.6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900" calcext:value-type="float">
            <text:p>1900</text:p>
          </table:table-cell>
          <table:table-cell office:value-type="float" office:value="127.22" calcext:value-type="float">
            <text:p>127.22</text:p>
          </table:table-cell>
          <table:table-cell office:value-type="float" office:value="5.78005645574323" calcext:value-type="float">
            <text:p>5.78005645574323</text:p>
          </table:table-cell>
          <table:table-cell office:value-type="float" office:value="841.7665" calcext:value-type="float">
            <text:p>841.7665</text:p>
          </table:table-cell>
          <table:table-cell office:value-type="float" office:value="2.9654701854938" calcext:value-type="float">
            <text:p>2.9654701854938</text:p>
          </table:table-cell>
          <table:table-cell office:value-type="float" office:value="830.3" calcext:value-type="float">
            <text:p>830.3</text:p>
          </table:table-cell>
          <table:table-cell office:value-type="float" office:value="845.75" calcext:value-type="float">
            <text:p>845.75</text:p>
          </table:table-cell>
          <table:table-cell office:value-type="float" office:value="1619.1565" calcext:value-type="float">
            <text:p>1619.1565</text:p>
          </table:table-cell>
          <table:table-cell office:value-type="float" office:value="8.10156532958126" calcext:value-type="float">
            <text:p>8.10156532958126</text:p>
          </table:table-cell>
          <table:table-cell office:value-type="float" office:value="726.42" calcext:value-type="float">
            <text:p>726.42</text:p>
          </table:table-cell>
          <table:table-cell office:value-type="float" office:value="7.54464606264115" calcext:value-type="float">
            <text:p>7.54464606264115</text:p>
          </table:table-cell>
          <table:table-cell office:value-type="float" office:value="179.68" calcext:value-type="float">
            <text:p>179.68</text:p>
          </table:table-cell>
          <table:table-cell office:value-type="float" office:value="4.16736695869479" calcext:value-type="float">
            <text:p>4.16736695869479</text:p>
          </table:table-cell>
          <table:table-cell office:value-type="float" office:value="1.75" calcext:value-type="float">
            <text:p>1.75</text:p>
          </table:table-cell>
          <table:table-cell office:value-type="float" office:value="0.550119604220181" calcext:value-type="float">
            <text:p>0.550119604220181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900" calcext:value-type="float">
            <text:p>1900</text:p>
          </table:table-cell>
          <table:table-cell office:value-type="float" office:value="132.535" calcext:value-type="float">
            <text:p>132.535</text:p>
          </table:table-cell>
          <table:table-cell office:value-type="float" office:value="5.54116413761585" calcext:value-type="float">
            <text:p>5.54116413761585</text:p>
          </table:table-cell>
          <table:table-cell office:value-type="float" office:value="532.6475" calcext:value-type="float">
            <text:p>532.6475</text:p>
          </table:table-cell>
          <table:table-cell office:value-type="float" office:value="3.11329048300653" calcext:value-type="float">
            <text:p>3.11329048300653</text:p>
          </table:table-cell>
          <table:table-cell office:value-type="float" office:value="528.53" calcext:value-type="float">
            <text:p>528.53</text:p>
          </table:table-cell>
          <table:table-cell office:value-type="float" office:value="537.47" calcext:value-type="float">
            <text:p>537.47</text:p>
          </table:table-cell>
          <table:table-cell office:value-type="float" office:value="1595.3" calcext:value-type="float">
            <text:p>1595.3</text:p>
          </table:table-cell>
          <table:table-cell office:value-type="float" office:value="12.4544521737156" calcext:value-type="float">
            <text:p>12.4544521737156</text:p>
          </table:table-cell>
          <table:table-cell office:value-type="float" office:value="1.355" calcext:value-type="float">
            <text:p>1.355</text:p>
          </table:table-cell>
          <table:table-cell office:value-type="float" office:value="6.05974421902443" calcext:value-type="float">
            <text:p>6.05974421902443</text:p>
          </table:table-cell>
          <table:table-cell office:value-type="float" office:value="1.29" calcext:value-type="float">
            <text:p>1.29</text:p>
          </table:table-cell>
          <table:table-cell office:value-type="float" office:value="5.76905538194946" calcext:value-type="float">
            <text:p>5.76905538194946</text:p>
          </table:table-cell>
          <table:table-cell office:value-type="float" office:value="1.3" calcext:value-type="float">
            <text:p>1.3</text:p>
          </table:table-cell>
          <table:table-cell office:value-type="float" office:value="0.470162345981627" calcext:value-type="float">
            <text:p>0.47016234598162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900" calcext:value-type="float">
            <text:p>1900</text:p>
          </table:table-cell>
          <table:table-cell office:value-type="float" office:value="131.1" calcext:value-type="float">
            <text:p>131.1</text:p>
          </table:table-cell>
          <table:table-cell office:value-type="float" office:value="5.10056756387798" calcext:value-type="float">
            <text:p>5.10056756387798</text:p>
          </table:table-cell>
          <table:table-cell office:value-type="float" office:value="474.672" calcext:value-type="float">
            <text:p>474.672</text:p>
          </table:table-cell>
          <table:table-cell office:value-type="float" office:value="1.68658047071895" calcext:value-type="float">
            <text:p>1.68658047071895</text:p>
          </table:table-cell>
          <table:table-cell office:value-type="float" office:value="471.33" calcext:value-type="float">
            <text:p>471.33</text:p>
          </table:table-cell>
          <table:table-cell office:value-type="float" office:value="477.66" calcext:value-type="float">
            <text:p>477.66</text:p>
          </table:table-cell>
          <table:table-cell office:value-type="float" office:value="1388.412" calcext:value-type="float">
            <text:p>1388.412</text:p>
          </table:table-cell>
          <table:table-cell office:value-type="float" office:value="5.05926102363407" calcext:value-type="float">
            <text:p>5.05926102363407</text:p>
          </table:table-cell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51041778553404" calcext:value-type="float">
            <text:p>0.51041778553404</text:p>
          </table:table-cell>
          <table:table-cell office:value-type="float" office:value="8.45" calcext:value-type="float">
            <text:p>8.45</text:p>
          </table:table-cell>
          <table:table-cell office:value-type="float" office:value="0.944513241388333" calcext:value-type="float">
            <text:p>0.9445132413883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900" calcext:value-type="float">
            <text:p>1900</text:p>
          </table:table-cell>
          <table:table-cell office:value-type="float" office:value="131.01" calcext:value-type="float">
            <text:p>131.01</text:p>
          </table:table-cell>
          <table:table-cell office:value-type="float" office:value="4.30811962889172" calcext:value-type="float">
            <text:p>4.30811962889172</text:p>
          </table:table-cell>
          <table:table-cell office:value-type="float" office:value="537.899" calcext:value-type="float">
            <text:p>537.899</text:p>
          </table:table-cell>
          <table:table-cell office:value-type="float" office:value="4.37676869511359" calcext:value-type="float">
            <text:p>4.37676869511359</text:p>
          </table:table-cell>
          <table:table-cell office:value-type="float" office:value="531.15" calcext:value-type="float">
            <text:p>531.15</text:p>
          </table:table-cell>
          <table:table-cell office:value-type="float" office:value="544.84" calcext:value-type="float">
            <text:p>544.84</text:p>
          </table:table-cell>
          <table:table-cell office:value-type="float" office:value="1595.132" calcext:value-type="float">
            <text:p>1595.132</text:p>
          </table:table-cell>
          <table:table-cell office:value-type="float" office:value="21.7811078448129" calcext:value-type="float">
            <text:p>21.7811078448129</text:p>
          </table:table-cell>
          <table:table-cell office:value-type="float" office:value="11.115" calcext:value-type="float">
            <text:p>11.115</text:p>
          </table:table-cell>
          <table:table-cell office:value-type="float" office:value="8.37120848975507" calcext:value-type="float">
            <text:p>8.37120848975507</text:p>
          </table:table-cell>
          <table:table-cell office:value-type="float" office:value="7.45" calcext:value-type="float">
            <text:p>7.45</text:p>
          </table:table-cell>
          <table:table-cell office:value-type="float" office:value="4.73980901236371" calcext:value-type="float">
            <text:p>4.73980901236371</text:p>
          </table:table-cell>
          <table:table-cell office:value-type="float" office:value="1.65" calcext:value-type="float">
            <text:p>1.6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900" calcext:value-type="float">
            <text:p>1900</text:p>
          </table:table-cell>
          <table:table-cell office:value-type="float" office:value="128.505" calcext:value-type="float">
            <text:p>128.505</text:p>
          </table:table-cell>
          <table:table-cell office:value-type="float" office:value="5.66563741942785" calcext:value-type="float">
            <text:p>5.66563741942785</text:p>
          </table:table-cell>
          <table:table-cell office:value-type="float" office:value="612.061" calcext:value-type="float">
            <text:p>612.061</text:p>
          </table:table-cell>
          <table:table-cell office:value-type="float" office:value="1.8089889586815" calcext:value-type="float">
            <text:p>1.8089889586815</text:p>
          </table:table-cell>
          <table:table-cell office:value-type="float" office:value="610.86" calcext:value-type="float">
            <text:p>610.86</text:p>
          </table:table-cell>
          <table:table-cell office:value-type="float" office:value="618.4" calcext:value-type="float">
            <text:p>618.4</text:p>
          </table:table-cell>
          <table:table-cell office:value-type="float" office:value="1758.9775" calcext:value-type="float">
            <text:p>1758.9775</text:p>
          </table:table-cell>
          <table:table-cell office:value-type="float" office:value="5.94912100981932" calcext:value-type="float">
            <text:p>5.94912100981932</text:p>
          </table:table-cell>
          <table:table-cell office:value-type="float" office:value="60.735" calcext:value-type="float">
            <text:p>60.735</text:p>
          </table:table-cell>
          <table:table-cell office:value-type="float" office:value="2.69781100348529" calcext:value-type="float">
            <text:p>2.69781100348529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" calcext:value-type="float">
            <text:p>22.9</text:p>
          </table:table-cell>
          <table:table-cell office:value-type="float" office:value="0.307793505625546" calcext:value-type="float">
            <text:p>0.30779350562554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900" calcext:value-type="float">
            <text:p>1900</text:p>
          </table:table-cell>
          <table:table-cell office:value-type="float" office:value="166.175" calcext:value-type="float">
            <text:p>166.175</text:p>
          </table:table-cell>
          <table:table-cell office:value-type="float" office:value="6.97211551373341" calcext:value-type="float">
            <text:p>6.97211551373341</text:p>
          </table:table-cell>
          <table:table-cell office:value-type="float" office:value="1196.969" calcext:value-type="float">
            <text:p>1196.969</text:p>
          </table:table-cell>
          <table:table-cell office:value-type="float" office:value="6.56925206028653" calcext:value-type="float">
            <text:p>6.56925206028653</text:p>
          </table:table-cell>
          <table:table-cell office:value-type="float" office:value="1179.85" calcext:value-type="float">
            <text:p>1179.85</text:p>
          </table:table-cell>
          <table:table-cell office:value-type="float" office:value="1211" calcext:value-type="float">
            <text:p>1211</text:p>
          </table:table-cell>
          <table:table-cell office:value-type="float" office:value="2288.7955" calcext:value-type="float">
            <text:p>2288.7955</text:p>
          </table:table-cell>
          <table:table-cell office:value-type="float" office:value="19.3767384890669" calcext:value-type="float">
            <text:p>19.3767384890669</text:p>
          </table:table-cell>
          <table:table-cell office:value-type="float" office:value="1051.47" calcext:value-type="float">
            <text:p>1051.47</text:p>
          </table:table-cell>
          <table:table-cell office:value-type="float" office:value="0.652202745358105" calcext:value-type="float">
            <text:p>0.652202745358105</text:p>
          </table:table-cell>
          <table:table-cell office:value-type="float" office:value="250.7" calcext:value-type="float">
            <text:p>250.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410391340834062" calcext:value-type="float">
            <text:p>0.410391340834062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900" calcext:value-type="float">
            <text:p>1900</text:p>
          </table:table-cell>
          <table:table-cell office:value-type="float" office:value="155.325" calcext:value-type="float">
            <text:p>155.325</text:p>
          </table:table-cell>
          <table:table-cell office:value-type="float" office:value="5.72546251866446" calcext:value-type="float">
            <text:p>5.72546251866446</text:p>
          </table:table-cell>
          <table:table-cell office:value-type="float" office:value="693.7025" calcext:value-type="float">
            <text:p>693.7025</text:p>
          </table:table-cell>
          <table:table-cell office:value-type="float" office:value="6.94796742333968" calcext:value-type="float">
            <text:p>6.94796742333968</text:p>
          </table:table-cell>
          <table:table-cell office:value-type="float" office:value="684.28" calcext:value-type="float">
            <text:p>684.28</text:p>
          </table:table-cell>
          <table:table-cell office:value-type="float" office:value="709.55" calcext:value-type="float">
            <text:p>709.55</text:p>
          </table:table-cell>
          <table:table-cell office:value-type="float" office:value="2064.797" calcext:value-type="float">
            <text:p>2064.797</text:p>
          </table:table-cell>
          <table:table-cell office:value-type="float" office:value="22.17744351932" calcext:value-type="float">
            <text:p>22.17744351932</text:p>
          </table:table-cell>
          <table:table-cell office:value-type="float" office:value="10.44" calcext:value-type="float">
            <text:p>10.44</text:p>
          </table:table-cell>
          <table:table-cell office:value-type="float" office:value="10.5695391524293" calcext:value-type="float">
            <text:p>10.5695391524293</text:p>
          </table:table-cell>
          <table:table-cell office:value-type="float" office:value="5.88" calcext:value-type="float">
            <text:p>5.88</text:p>
          </table:table-cell>
          <table:table-cell office:value-type="float" office:value="4.42357321630376" calcext:value-type="float">
            <text:p>4.42357321630376</text:p>
          </table:table-cell>
          <table:table-cell office:value-type="float" office:value="1.25" calcext:value-type="float">
            <text:p>1.25</text:p>
          </table:table-cell>
          <table:table-cell office:value-type="float" office:value="0.638666373658505" calcext:value-type="float">
            <text:p>0.63866637365850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900" calcext:value-type="float">
            <text:p>1900</text:p>
          </table:table-cell>
          <table:table-cell office:value-type="float" office:value="168.475" calcext:value-type="float">
            <text:p>168.475</text:p>
          </table:table-cell>
          <table:table-cell office:value-type="float" office:value="6.8339612462897" calcext:value-type="float">
            <text:p>6.8339612462897</text:p>
          </table:table-cell>
          <table:table-cell office:value-type="float" office:value="640.723" calcext:value-type="float">
            <text:p>640.723</text:p>
          </table:table-cell>
          <table:table-cell office:value-type="float" office:value="3.55435255781742" calcext:value-type="float">
            <text:p>3.55435255781742</text:p>
          </table:table-cell>
          <table:table-cell office:value-type="float" office:value="633.43" calcext:value-type="float">
            <text:p>633.43</text:p>
          </table:table-cell>
          <table:table-cell office:value-type="float" office:value="647.98" calcext:value-type="float">
            <text:p>647.98</text:p>
          </table:table-cell>
          <table:table-cell office:value-type="float" office:value="1861.9925" calcext:value-type="float">
            <text:p>1861.9925</text:p>
          </table:table-cell>
          <table:table-cell office:value-type="float" office:value="18.0585774560689" calcext:value-type="float">
            <text:p>18.0585774560689</text:p>
          </table:table-cell>
          <table:table-cell office:value-type="float" office:value="37.67" calcext:value-type="float">
            <text:p>37.67</text:p>
          </table:table-cell>
          <table:table-cell office:value-type="float" office:value="8.89382399551272" calcext:value-type="float">
            <text:p>8.89382399551272</text:p>
          </table:table-cell>
          <table:table-cell office:value-type="float" office:value="22.47" calcext:value-type="float">
            <text:p>22.47</text:p>
          </table:table-cell>
          <table:table-cell office:value-type="float" office:value="1.99765652176428" calcext:value-type="float">
            <text:p>1.99765652176428</text:p>
          </table:table-cell>
          <table:table-cell office:value-type="float" office:value="1.2" calcext:value-type="float">
            <text:p>1.2</text:p>
          </table:table-cell>
          <table:table-cell office:value-type="float" office:value="0.523148363780597" calcext:value-type="float">
            <text:p>0.52314836378059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900" calcext:value-type="float">
            <text:p>1900</text:p>
          </table:table-cell>
          <table:table-cell office:value-type="float" office:value="158.69" calcext:value-type="float">
            <text:p>158.69</text:p>
          </table:table-cell>
          <table:table-cell office:value-type="float" office:value="5.97079735484563" calcext:value-type="float">
            <text:p>5.97079735484563</text:p>
          </table:table-cell>
          <table:table-cell office:value-type="float" office:value="827.9555" calcext:value-type="float">
            <text:p>827.9555</text:p>
          </table:table-cell>
          <table:table-cell office:value-type="float" office:value="14.0252353296703" calcext:value-type="float">
            <text:p>14.0252353296703</text:p>
          </table:table-cell>
          <table:table-cell office:value-type="float" office:value="800.17" calcext:value-type="float">
            <text:p>800.17</text:p>
          </table:table-cell>
          <table:table-cell office:value-type="float" office:value="848.83" calcext:value-type="float">
            <text:p>848.83</text:p>
          </table:table-cell>
          <table:table-cell office:value-type="float" office:value="2003.8475" calcext:value-type="float">
            <text:p>2003.8475</text:p>
          </table:table-cell>
          <table:table-cell office:value-type="float" office:value="37.6990760566663" calcext:value-type="float">
            <text:p>37.6990760566663</text:p>
          </table:table-cell>
          <table:table-cell office:value-type="float" office:value="373.05" calcext:value-type="float">
            <text:p>373.05</text:p>
          </table:table-cell>
          <table:table-cell office:value-type="float" office:value="5.70747432389273" calcext:value-type="float">
            <text:p>5.70747432389273</text:p>
          </table:table-cell>
          <table:table-cell office:value-type="float" office:value="106.955" calcext:value-type="float">
            <text:p>106.955</text:p>
          </table:table-cell>
          <table:table-cell office:value-type="float" office:value="7.35666364597431" calcext:value-type="float">
            <text:p>7.35666364597431</text:p>
          </table:table-cell>
          <table:table-cell office:value-type="float" office:value="1.05" calcext:value-type="float">
            <text:p>1.05</text:p>
          </table:table-cell>
          <table:table-cell office:value-type="float" office:value="0.6048053188293" calcext:value-type="float">
            <text:p>0.60480531882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900" calcext:value-type="float">
            <text:p>1900</text:p>
          </table:table-cell>
          <table:table-cell office:value-type="float" office:value="163.74" calcext:value-type="float">
            <text:p>163.74</text:p>
          </table:table-cell>
          <table:table-cell office:value-type="float" office:value="6.65498625883353" calcext:value-type="float">
            <text:p>6.65498625883353</text:p>
          </table:table-cell>
          <table:table-cell office:value-type="float" office:value="691.515" calcext:value-type="float">
            <text:p>691.515</text:p>
          </table:table-cell>
          <table:table-cell office:value-type="float" office:value="4.19135890537714" calcext:value-type="float">
            <text:p>4.19135890537714</text:p>
          </table:table-cell>
          <table:table-cell office:value-type="float" office:value="682.77" calcext:value-type="float">
            <text:p>682.77</text:p>
          </table:table-cell>
          <table:table-cell office:value-type="float" office:value="701.29" calcext:value-type="float">
            <text:p>701.29</text:p>
          </table:table-cell>
          <table:table-cell office:value-type="float" office:value="2072.4545" calcext:value-type="float">
            <text:p>2072.4545</text:p>
          </table:table-cell>
          <table:table-cell office:value-type="float" office:value="12.8314410213432" calcext:value-type="float">
            <text:p>12.8314410213432</text:p>
          </table:table-cell>
          <table:table-cell office:value-type="float" office:value="1.23" calcext:value-type="float">
            <text:p>1.23</text:p>
          </table:table-cell>
          <table:table-cell office:value-type="float" office:value="1.58748394107087" calcext:value-type="float">
            <text:p>1.58748394107087</text:p>
          </table:table-cell>
          <table:table-cell office:value-type="float" office:value="0.855" calcext:value-type="float">
            <text:p>0.855</text:p>
          </table:table-cell>
          <table:table-cell office:value-type="float" office:value="1.04502581181922" calcext:value-type="float">
            <text:p>1.04502581181922</text:p>
          </table:table-cell>
          <table:table-cell office:value-type="float" office:value="1" calcext:value-type="float">
            <text:p>1</text:p>
          </table:table-cell>
          <table:table-cell office:value-type="float" office:value="0.458831467741124" calcext:value-type="float">
            <text:p>0.458831467741124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900" calcext:value-type="float">
            <text:p>1900</text:p>
          </table:table-cell>
          <table:table-cell office:value-type="float" office:value="169.505" calcext:value-type="float">
            <text:p>169.505</text:p>
          </table:table-cell>
          <table:table-cell office:value-type="float" office:value="6.95833275554152" calcext:value-type="float">
            <text:p>6.95833275554152</text:p>
          </table:table-cell>
          <table:table-cell office:value-type="float" office:value="727.487" calcext:value-type="float">
            <text:p>727.487</text:p>
          </table:table-cell>
          <table:table-cell office:value-type="float" office:value="6.27780560051797" calcext:value-type="float">
            <text:p>6.27780560051797</text:p>
          </table:table-cell>
          <table:table-cell office:value-type="float" office:value="712.11" calcext:value-type="float">
            <text:p>712.11</text:p>
          </table:table-cell>
          <table:table-cell office:value-type="float" office:value="734.58" calcext:value-type="float">
            <text:p>734.58</text:p>
          </table:table-cell>
          <table:table-cell office:value-type="float" office:value="2167.895" calcext:value-type="float">
            <text:p>2167.895</text:p>
          </table:table-cell>
          <table:table-cell office:value-type="float" office:value="19.6010452191767" calcext:value-type="float">
            <text:p>19.6010452191767</text:p>
          </table:table-cell>
          <table:table-cell office:value-type="float" office:value="10.755" calcext:value-type="float">
            <text:p>10.755</text:p>
          </table:table-cell>
          <table:table-cell office:value-type="float" office:value="2.40842272037116" calcext:value-type="float">
            <text:p>2.40842272037116</text:p>
          </table:table-cell>
          <table:table-cell office:value-type="float" office:value="3.83" calcext:value-type="float">
            <text:p>3.83</text:p>
          </table:table-cell>
          <table:table-cell office:value-type="float" office:value="0.40013155731321" calcext:value-type="float">
            <text:p>0.40013155731321</text:p>
          </table:table-cell>
          <table:table-cell office:value-type="float" office:value="1.25" calcext:value-type="float">
            <text:p>1.25</text:p>
          </table:table-cell>
          <table:table-cell office:value-type="float" office:value="0.444261658319319" calcext:value-type="float">
            <text:p>0.44426165831931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900" calcext:value-type="float">
            <text:p>1900</text:p>
          </table:table-cell>
          <table:table-cell office:value-type="float" office:value="175.32" calcext:value-type="float">
            <text:p>175.32</text:p>
          </table:table-cell>
          <table:table-cell office:value-type="float" office:value="7.03245109624323" calcext:value-type="float">
            <text:p>7.03245109624323</text:p>
          </table:table-cell>
          <table:table-cell office:value-type="float" office:value="592.972" calcext:value-type="float">
            <text:p>592.972</text:p>
          </table:table-cell>
          <table:table-cell office:value-type="float" office:value="5.09868569235971" calcext:value-type="float">
            <text:p>5.09868569235971</text:p>
          </table:table-cell>
          <table:table-cell office:value-type="float" office:value="585.58" calcext:value-type="float">
            <text:p>585.58</text:p>
          </table:table-cell>
          <table:table-cell office:value-type="float" office:value="600.93" calcext:value-type="float">
            <text:p>600.93</text:p>
          </table:table-cell>
          <table:table-cell office:value-type="float" office:value="1773.177" calcext:value-type="float">
            <text:p>1773.177</text:p>
          </table:table-cell>
          <table:table-cell office:value-type="float" office:value="14.2449437382274" calcext:value-type="float">
            <text:p>14.2449437382274</text:p>
          </table:table-cell>
          <table:table-cell office:value-type="float" office:value="3.58" calcext:value-type="float">
            <text:p>3.58</text:p>
          </table:table-cell>
          <table:table-cell office:value-type="float" office:value="6.70738791420169" calcext:value-type="float">
            <text:p>6.70738791420169</text:p>
          </table:table-cell>
          <table:table-cell office:value-type="float" office:value="2.175" calcext:value-type="float">
            <text:p>2.175</text:p>
          </table:table-cell>
          <table:table-cell office:value-type="float" office:value="3.74585736092834" calcext:value-type="float">
            <text:p>3.74585736092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900" calcext:value-type="float">
            <text:p>1900</text:p>
          </table:table-cell>
          <table:table-cell office:value-type="float" office:value="168.595" calcext:value-type="float">
            <text:p>168.595</text:p>
          </table:table-cell>
          <table:table-cell office:value-type="float" office:value="7.71406609963084" calcext:value-type="float">
            <text:p>7.71406609963084</text:p>
          </table:table-cell>
          <table:table-cell office:value-type="float" office:value="663.394" calcext:value-type="float">
            <text:p>663.394</text:p>
          </table:table-cell>
          <table:table-cell office:value-type="float" office:value="3.85056168151582" calcext:value-type="float">
            <text:p>3.85056168151582</text:p>
          </table:table-cell>
          <table:table-cell office:value-type="float" office:value="657.81" calcext:value-type="float">
            <text:p>657.81</text:p>
          </table:table-cell>
          <table:table-cell office:value-type="float" office:value="673.01" calcext:value-type="float">
            <text:p>673.01</text:p>
          </table:table-cell>
          <table:table-cell office:value-type="float" office:value="1987.427" calcext:value-type="float">
            <text:p>1987.427</text:p>
          </table:table-cell>
          <table:table-cell office:value-type="float" office:value="13.4463902806273" calcext:value-type="float">
            <text:p>13.4463902806273</text:p>
          </table:table-cell>
          <table:table-cell office:value-type="float" office:value="1.595" calcext:value-type="float">
            <text:p>1.595</text:p>
          </table:table-cell>
          <table:table-cell office:value-type="float" office:value="2.71864420544312" calcext:value-type="float">
            <text:p>2.71864420544312</text:p>
          </table:table-cell>
          <table:table-cell office:value-type="float" office:value="1.15" calcext:value-type="float">
            <text:p>1.15</text:p>
          </table:table-cell>
          <table:table-cell office:value-type="float" office:value="1.78664637328093" calcext:value-type="float">
            <text:p>1.78664637328093</text:p>
          </table:table-cell>
          <table:table-cell office:value-type="float" office:value="1.45" calcext:value-type="float">
            <text:p>1.45</text:p>
          </table:table-cell>
          <table:table-cell office:value-type="float" office:value="0.51041778553404" calcext:value-type="float">
            <text:p>0.51041778553404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900" calcext:value-type="float">
            <text:p>1900</text:p>
          </table:table-cell>
          <table:table-cell office:value-type="float" office:value="162.415" calcext:value-type="float">
            <text:p>162.415</text:p>
          </table:table-cell>
          <table:table-cell office:value-type="float" office:value="5.60603762873001" calcext:value-type="float">
            <text:p>5.60603762873001</text:p>
          </table:table-cell>
          <table:table-cell office:value-type="float" office:value="711.916" calcext:value-type="float">
            <text:p>711.916</text:p>
          </table:table-cell>
          <table:table-cell office:value-type="float" office:value="11.5824328868743" calcext:value-type="float">
            <text:p>11.5824328868743</text:p>
          </table:table-cell>
          <table:table-cell office:value-type="float" office:value="692.93" calcext:value-type="float">
            <text:p>692.93</text:p>
          </table:table-cell>
          <table:table-cell office:value-type="float" office:value="736.3" calcext:value-type="float">
            <text:p>736.3</text:p>
          </table:table-cell>
          <table:table-cell office:value-type="float" office:value="2118.2965" calcext:value-type="float">
            <text:p>2118.2965</text:p>
          </table:table-cell>
          <table:table-cell office:value-type="float" office:value="43.4409431266961" calcext:value-type="float">
            <text:p>43.4409431266961</text:p>
          </table:table-cell>
          <table:table-cell office:value-type="float" office:value="12.245" calcext:value-type="float">
            <text:p>12.245</text:p>
          </table:table-cell>
          <table:table-cell office:value-type="float" office:value="13.3337117270868" calcext:value-type="float">
            <text:p>13.3337117270868</text:p>
          </table:table-cell>
          <table:table-cell office:value-type="float" office:value="5.22" calcext:value-type="float">
            <text:p>5.22</text:p>
          </table:table-cell>
          <table:table-cell office:value-type="float" office:value="4.66640851416297" calcext:value-type="float">
            <text:p>4.66640851416297</text:p>
          </table:table-cell>
          <table:table-cell office:value-type="float" office:value="1.1" calcext:value-type="float">
            <text:p>1.1</text:p>
          </table:table-cell>
          <table:table-cell office:value-type="float" office:value="0.447213595499958" calcext:value-type="float">
            <text:p>0.447213595499958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900" calcext:value-type="float">
            <text:p>1900</text:p>
          </table:table-cell>
          <table:table-cell office:value-type="float" office:value="155.165" calcext:value-type="float">
            <text:p>155.165</text:p>
          </table:table-cell>
          <table:table-cell office:value-type="float" office:value="6.38091521236322" calcext:value-type="float">
            <text:p>6.38091521236322</text:p>
          </table:table-cell>
          <table:table-cell office:value-type="float" office:value="1225.404" calcext:value-type="float">
            <text:p>1225.404</text:p>
          </table:table-cell>
          <table:table-cell office:value-type="float" office:value="19.8311916461231" calcext:value-type="float">
            <text:p>19.8311916461231</text:p>
          </table:table-cell>
          <table:table-cell office:value-type="float" office:value="1201.68" calcext:value-type="float">
            <text:p>1201.68</text:p>
          </table:table-cell>
          <table:table-cell office:value-type="float" office:value="1287.58" calcext:value-type="float">
            <text:p>1287.58</text:p>
          </table:table-cell>
          <table:table-cell office:value-type="float" office:value="2529.1875" calcext:value-type="float">
            <text:p>2529.1875</text:p>
          </table:table-cell>
          <table:table-cell office:value-type="float" office:value="32.5819985615241" calcext:value-type="float">
            <text:p>32.5819985615241</text:p>
          </table:table-cell>
          <table:table-cell office:value-type="float" office:value="996.875" calcext:value-type="float">
            <text:p>996.875</text:p>
          </table:table-cell>
          <table:table-cell office:value-type="float" office:value="31.8537426537704" calcext:value-type="float">
            <text:p>31.8537426537704</text:p>
          </table:table-cell>
          <table:table-cell office:value-type="float" office:value="150.165" calcext:value-type="float">
            <text:p>150.165</text:p>
          </table:table-cell>
          <table:table-cell office:value-type="float" office:value="29.46455988936" calcext:value-type="float">
            <text:p>29.46455988936</text:p>
          </table:table-cell>
          <table:table-cell office:value-type="float" office:value="0.9" calcext:value-type="float">
            <text:p>0.9</text:p>
          </table:table-cell>
          <table:table-cell office:value-type="float" office:value="0.447213595499958" calcext:value-type="float">
            <text:p>0.447213595499958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900" calcext:value-type="float">
            <text:p>1900</text:p>
          </table:table-cell>
          <table:table-cell office:value-type="float" office:value="217.9" calcext:value-type="float">
            <text:p>217.9</text:p>
          </table:table-cell>
          <table:table-cell office:value-type="float" office:value="6.66325351224318" calcext:value-type="float">
            <text:p>6.66325351224318</text:p>
          </table:table-cell>
          <table:table-cell office:value-type="float" office:value="1334.225" calcext:value-type="float">
            <text:p>1334.225</text:p>
          </table:table-cell>
          <table:table-cell office:value-type="float" office:value="10.039612856868" calcext:value-type="float">
            <text:p>10.039612856868</text:p>
          </table:table-cell>
          <table:table-cell office:value-type="float" office:value="1318.89" calcext:value-type="float">
            <text:p>1318.89</text:p>
          </table:table-cell>
          <table:table-cell office:value-type="float" office:value="1353.43" calcext:value-type="float">
            <text:p>1353.43</text:p>
          </table:table-cell>
          <table:table-cell office:value-type="float" office:value="2739.928" calcext:value-type="float">
            <text:p>2739.928</text:p>
          </table:table-cell>
          <table:table-cell office:value-type="float" office:value="31.9350437112916" calcext:value-type="float">
            <text:p>31.9350437112916</text:p>
          </table:table-cell>
          <table:table-cell office:value-type="float" office:value="1038.865" calcext:value-type="float">
            <text:p>1038.865</text:p>
          </table:table-cell>
          <table:table-cell office:value-type="float" office:value="8.57273984330871" calcext:value-type="float">
            <text:p>8.57273984330871</text:p>
          </table:table-cell>
          <table:table-cell office:value-type="float" office:value="223.9" calcext:value-type="float">
            <text:p>223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470162345981627" calcext:value-type="float">
            <text:p>0.47016234598162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900" calcext:value-type="float">
            <text:p>1900</text:p>
          </table:table-cell>
          <table:table-cell office:value-type="float" office:value="216.35" calcext:value-type="float">
            <text:p>216.35</text:p>
          </table:table-cell>
          <table:table-cell office:value-type="float" office:value="7.17103090291252" calcext:value-type="float">
            <text:p>7.17103090291252</text:p>
          </table:table-cell>
          <table:table-cell office:value-type="float" office:value="846.402" calcext:value-type="float">
            <text:p>846.402</text:p>
          </table:table-cell>
          <table:table-cell office:value-type="float" office:value="15.2999723425963" calcext:value-type="float">
            <text:p>15.2999723425963</text:p>
          </table:table-cell>
          <table:table-cell office:value-type="float" office:value="824.18" calcext:value-type="float">
            <text:p>824.18</text:p>
          </table:table-cell>
          <table:table-cell office:value-type="float" office:value="872.54" calcext:value-type="float">
            <text:p>872.54</text:p>
          </table:table-cell>
          <table:table-cell office:value-type="float" office:value="2532.845" calcext:value-type="float">
            <text:p>2532.845</text:p>
          </table:table-cell>
          <table:table-cell office:value-type="float" office:value="43.9744914694872" calcext:value-type="float">
            <text:p>43.9744914694872</text:p>
          </table:table-cell>
          <table:table-cell office:value-type="float" office:value="4.03" calcext:value-type="float">
            <text:p>4.03</text:p>
          </table:table-cell>
          <table:table-cell office:value-type="float" office:value="5.14802977131211" calcext:value-type="float">
            <text:p>5.14802977131211</text:p>
          </table:table-cell>
          <table:table-cell office:value-type="float" office:value="2.31" calcext:value-type="float">
            <text:p>2.31</text:p>
          </table:table-cell>
          <table:table-cell office:value-type="float" office:value="2.85821070270416" calcext:value-type="float">
            <text:p>2.85821070270416</text:p>
          </table:table-cell>
          <table:table-cell office:value-type="float" office:value="0.8" calcext:value-type="float">
            <text:p>0.8</text:p>
          </table:table-cell>
          <table:table-cell office:value-type="float" office:value="0.523148363780597" calcext:value-type="float">
            <text:p>0.52314836378059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900" calcext:value-type="float">
            <text:p>1900</text:p>
          </table:table-cell>
          <table:table-cell office:value-type="float" office:value="214.39" calcext:value-type="float">
            <text:p>214.39</text:p>
          </table:table-cell>
          <table:table-cell office:value-type="float" office:value="7.59535176414184" calcext:value-type="float">
            <text:p>7.59535176414184</text:p>
          </table:table-cell>
          <table:table-cell office:value-type="float" office:value="795.124" calcext:value-type="float">
            <text:p>795.124</text:p>
          </table:table-cell>
          <table:table-cell office:value-type="float" office:value="6.70522529940563" calcext:value-type="float">
            <text:p>6.70522529940563</text:p>
          </table:table-cell>
          <table:table-cell office:value-type="float" office:value="785.1" calcext:value-type="float">
            <text:p>785.1</text:p>
          </table:table-cell>
          <table:table-cell office:value-type="float" office:value="817.51" calcext:value-type="float">
            <text:p>817.51</text:p>
          </table:table-cell>
          <table:table-cell office:value-type="float" office:value="2371.283" calcext:value-type="float">
            <text:p>2371.283</text:p>
          </table:table-cell>
          <table:table-cell office:value-type="float" office:value="25.2844141923959" calcext:value-type="float">
            <text:p>25.2844141923959</text:p>
          </table:table-cell>
          <table:table-cell office:value-type="float" office:value="8.7" calcext:value-type="float">
            <text:p>8.7</text:p>
          </table:table-cell>
          <table:table-cell office:value-type="float" office:value="6.53226808358242" calcext:value-type="float">
            <text:p>6.53226808358242</text:p>
          </table:table-cell>
          <table:table-cell office:value-type="float" office:value="5.39" calcext:value-type="float">
            <text:p>5.39</text:p>
          </table:table-cell>
          <table:table-cell office:value-type="float" office:value="4.16652069919761" calcext:value-type="float">
            <text:p>4.166520699197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1900" calcext:value-type="float">
            <text:p>1900</text:p>
          </table:table-cell>
          <table:table-cell office:value-type="float" office:value="220.065" calcext:value-type="float">
            <text:p>220.065</text:p>
          </table:table-cell>
          <table:table-cell office:value-type="float" office:value="7.74788765780033" calcext:value-type="float">
            <text:p>7.74788765780033</text:p>
          </table:table-cell>
          <table:table-cell office:value-type="float" office:value="719.591" calcext:value-type="float">
            <text:p>719.591</text:p>
          </table:table-cell>
          <table:table-cell office:value-type="float" office:value="8.71207685674861" calcext:value-type="float">
            <text:p>8.71207685674861</text:p>
          </table:table-cell>
          <table:table-cell office:value-type="float" office:value="703.11" calcext:value-type="float">
            <text:p>703.11</text:p>
          </table:table-cell>
          <table:table-cell office:value-type="float" office:value="736.62" calcext:value-type="float">
            <text:p>736.62</text:p>
          </table:table-cell>
          <table:table-cell office:value-type="float" office:value="2150.391" calcext:value-type="float">
            <text:p>2150.391</text:p>
          </table:table-cell>
          <table:table-cell office:value-type="float" office:value="28.3803273042214" calcext:value-type="float">
            <text:p>28.3803273042214</text:p>
          </table:table-cell>
          <table:table-cell office:value-type="float" office:value="5.19" calcext:value-type="float">
            <text:p>5.19</text:p>
          </table:table-cell>
          <table:table-cell office:value-type="float" office:value="2.19542586685183" calcext:value-type="float">
            <text:p>2.19542586685183</text:p>
          </table:table-cell>
          <table:table-cell office:value-type="float" office:value="3.175" calcext:value-type="float">
            <text:p>3.175</text:p>
          </table:table-cell>
          <table:table-cell office:value-type="float" office:value="1.43705656776182" calcext:value-type="float">
            <text:p>1.43705656776182</text:p>
          </table:table-cell>
          <table:table-cell office:value-type="float" office:value="0.9" calcext:value-type="float">
            <text:p>0.9</text:p>
          </table:table-cell>
          <table:table-cell office:value-type="float" office:value="0.447213595499958" calcext:value-type="float">
            <text:p>0.447213595499958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900" calcext:value-type="float">
            <text:p>1900</text:p>
          </table:table-cell>
          <table:table-cell office:value-type="float" office:value="215.2" calcext:value-type="float">
            <text:p>215.2</text:p>
          </table:table-cell>
          <table:table-cell office:value-type="float" office:value="6.52702882352743" calcext:value-type="float">
            <text:p>6.52702882352743</text:p>
          </table:table-cell>
          <table:table-cell office:value-type="float" office:value="777.3795" calcext:value-type="float">
            <text:p>777.3795</text:p>
          </table:table-cell>
          <table:table-cell office:value-type="float" office:value="10.685121714451" calcext:value-type="float">
            <text:p>10.685121714451</text:p>
          </table:table-cell>
          <table:table-cell office:value-type="float" office:value="760.49" calcext:value-type="float">
            <text:p>760.49</text:p>
          </table:table-cell>
          <table:table-cell office:value-type="float" office:value="804.86" calcext:value-type="float">
            <text:p>804.86</text:p>
          </table:table-cell>
          <table:table-cell office:value-type="float" office:value="2324.2505" calcext:value-type="float">
            <text:p>2324.2505</text:p>
          </table:table-cell>
          <table:table-cell office:value-type="float" office:value="34.9044419545406" calcext:value-type="float">
            <text:p>34.9044419545406</text:p>
          </table:table-cell>
          <table:table-cell office:value-type="float" office:value="4.195" calcext:value-type="float">
            <text:p>4.195</text:p>
          </table:table-cell>
          <table:table-cell office:value-type="float" office:value="5.15450492798596" calcext:value-type="float">
            <text:p>5.15450492798596</text:p>
          </table:table-cell>
          <table:table-cell office:value-type="float" office:value="3.68" calcext:value-type="float">
            <text:p>3.68</text:p>
          </table:table-cell>
          <table:table-cell office:value-type="float" office:value="4.92807211157082" calcext:value-type="float">
            <text:p>4.92807211157082</text:p>
          </table:table-cell>
          <table:table-cell office:value-type="float" office:value="0.9" calcext:value-type="float">
            <text:p>0.9</text:p>
          </table:table-cell>
          <table:table-cell office:value-type="float" office:value="0.447213595499958" calcext:value-type="float">
            <text:p>0.447213595499958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900" calcext:value-type="float">
            <text:p>1900</text:p>
          </table:table-cell>
          <table:table-cell office:value-type="float" office:value="220.59" calcext:value-type="float">
            <text:p>220.59</text:p>
          </table:table-cell>
          <table:table-cell office:value-type="float" office:value="7.90475539752729" calcext:value-type="float">
            <text:p>7.90475539752729</text:p>
          </table:table-cell>
          <table:table-cell office:value-type="float" office:value="789.17" calcext:value-type="float">
            <text:p>789.17</text:p>
          </table:table-cell>
          <table:table-cell office:value-type="float" office:value="8.38811502569024" calcext:value-type="float">
            <text:p>8.38811502569024</text:p>
          </table:table-cell>
          <table:table-cell office:value-type="float" office:value="772.09" calcext:value-type="float">
            <text:p>772.09</text:p>
          </table:table-cell>
          <table:table-cell office:value-type="float" office:value="804.28" calcext:value-type="float">
            <text:p>804.28</text:p>
          </table:table-cell>
          <table:table-cell office:value-type="float" office:value="2360.0865" calcext:value-type="float">
            <text:p>2360.0865</text:p>
          </table:table-cell>
          <table:table-cell office:value-type="float" office:value="25.8998606529476" calcext:value-type="float">
            <text:p>25.8998606529476</text:p>
          </table:table-cell>
          <table:table-cell office:value-type="float" office:value="4.1" calcext:value-type="float">
            <text:p>4.1</text:p>
          </table:table-cell>
          <table:table-cell office:value-type="float" office:value="4.14576511889574" calcext:value-type="float">
            <text:p>4.14576511889574</text:p>
          </table:table-cell>
          <table:table-cell office:value-type="float" office:value="3.33" calcext:value-type="float">
            <text:p>3.33</text:p>
          </table:table-cell>
          <table:table-cell office:value-type="float" office:value="3.17889421356745" calcext:value-type="float">
            <text:p>3.17889421356745</text:p>
          </table:table-cell>
          <table:table-cell office:value-type="float" office:value="0.9" calcext:value-type="float">
            <text:p>0.9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360679774997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1900" calcext:value-type="float">
            <text:p>1900</text:p>
          </table:table-cell>
          <table:table-cell office:value-type="float" office:value="229.395" calcext:value-type="float">
            <text:p>229.395</text:p>
          </table:table-cell>
          <table:table-cell office:value-type="float" office:value="6.61254589079688" calcext:value-type="float">
            <text:p>6.61254589079688</text:p>
          </table:table-cell>
          <table:table-cell office:value-type="float" office:value="718.6635" calcext:value-type="float">
            <text:p>718.6635</text:p>
          </table:table-cell>
          <table:table-cell office:value-type="float" office:value="6.44600674020257" calcext:value-type="float">
            <text:p>6.44600674020257</text:p>
          </table:table-cell>
          <table:table-cell office:value-type="float" office:value="705.85" calcext:value-type="float">
            <text:p>705.85</text:p>
          </table:table-cell>
          <table:table-cell office:value-type="float" office:value="730.97" calcext:value-type="float">
            <text:p>730.97</text:p>
          </table:table-cell>
          <table:table-cell office:value-type="float" office:value="2152.9035" calcext:value-type="float">
            <text:p>2152.9035</text:p>
          </table:table-cell>
          <table:table-cell office:value-type="float" office:value="21.0529471058592" calcext:value-type="float">
            <text:p>21.0529471058592</text:p>
          </table:table-cell>
          <table:table-cell office:value-type="float" office:value="1.87" calcext:value-type="float">
            <text:p>1.87</text:p>
          </table:table-cell>
          <table:table-cell office:value-type="float" office:value="3.54788298626245" calcext:value-type="float">
            <text:p>3.54788298626245</text:p>
          </table:table-cell>
          <table:table-cell office:value-type="float" office:value="1.195" calcext:value-type="float">
            <text:p>1.195</text:p>
          </table:table-cell>
          <table:table-cell office:value-type="float" office:value="1.84604128368047" calcext:value-type="float">
            <text:p>1.84604128368047</text:p>
          </table:table-cell>
          <table:table-cell office:value-type="float" office:value="0.95" calcext:value-type="float">
            <text:p>0.95</text:p>
          </table:table-cell>
          <table:table-cell office:value-type="float" office:value="0.394034462826206" calcext:value-type="float">
            <text:p>0.39403446282620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1900" calcext:value-type="float">
            <text:p>1900</text:p>
          </table:table-cell>
          <table:table-cell office:value-type="float" office:value="215.46" calcext:value-type="float">
            <text:p>215.46</text:p>
          </table:table-cell>
          <table:table-cell office:value-type="float" office:value="4.40984544424238" calcext:value-type="float">
            <text:p>4.40984544424238</text:p>
          </table:table-cell>
          <table:table-cell office:value-type="float" office:value="744.8185" calcext:value-type="float">
            <text:p>744.8185</text:p>
          </table:table-cell>
          <table:table-cell office:value-type="float" office:value="9.32744071346251" calcext:value-type="float">
            <text:p>9.32744071346251</text:p>
          </table:table-cell>
          <table:table-cell office:value-type="float" office:value="725.62" calcext:value-type="float">
            <text:p>725.62</text:p>
          </table:table-cell>
          <table:table-cell office:value-type="float" office:value="765.32" calcext:value-type="float">
            <text:p>765.32</text:p>
          </table:table-cell>
          <table:table-cell office:value-type="float" office:value="2224.8565" calcext:value-type="float">
            <text:p>2224.8565</text:p>
          </table:table-cell>
          <table:table-cell office:value-type="float" office:value="27.9413774054857" calcext:value-type="float">
            <text:p>27.9413774054857</text:p>
          </table:table-cell>
          <table:table-cell office:value-type="float" office:value="6.09" calcext:value-type="float">
            <text:p>6.09</text:p>
          </table:table-cell>
          <table:table-cell office:value-type="float" office:value="4.4556173888463" calcext:value-type="float">
            <text:p>4.4556173888463</text:p>
          </table:table-cell>
          <table:table-cell office:value-type="float" office:value="3.5" calcext:value-type="float">
            <text:p>3.5</text:p>
          </table:table-cell>
          <table:table-cell office:value-type="float" office:value="2.27063635875149" calcext:value-type="float">
            <text:p>2.27063635875149</text:p>
          </table:table-cell>
          <table:table-cell office:value-type="float" office:value="0.95" calcext:value-type="float">
            <text:p>0.95</text:p>
          </table:table-cell>
          <table:table-cell office:value-type="float" office:value="0.223606797749979" calcext:value-type="float">
            <text:p>0.22360679774997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1900" calcext:value-type="float">
            <text:p>1900</text:p>
          </table:table-cell>
          <table:table-cell office:value-type="float" office:value="211.47" calcext:value-type="float">
            <text:p>211.47</text:p>
          </table:table-cell>
          <table:table-cell office:value-type="float" office:value="7.71131089954709" calcext:value-type="float">
            <text:p>7.71131089954709</text:p>
          </table:table-cell>
          <table:table-cell office:value-type="float" office:value="917.2765" calcext:value-type="float">
            <text:p>917.2765</text:p>
          </table:table-cell>
          <table:table-cell office:value-type="float" office:value="16.7660506836379" calcext:value-type="float">
            <text:p>16.7660506836379</text:p>
          </table:table-cell>
          <table:table-cell office:value-type="float" office:value="877.08" calcext:value-type="float">
            <text:p>877.08</text:p>
          </table:table-cell>
          <table:table-cell office:value-type="float" office:value="943.36" calcext:value-type="float">
            <text:p>943.36</text:p>
          </table:table-cell>
          <table:table-cell office:value-type="float" office:value="2736.056" calcext:value-type="float">
            <text:p>2736.056</text:p>
          </table:table-cell>
          <table:table-cell office:value-type="float" office:value="50.7741886768216" calcext:value-type="float">
            <text:p>50.7741886768216</text:p>
          </table:table-cell>
          <table:table-cell office:value-type="float" office:value="10.595" calcext:value-type="float">
            <text:p>10.595</text:p>
          </table:table-cell>
          <table:table-cell office:value-type="float" office:value="6.33041738043601" calcext:value-type="float">
            <text:p>6.33041738043601</text:p>
          </table:table-cell>
          <table:table-cell office:value-type="float" office:value="5.17" calcext:value-type="float">
            <text:p>5.17</text:p>
          </table:table-cell>
          <table:table-cell office:value-type="float" office:value="2.52817804169847" calcext:value-type="float">
            <text:p>2.52817804169847</text:p>
          </table:table-cell>
          <table:table-cell office:value-type="float" office:value="0.8" calcext:value-type="float">
            <text:p>0.8</text:p>
          </table:table-cell>
          <table:table-cell office:value-type="float" office:value="0.410391340834062" calcext:value-type="float">
            <text:p>0.410391340834062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1900" calcext:value-type="float">
            <text:p>1900</text:p>
          </table:table-cell>
          <table:table-cell office:value-type="float" office:value="217.215" calcext:value-type="float">
            <text:p>217.215</text:p>
          </table:table-cell>
          <table:table-cell office:value-type="float" office:value="7.64999312005194" calcext:value-type="float">
            <text:p>7.64999312005194</text:p>
          </table:table-cell>
          <table:table-cell office:value-type="float" office:value="829.146" calcext:value-type="float">
            <text:p>829.146</text:p>
          </table:table-cell>
          <table:table-cell office:value-type="float" office:value="9.63930735664081" calcext:value-type="float">
            <text:p>9.63930735664081</text:p>
          </table:table-cell>
          <table:table-cell office:value-type="float" office:value="814.97" calcext:value-type="float">
            <text:p>814.97</text:p>
          </table:table-cell>
          <table:table-cell office:value-type="float" office:value="858.35" calcext:value-type="float">
            <text:p>858.35</text:p>
          </table:table-cell>
          <table:table-cell office:value-type="float" office:value="2469.0265" calcext:value-type="float">
            <text:p>2469.0265</text:p>
          </table:table-cell>
          <table:table-cell office:value-type="float" office:value="31.5089080595514" calcext:value-type="float">
            <text:p>31.5089080595514</text:p>
          </table:table-cell>
          <table:table-cell office:value-type="float" office:value="12.06" calcext:value-type="float">
            <text:p>12.06</text:p>
          </table:table-cell>
          <table:table-cell office:value-type="float" office:value="11.0905554889118" calcext:value-type="float">
            <text:p>11.0905554889118</text:p>
          </table:table-cell>
          <table:table-cell office:value-type="float" office:value="6.345" calcext:value-type="float">
            <text:p>6.345</text:p>
          </table:table-cell>
          <table:table-cell office:value-type="float" office:value="4.71743407060727" calcext:value-type="float">
            <text:p>4.71743407060727</text:p>
          </table:table-cell>
          <table:table-cell office:value-type="float" office:value="0.7" calcext:value-type="float">
            <text:p>0.7</text:p>
          </table:table-cell>
          <table:table-cell office:value-type="float" office:value="0.57124057057748" calcext:value-type="float">
            <text:p>0.57124057057748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900" calcext:value-type="float">
            <text:p>1900</text:p>
          </table:table-cell>
          <table:table-cell office:value-type="float" office:value="528.29" calcext:value-type="float">
            <text:p>528.29</text:p>
          </table:table-cell>
          <table:table-cell office:value-type="float" office:value="16.2725438764357" calcext:value-type="float">
            <text:p>16.2725438764357</text:p>
          </table:table-cell>
          <table:table-cell office:value-type="float" office:value="1374.1145" calcext:value-type="float">
            <text:p>1374.1145</text:p>
          </table:table-cell>
          <table:table-cell office:value-type="float" office:value="17.3014533843411" calcext:value-type="float">
            <text:p>17.3014533843411</text:p>
          </table:table-cell>
          <table:table-cell office:value-type="float" office:value="1342.08" calcext:value-type="float">
            <text:p>1342.08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4097.9765" calcext:value-type="float">
            <text:p>4097.9765</text:p>
          </table:table-cell>
          <table:table-cell office:value-type="float" office:value="58.796034262525" calcext:value-type="float">
            <text:p>58.796034262525</text:p>
          </table:table-cell>
          <table:table-cell office:value-type="float" office:value="16.885" calcext:value-type="float">
            <text:p>16.885</text:p>
          </table:table-cell>
          <table:table-cell office:value-type="float" office:value="11.1453684031577" calcext:value-type="float">
            <text:p>11.1453684031577</text:p>
          </table:table-cell>
          <table:table-cell office:value-type="float" office:value="7.475" calcext:value-type="float">
            <text:p>7.475</text:p>
          </table:table-cell>
          <table:table-cell office:value-type="float" office:value="4.38500735161119" calcext:value-type="float">
            <text:p>4.38500735161119</text:p>
          </table:table-cell>
          <table:table-cell office:value-type="float" office:value="0.45" calcext:value-type="float">
            <text:p>0.45</text:p>
          </table:table-cell>
          <table:table-cell office:value-type="float" office:value="0.51041778553404" calcext:value-type="float">
            <text:p>0.51041778553404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900" calcext:value-type="float">
            <text:p>1900</text:p>
          </table:table-cell>
          <table:table-cell office:value-type="float" office:value="555.842105263158" calcext:value-type="float">
            <text:p>555.842105263158</text:p>
          </table:table-cell>
          <table:table-cell office:value-type="float" office:value="18.0257629146444" calcext:value-type="float">
            <text:p>18.0257629146444</text:p>
          </table:table-cell>
          <table:table-cell office:value-type="float" office:value="1324.05315789474" calcext:value-type="float">
            <text:p>1324.05315789474</text:p>
          </table:table-cell>
          <table:table-cell office:value-type="float" office:value="15.9874503048942" calcext:value-type="float">
            <text:p>15.9874503048942</text:p>
          </table:table-cell>
          <table:table-cell office:value-type="float" office:value="1296.03" calcext:value-type="float">
            <text:p>1296.03</text:p>
          </table:table-cell>
          <table:table-cell office:value-type="float" office:value="1347.74" calcext:value-type="float">
            <text:p>1347.74</text:p>
          </table:table-cell>
          <table:table-cell office:value-type="float" office:value="3954.39631578947" calcext:value-type="float">
            <text:p>3954.39631578947</text:p>
          </table:table-cell>
          <table:table-cell office:value-type="float" office:value="53.8056314907367" calcext:value-type="float">
            <text:p>53.8056314907367</text:p>
          </table:table-cell>
          <table:table-cell office:value-type="float" office:value="12.6210526315789" calcext:value-type="float">
            <text:p>12.6210526315789</text:p>
          </table:table-cell>
          <table:table-cell office:value-type="float" office:value="8.44601016571128" calcext:value-type="float">
            <text:p>8.44601016571128</text:p>
          </table:table-cell>
          <table:table-cell office:value-type="float" office:value="5.1421052631579" calcext:value-type="float">
            <text:p>5.1421052631579</text:p>
          </table:table-cell>
          <table:table-cell office:value-type="float" office:value="3.27843387228883" calcext:value-type="float">
            <text:p>3.27843387228883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452413928358864" calcext:value-type="float">
            <text:p>0.452413928358864</text:p>
          </table:table-cell>
          <table:table-cell office:value-type="float" office:value="8.52631578947369" calcext:value-type="float">
            <text:p>8.52631578947369</text:p>
          </table:table-cell>
          <table:table-cell office:value-type="float" office:value="0.904827856717728" calcext:value-type="float">
            <text:p>0.904827856717728</text:p>
          </table:table-cell>
          <table:table-cell office:value-type="float" office:value="22.9473684210526" calcext:value-type="float">
            <text:p>22.9473684210526</text:p>
          </table:table-cell>
          <table:table-cell office:value-type="float" office:value="0.229415733870562" calcext:value-type="float">
            <text:p>0.229415733870562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900" calcext:value-type="float">
            <text:p>1900</text:p>
          </table:table-cell>
          <table:table-cell office:value-type="float" office:value="541.065" calcext:value-type="float">
            <text:p>541.065</text:p>
          </table:table-cell>
          <table:table-cell office:value-type="float" office:value="17.8694468738948" calcext:value-type="float">
            <text:p>17.8694468738948</text:p>
          </table:table-cell>
          <table:table-cell office:value-type="float" office:value="1228.356" calcext:value-type="float">
            <text:p>1228.356</text:p>
          </table:table-cell>
          <table:table-cell office:value-type="float" office:value="13.565741060713" calcext:value-type="float">
            <text:p>13.565741060713</text:p>
          </table:table-cell>
          <table:table-cell office:value-type="float" office:value="1201.14" calcext:value-type="float">
            <text:p>1201.14</text:p>
          </table:table-cell>
          <table:table-cell office:value-type="float" office:value="1255.92" calcext:value-type="float">
            <text:p>1255.92</text:p>
          </table:table-cell>
          <table:table-cell office:value-type="float" office:value="3669.8685" calcext:value-type="float">
            <text:p>3669.8685</text:p>
          </table:table-cell>
          <table:table-cell office:value-type="float" office:value="42.3286536365641" calcext:value-type="float">
            <text:p>42.3286536365641</text:p>
          </table:table-cell>
          <table:table-cell office:value-type="float" office:value="10.9" calcext:value-type="float">
            <text:p>10.9</text:p>
          </table:table-cell>
          <table:table-cell office:value-type="float" office:value="7.65382601262786" calcext:value-type="float">
            <text:p>7.65382601262786</text:p>
          </table:table-cell>
          <table:table-cell office:value-type="float" office:value="4.29" calcext:value-type="float">
            <text:p>4.29</text:p>
          </table:table-cell>
          <table:table-cell office:value-type="float" office:value="2.55010835683093" calcext:value-type="float">
            <text:p>2.55010835683093</text:p>
          </table:table-cell>
          <table:table-cell office:value-type="float" office:value="0.75" calcext:value-type="float">
            <text:p>0.75</text:p>
          </table:table-cell>
          <table:table-cell office:value-type="float" office:value="0.444261658319319" calcext:value-type="float">
            <text:p>0.44426165831931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900" calcext:value-type="float">
            <text:p>1900</text:p>
          </table:table-cell>
          <table:table-cell office:value-type="float" office:value="631.01" calcext:value-type="float">
            <text:p>631.01</text:p>
          </table:table-cell>
          <table:table-cell office:value-type="float" office:value="20.6060262008344" calcext:value-type="float">
            <text:p>20.6060262008344</text:p>
          </table:table-cell>
          <table:table-cell office:value-type="float" office:value="1108.586" calcext:value-type="float">
            <text:p>1108.586</text:p>
          </table:table-cell>
          <table:table-cell office:value-type="float" office:value="13.766720513042" calcext:value-type="float">
            <text:p>13.766720513042</text:p>
          </table:table-cell>
          <table:table-cell office:value-type="float" office:value="1093.9" calcext:value-type="float">
            <text:p>1093.9</text:p>
          </table:table-cell>
          <table:table-cell office:value-type="float" office:value="1137.91" calcext:value-type="float">
            <text:p>1137.91</text:p>
          </table:table-cell>
          <table:table-cell office:value-type="float" office:value="3318.149" calcext:value-type="float">
            <text:p>3318.149</text:p>
          </table:table-cell>
          <table:table-cell office:value-type="float" office:value="43.1988923956451" calcext:value-type="float">
            <text:p>43.1988923956451</text:p>
          </table:table-cell>
          <table:table-cell office:value-type="float" office:value="5.11" calcext:value-type="float">
            <text:p>5.11</text:p>
          </table:table-cell>
          <table:table-cell office:value-type="float" office:value="4.50881008926442" calcext:value-type="float">
            <text:p>4.50881008926442</text:p>
          </table:table-cell>
          <table:table-cell office:value-type="float" office:value="2.495" calcext:value-type="float">
            <text:p>2.495</text:p>
          </table:table-cell>
          <table:table-cell office:value-type="float" office:value="2.10899701779131" calcext:value-type="float">
            <text:p>2.10899701779131</text:p>
          </table:table-cell>
          <table:table-cell office:value-type="float" office:value="0.45" calcext:value-type="float">
            <text:p>0.45</text:p>
          </table:table-cell>
          <table:table-cell office:value-type="float" office:value="0.51041778553404" calcext:value-type="float">
            <text:p>0.51041778553404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900" calcext:value-type="float">
            <text:p>1900</text:p>
          </table:table-cell>
          <table:table-cell office:value-type="float" office:value="584.975" calcext:value-type="float">
            <text:p>584.975</text:p>
          </table:table-cell>
          <table:table-cell office:value-type="float" office:value="16.1800356189836" calcext:value-type="float">
            <text:p>16.1800356189836</text:p>
          </table:table-cell>
          <table:table-cell office:value-type="float" office:value="1316.577" calcext:value-type="float">
            <text:p>1316.577</text:p>
          </table:table-cell>
          <table:table-cell office:value-type="float" office:value="14.784115266411" calcext:value-type="float">
            <text:p>14.784115266411</text:p>
          </table:table-cell>
          <table:table-cell office:value-type="float" office:value="1286.79" calcext:value-type="float">
            <text:p>1286.79</text:p>
          </table:table-cell>
          <table:table-cell office:value-type="float" office:value="1343.1" calcext:value-type="float">
            <text:p>1343.1</text:p>
          </table:table-cell>
          <table:table-cell office:value-type="float" office:value="3929.2" calcext:value-type="float">
            <text:p>3929.2</text:p>
          </table:table-cell>
          <table:table-cell office:value-type="float" office:value="45.2010715988483" calcext:value-type="float">
            <text:p>45.2010715988483</text:p>
          </table:table-cell>
          <table:table-cell office:value-type="float" office:value="15.835" calcext:value-type="float">
            <text:p>15.835</text:p>
          </table:table-cell>
          <table:table-cell office:value-type="float" office:value="8.86621470289857" calcext:value-type="float">
            <text:p>8.86621470289857</text:p>
          </table:table-cell>
          <table:table-cell office:value-type="float" office:value="4.71" calcext:value-type="float">
            <text:p>4.71</text:p>
          </table:table-cell>
          <table:table-cell office:value-type="float" office:value="2.31537197193476" calcext:value-type="float">
            <text:p>2.31537197193476</text:p>
          </table:table-cell>
          <table:table-cell office:value-type="float" office:value="0.6" calcext:value-type="float">
            <text:p>0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900" calcext:value-type="float">
            <text:p>1900</text:p>
          </table:table-cell>
          <table:table-cell office:value-type="float" office:value="517.2" calcext:value-type="float">
            <text:p>517.2</text:p>
          </table:table-cell>
          <table:table-cell office:value-type="float" office:value="12.420483929889" calcext:value-type="float">
            <text:p>12.420483929889</text:p>
          </table:table-cell>
          <table:table-cell office:value-type="float" office:value="1316.396" calcext:value-type="float">
            <text:p>1316.396</text:p>
          </table:table-cell>
          <table:table-cell office:value-type="float" office:value="11.3034649554904" calcext:value-type="float">
            <text:p>11.3034649554904</text:p>
          </table:table-cell>
          <table:table-cell office:value-type="float" office:value="1295.58" calcext:value-type="float">
            <text:p>1295.58</text:p>
          </table:table-cell>
          <table:table-cell office:value-type="float" office:value="1336.61" calcext:value-type="float">
            <text:p>1336.61</text:p>
          </table:table-cell>
          <table:table-cell office:value-type="float" office:value="3918.367" calcext:value-type="float">
            <text:p>3918.367</text:p>
          </table:table-cell>
          <table:table-cell office:value-type="float" office:value="41.9828506466754" calcext:value-type="float">
            <text:p>41.9828506466754</text:p>
          </table:table-cell>
          <table:table-cell office:value-type="float" office:value="23.69" calcext:value-type="float">
            <text:p>23.69</text:p>
          </table:table-cell>
          <table:table-cell office:value-type="float" office:value="15.764447008179" calcext:value-type="float">
            <text:p>15.764447008179</text:p>
          </table:table-cell>
          <table:table-cell office:value-type="float" office:value="7.125" calcext:value-type="float">
            <text:p>7.125</text:p>
          </table:table-cell>
          <table:table-cell office:value-type="float" office:value="3.76254043517353" calcext:value-type="float">
            <text:p>3.76254043517353</text:p>
          </table:table-cell>
          <table:table-cell office:value-type="float" office:value="0.4" calcext:value-type="float">
            <text:p>0.4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900" calcext:value-type="float">
            <text:p>1900</text:p>
          </table:table-cell>
          <table:table-cell office:value-type="float" office:value="615.18" calcext:value-type="float">
            <text:p>615.18</text:p>
          </table:table-cell>
          <table:table-cell office:value-type="float" office:value="21.3787055883087" calcext:value-type="float">
            <text:p>21.3787055883087</text:p>
          </table:table-cell>
          <table:table-cell office:value-type="float" office:value="1117.7015" calcext:value-type="float">
            <text:p>1117.7015</text:p>
          </table:table-cell>
          <table:table-cell office:value-type="float" office:value="18.9316858523093" calcext:value-type="float">
            <text:p>18.9316858523093</text:p>
          </table:table-cell>
          <table:table-cell office:value-type="float" office:value="1085.26" calcext:value-type="float">
            <text:p>1085.26</text:p>
          </table:table-cell>
          <table:table-cell office:value-type="float" office:value="1152.99" calcext:value-type="float">
            <text:p>1152.99</text:p>
          </table:table-cell>
          <table:table-cell office:value-type="float" office:value="3347.7265" calcext:value-type="float">
            <text:p>3347.7265</text:p>
          </table:table-cell>
          <table:table-cell office:value-type="float" office:value="60.8877179106626" calcext:value-type="float">
            <text:p>60.8877179106626</text:p>
          </table:table-cell>
          <table:table-cell office:value-type="float" office:value="3.45" calcext:value-type="float">
            <text:p>3.45</text:p>
          </table:table-cell>
          <table:table-cell office:value-type="float" office:value="3.52084021072722" calcext:value-type="float">
            <text:p>3.52084021072722</text:p>
          </table:table-cell>
          <table:table-cell office:value-type="float" office:value="1.94" calcext:value-type="float">
            <text:p>1.94</text:p>
          </table:table-cell>
          <table:table-cell office:value-type="float" office:value="2.23074214698064" calcext:value-type="float">
            <text:p>2.23074214698064</text:p>
          </table:table-cell>
          <table:table-cell office:value-type="float" office:value="0.6" calcext:value-type="float">
            <text:p>0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900" calcext:value-type="float">
            <text:p>1900</text:p>
          </table:table-cell>
          <table:table-cell office:value-type="float" office:value="557.76" calcext:value-type="float">
            <text:p>557.76</text:p>
          </table:table-cell>
          <table:table-cell office:value-type="float" office:value="18.3473330917316" calcext:value-type="float">
            <text:p>18.3473330917316</text:p>
          </table:table-cell>
          <table:table-cell office:value-type="float" office:value="1132.5015" calcext:value-type="float">
            <text:p>1132.5015</text:p>
          </table:table-cell>
          <table:table-cell office:value-type="float" office:value="12.088927632995" calcext:value-type="float">
            <text:p>12.088927632995</text:p>
          </table:table-cell>
          <table:table-cell office:value-type="float" office:value="1098.74" calcext:value-type="float">
            <text:p>1098.74</text:p>
          </table:table-cell>
          <table:table-cell office:value-type="float" office:value="1150" calcext:value-type="float">
            <text:p>1150</text:p>
          </table:table-cell>
          <table:table-cell office:value-type="float" office:value="3391.9275" calcext:value-type="float">
            <text:p>3391.9275</text:p>
          </table:table-cell>
          <table:table-cell office:value-type="float" office:value="37.248387584318" calcext:value-type="float">
            <text:p>37.248387584318</text:p>
          </table:table-cell>
          <table:table-cell office:value-type="float" office:value="3.555" calcext:value-type="float">
            <text:p>3.555</text:p>
          </table:table-cell>
          <table:table-cell office:value-type="float" office:value="2.98742540096247" calcext:value-type="float">
            <text:p>2.98742540096247</text:p>
          </table:table-cell>
          <table:table-cell office:value-type="float" office:value="2.03" calcext:value-type="float">
            <text:p>2.03</text:p>
          </table:table-cell>
          <table:table-cell office:value-type="float" office:value="1.1498741349886" calcext:value-type="float">
            <text:p>1.1498741349886</text:p>
          </table:table-cell>
          <table:table-cell office:value-type="float" office:value="0.65" calcext:value-type="float">
            <text:p>0.6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900" calcext:value-type="float">
            <text:p>1900</text:p>
          </table:table-cell>
          <table:table-cell office:value-type="float" office:value="586.565" calcext:value-type="float">
            <text:p>586.565</text:p>
          </table:table-cell>
          <table:table-cell office:value-type="float" office:value="17.1907954257045" calcext:value-type="float">
            <text:p>17.1907954257045</text:p>
          </table:table-cell>
          <table:table-cell office:value-type="float" office:value="1292.8945" calcext:value-type="float">
            <text:p>1292.8945</text:p>
          </table:table-cell>
          <table:table-cell office:value-type="float" office:value="19.9333477461369" calcext:value-type="float">
            <text:p>19.9333477461369</text:p>
          </table:table-cell>
          <table:table-cell office:value-type="float" office:value="1257.97" calcext:value-type="float">
            <text:p>1257.97</text:p>
          </table:table-cell>
          <table:table-cell office:value-type="float" office:value="1320.67" calcext:value-type="float">
            <text:p>1320.67</text:p>
          </table:table-cell>
          <table:table-cell office:value-type="float" office:value="3868.066" calcext:value-type="float">
            <text:p>3868.066</text:p>
          </table:table-cell>
          <table:table-cell office:value-type="float" office:value="57.1381178327891" calcext:value-type="float">
            <text:p>57.1381178327891</text:p>
          </table:table-cell>
          <table:table-cell office:value-type="float" office:value="7.505" calcext:value-type="float">
            <text:p>7.505</text:p>
          </table:table-cell>
          <table:table-cell office:value-type="float" office:value="8.93511552659977" calcext:value-type="float">
            <text:p>8.93511552659977</text:p>
          </table:table-cell>
          <table:table-cell office:value-type="float" office:value="3.11" calcext:value-type="float">
            <text:p>3.11</text:p>
          </table:table-cell>
          <table:table-cell office:value-type="float" office:value="2.90224958120058" calcext:value-type="float">
            <text:p>2.90224958120058</text:p>
          </table:table-cell>
          <table:table-cell office:value-type="float" office:value="0.6" calcext:value-type="float">
            <text:p>0.6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900" calcext:value-type="float">
            <text:p>1900</text:p>
          </table:table-cell>
          <table:table-cell office:value-type="float" office:value="574.085" calcext:value-type="float">
            <text:p>574.085</text:p>
          </table:table-cell>
          <table:table-cell office:value-type="float" office:value="18.1603464782621" calcext:value-type="float">
            <text:p>18.1603464782621</text:p>
          </table:table-cell>
          <table:table-cell office:value-type="float" office:value="1394.4005" calcext:value-type="float">
            <text:p>1394.4005</text:p>
          </table:table-cell>
          <table:table-cell office:value-type="float" office:value="15.2438392991709" calcext:value-type="float">
            <text:p>15.2438392991709</text:p>
          </table:table-cell>
          <table:table-cell office:value-type="float" office:value="1357.96" calcext:value-type="float">
            <text:p>1357.96</text:p>
          </table:table-cell>
          <table:table-cell office:value-type="float" office:value="1422.2" calcext:value-type="float">
            <text:p>1422.2</text:p>
          </table:table-cell>
          <table:table-cell office:value-type="float" office:value="4155.4615" calcext:value-type="float">
            <text:p>4155.4615</text:p>
          </table:table-cell>
          <table:table-cell office:value-type="float" office:value="46.9394946797414" calcext:value-type="float">
            <text:p>46.9394946797414</text:p>
          </table:table-cell>
          <table:table-cell office:value-type="float" office:value="21.175" calcext:value-type="float">
            <text:p>21.175</text:p>
          </table:table-cell>
          <table:table-cell office:value-type="float" office:value="14.3927567675001" calcext:value-type="float">
            <text:p>14.3927567675001</text:p>
          </table:table-cell>
          <table:table-cell office:value-type="float" office:value="6.565" calcext:value-type="float">
            <text:p>6.565</text:p>
          </table:table-cell>
          <table:table-cell office:value-type="float" office:value="3.21120980645187" calcext:value-type="float">
            <text:p>3.21120980645187</text:p>
          </table:table-cell>
          <table:table-cell office:value-type="float" office:value="0.4" calcext:value-type="float">
            <text:p>0.4</text:p>
          </table:table-cell>
          <table:table-cell office:value-type="float" office:value="0.502624689950035" calcext:value-type="float">
            <text:p>0.502624689950035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900" calcext:value-type="float">
            <text:p>1900</text:p>
          </table:table-cell>
          <table:table-cell office:value-type="float" office:value="1182.785" calcext:value-type="float">
            <text:p>1182.785</text:p>
          </table:table-cell>
          <table:table-cell office:value-type="float" office:value="41.8181561550785" calcext:value-type="float">
            <text:p>41.8181561550785</text:p>
          </table:table-cell>
          <table:table-cell office:value-type="float" office:value="1750.107" calcext:value-type="float">
            <text:p>1750.107</text:p>
          </table:table-cell>
          <table:table-cell office:value-type="float" office:value="19.0304282939883" calcext:value-type="float">
            <text:p>19.0304282939883</text:p>
          </table:table-cell>
          <table:table-cell office:value-type="float" office:value="1726.53" calcext:value-type="float">
            <text:p>1726.53</text:p>
          </table:table-cell>
          <table:table-cell office:value-type="float" office:value="1783.79" calcext:value-type="float">
            <text:p>1783.79</text:p>
          </table:table-cell>
          <table:table-cell office:value-type="float" office:value="5212.0785" calcext:value-type="float">
            <text:p>5212.0785</text:p>
          </table:table-cell>
          <table:table-cell office:value-type="float" office:value="63.0986204098916" calcext:value-type="float">
            <text:p>63.0986204098916</text:p>
          </table:table-cell>
          <table:table-cell office:value-type="float" office:value="29.735" calcext:value-type="float">
            <text:p>29.735</text:p>
          </table:table-cell>
          <table:table-cell office:value-type="float" office:value="20.5737767430699" calcext:value-type="float">
            <text:p>20.5737767430699</text:p>
          </table:table-cell>
          <table:table-cell office:value-type="float" office:value="8.495" calcext:value-type="float">
            <text:p>8.495</text:p>
          </table:table-cell>
          <table:table-cell office:value-type="float" office:value="6.49724435514983" calcext:value-type="float">
            <text:p>6.49724435514983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900" calcext:value-type="float">
            <text:p>1900</text:p>
          </table:table-cell>
          <table:table-cell office:value-type="float" office:value="1277.04" calcext:value-type="float">
            <text:p>1277.04</text:p>
          </table:table-cell>
          <table:table-cell office:value-type="float" office:value="50.6250967510447" calcext:value-type="float">
            <text:p>50.6250967510447</text:p>
          </table:table-cell>
          <table:table-cell office:value-type="float" office:value="1770.6525" calcext:value-type="float">
            <text:p>1770.6525</text:p>
          </table:table-cell>
          <table:table-cell office:value-type="float" office:value="21.6322818892701" calcext:value-type="float">
            <text:p>21.6322818892701</text:p>
          </table:table-cell>
          <table:table-cell office:value-type="float" office:value="1714.04" calcext:value-type="float">
            <text:p>1714.04</text:p>
          </table:table-cell>
          <table:table-cell office:value-type="float" office:value="1809.72" calcext:value-type="float">
            <text:p>1809.72</text:p>
          </table:table-cell>
          <table:table-cell office:value-type="float" office:value="5285.962" calcext:value-type="float">
            <text:p>5285.962</text:p>
          </table:table-cell>
          <table:table-cell office:value-type="float" office:value="64.5886599627943" calcext:value-type="float">
            <text:p>64.5886599627943</text:p>
          </table:table-cell>
          <table:table-cell office:value-type="float" office:value="20.47" calcext:value-type="float">
            <text:p>20.47</text:p>
          </table:table-cell>
          <table:table-cell office:value-type="float" office:value="16.2589279118306" calcext:value-type="float">
            <text:p>16.2589279118306</text:p>
          </table:table-cell>
          <table:table-cell office:value-type="float" office:value="5.53" calcext:value-type="float">
            <text:p>5.53</text:p>
          </table:table-cell>
          <table:table-cell office:value-type="float" office:value="4.43931004596554" calcext:value-type="float">
            <text:p>4.43931004596554</text:p>
          </table:table-cell>
          <table:table-cell office:value-type="float" office:value="0.1" calcext:value-type="float">
            <text:p>0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00" calcext:value-type="float">
            <text:p>1900</text:p>
          </table:table-cell>
          <table:table-cell office:value-type="float" office:value="1160.415" calcext:value-type="float">
            <text:p>1160.415</text:p>
          </table:table-cell>
          <table:table-cell office:value-type="float" office:value="47.2636644123603" calcext:value-type="float">
            <text:p>47.2636644123603</text:p>
          </table:table-cell>
          <table:table-cell office:value-type="float" office:value="1475.5975" calcext:value-type="float">
            <text:p>1475.5975</text:p>
          </table:table-cell>
          <table:table-cell office:value-type="float" office:value="15.291109172877" calcext:value-type="float">
            <text:p>15.291109172877</text:p>
          </table:table-cell>
          <table:table-cell office:value-type="float" office:value="1441.85" calcext:value-type="float">
            <text:p>1441.85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4414.316" calcext:value-type="float">
            <text:p>4414.316</text:p>
          </table:table-cell>
          <table:table-cell office:value-type="float" office:value="49.044251275332" calcext:value-type="float">
            <text:p>49.044251275332</text:p>
          </table:table-cell>
          <table:table-cell office:value-type="float" office:value="9.61" calcext:value-type="float">
            <text:p>9.61</text:p>
          </table:table-cell>
          <table:table-cell office:value-type="float" office:value="8.93349109575281" calcext:value-type="float">
            <text:p>8.93349109575281</text:p>
          </table:table-cell>
          <table:table-cell office:value-type="float" office:value="2.85" calcext:value-type="float">
            <text:p>2.85</text:p>
          </table:table-cell>
          <table:table-cell office:value-type="float" office:value="1.77719471432693" calcext:value-type="float">
            <text:p>1.77719471432693</text:p>
          </table:table-cell>
          <table:table-cell office:value-type="float" office:value="0.1" calcext:value-type="float">
            <text:p>0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900" calcext:value-type="float">
            <text:p>1900</text:p>
          </table:table-cell>
          <table:table-cell office:value-type="float" office:value="1320.425" calcext:value-type="float">
            <text:p>1320.425</text:p>
          </table:table-cell>
          <table:table-cell office:value-type="float" office:value="57.0105703495321" calcext:value-type="float">
            <text:p>57.0105703495321</text:p>
          </table:table-cell>
          <table:table-cell office:value-type="float" office:value="1523.4335" calcext:value-type="float">
            <text:p>1523.4335</text:p>
          </table:table-cell>
          <table:table-cell office:value-type="float" office:value="19.2650570709606" calcext:value-type="float">
            <text:p>19.2650570709606</text:p>
          </table:table-cell>
          <table:table-cell office:value-type="float" office:value="1490.08" calcext:value-type="float">
            <text:p>1490.08</text:p>
          </table:table-cell>
          <table:table-cell office:value-type="float" office:value="1563.33" calcext:value-type="float">
            <text:p>1563.33</text:p>
          </table:table-cell>
          <table:table-cell office:value-type="float" office:value="4546.888" calcext:value-type="float">
            <text:p>4546.888</text:p>
          </table:table-cell>
          <table:table-cell office:value-type="float" office:value="65.5845098527967" calcext:value-type="float">
            <text:p>65.5845098527967</text:p>
          </table:table-cell>
          <table:table-cell office:value-type="float" office:value="17.545" calcext:value-type="float">
            <text:p>17.545</text:p>
          </table:table-cell>
          <table:table-cell office:value-type="float" office:value="12.6333924685002" calcext:value-type="float">
            <text:p>12.6333924685002</text:p>
          </table:table-cell>
          <table:table-cell office:value-type="float" office:value="5.86" calcext:value-type="float">
            <text:p>5.86</text:p>
          </table:table-cell>
          <table:table-cell office:value-type="float" office:value="3.4351740934968" calcext:value-type="float">
            <text:p>3.4351740934968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1900" calcext:value-type="float">
            <text:p>1900</text:p>
          </table:table-cell>
          <table:table-cell office:value-type="float" office:value="1120.27" calcext:value-type="float">
            <text:p>1120.27</text:p>
          </table:table-cell>
          <table:table-cell office:value-type="float" office:value="40.7801564231274" calcext:value-type="float">
            <text:p>40.7801564231274</text:p>
          </table:table-cell>
          <table:table-cell office:value-type="float" office:value="1650.5475" calcext:value-type="float">
            <text:p>1650.5475</text:p>
          </table:table-cell>
          <table:table-cell office:value-type="float" office:value="22.181372430369" calcext:value-type="float">
            <text:p>22.181372430369</text:p>
          </table:table-cell>
          <table:table-cell office:value-type="float" office:value="1615.69" calcext:value-type="float">
            <text:p>1615.69</text:p>
          </table:table-cell>
          <table:table-cell office:value-type="float" office:value="1702.54" calcext:value-type="float">
            <text:p>1702.54</text:p>
          </table:table-cell>
          <table:table-cell office:value-type="float" office:value="4928.7615" calcext:value-type="float">
            <text:p>4928.7615</text:p>
          </table:table-cell>
          <table:table-cell office:value-type="float" office:value="69.7817387720643" calcext:value-type="float">
            <text:p>69.7817387720643</text:p>
          </table:table-cell>
          <table:table-cell office:value-type="float" office:value="16.355" calcext:value-type="float">
            <text:p>16.355</text:p>
          </table:table-cell>
          <table:table-cell office:value-type="float" office:value="10.4127692357938" calcext:value-type="float">
            <text:p>10.4127692357938</text:p>
          </table:table-cell>
          <table:table-cell office:value-type="float" office:value="6.52" calcext:value-type="float">
            <text:p>6.52</text:p>
          </table:table-cell>
          <table:table-cell office:value-type="float" office:value="3.97619230711467" calcext:value-type="float">
            <text:p>3.97619230711467</text:p>
          </table:table-cell>
          <table:table-cell office:value-type="float" office:value="0.25" calcext:value-type="float">
            <text:p>0.25</text:p>
          </table:table-cell>
          <table:table-cell office:value-type="float" office:value="0.444261658319319" calcext:value-type="float">
            <text:p>0.44426165831931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900" calcext:value-type="float">
            <text:p>1900</text:p>
          </table:table-cell>
          <table:table-cell office:value-type="float" office:value="1384.55" calcext:value-type="float">
            <text:p>1384.55</text:p>
          </table:table-cell>
          <table:table-cell office:value-type="float" office:value="58.682513310364" calcext:value-type="float">
            <text:p>58.682513310364</text:p>
          </table:table-cell>
          <table:table-cell office:value-type="float" office:value="1683.2285" calcext:value-type="float">
            <text:p>1683.2285</text:p>
          </table:table-cell>
          <table:table-cell office:value-type="float" office:value="19.8440738270304" calcext:value-type="float">
            <text:p>19.8440738270304</text:p>
          </table:table-cell>
          <table:table-cell office:value-type="float" office:value="1656.79" calcext:value-type="float">
            <text:p>1656.79</text:p>
          </table:table-cell>
          <table:table-cell office:value-type="float" office:value="1725.85" calcext:value-type="float">
            <text:p>1725.85</text:p>
          </table:table-cell>
          <table:table-cell office:value-type="float" office:value="5033.217" calcext:value-type="float">
            <text:p>5033.217</text:p>
          </table:table-cell>
          <table:table-cell office:value-type="float" office:value="57.8823787475402" calcext:value-type="float">
            <text:p>57.8823787475402</text:p>
          </table:table-cell>
          <table:table-cell office:value-type="float" office:value="12.12" calcext:value-type="float">
            <text:p>12.12</text:p>
          </table:table-cell>
          <table:table-cell office:value-type="float" office:value="9.4463916809263" calcext:value-type="float">
            <text:p>9.4463916809263</text:p>
          </table:table-cell>
          <table:table-cell office:value-type="float" office:value="4.35" calcext:value-type="float">
            <text:p>4.35</text:p>
          </table:table-cell>
          <table:table-cell office:value-type="float" office:value="3.1971204148997" calcext:value-type="float">
            <text:p>3.1971204148997</text:p>
          </table:table-cell>
          <table:table-cell office:value-type="float" office:value="0.3" calcext:value-type="float">
            <text:p>0.3</text:p>
          </table:table-cell>
          <table:table-cell office:value-type="float" office:value="0.470162345981627" calcext:value-type="float">
            <text:p>0.470162345981627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900" calcext:value-type="float">
            <text:p>1900</text:p>
          </table:table-cell>
          <table:table-cell office:value-type="float" office:value="1191.06" calcext:value-type="float">
            <text:p>1191.06</text:p>
          </table:table-cell>
          <table:table-cell office:value-type="float" office:value="44.7395903799802" calcext:value-type="float">
            <text:p>44.7395903799802</text:p>
          </table:table-cell>
          <table:table-cell office:value-type="float" office:value="1593.9735" calcext:value-type="float">
            <text:p>1593.9735</text:p>
          </table:table-cell>
          <table:table-cell office:value-type="float" office:value="19.7571749192407" calcext:value-type="float">
            <text:p>19.7571749192407</text:p>
          </table:table-cell>
          <table:table-cell office:value-type="float" office:value="1567.74" calcext:value-type="float">
            <text:p>1567.74</text:p>
          </table:table-cell>
          <table:table-cell office:value-type="float" office:value="1640.5" calcext:value-type="float">
            <text:p>1640.5</text:p>
          </table:table-cell>
          <table:table-cell office:value-type="float" office:value="4764.686" calcext:value-type="float">
            <text:p>4764.686</text:p>
          </table:table-cell>
          <table:table-cell office:value-type="float" office:value="63.3088165806479" calcext:value-type="float">
            <text:p>63.3088165806479</text:p>
          </table:table-cell>
          <table:table-cell office:value-type="float" office:value="13.415" calcext:value-type="float">
            <text:p>13.415</text:p>
          </table:table-cell>
          <table:table-cell office:value-type="float" office:value="6.86549534380364" calcext:value-type="float">
            <text:p>6.86549534380364</text:p>
          </table:table-cell>
          <table:table-cell office:value-type="float" office:value="3.8" calcext:value-type="float">
            <text:p>3.8</text:p>
          </table:table-cell>
          <table:table-cell office:value-type="float" office:value="1.60983817427977" calcext:value-type="float">
            <text:p>1.60983817427977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89360484929593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1900" calcext:value-type="float">
            <text:p>1900</text:p>
          </table:table-cell>
          <table:table-cell office:value-type="float" office:value="1168.12" calcext:value-type="float">
            <text:p>1168.12</text:p>
          </table:table-cell>
          <table:table-cell office:value-type="float" office:value="41.8712889950294" calcext:value-type="float">
            <text:p>41.8712889950294</text:p>
          </table:table-cell>
          <table:table-cell office:value-type="float" office:value="1505.5785" calcext:value-type="float">
            <text:p>1505.5785</text:p>
          </table:table-cell>
          <table:table-cell office:value-type="float" office:value="15.9947140199176" calcext:value-type="float">
            <text:p>15.9947140199176</text:p>
          </table:table-cell>
          <table:table-cell office:value-type="float" office:value="1477.58" calcext:value-type="float">
            <text:p>1477.58</text:p>
          </table:table-cell>
          <table:table-cell office:value-type="float" office:value="1532.46" calcext:value-type="float">
            <text:p>1532.46</text:p>
          </table:table-cell>
          <table:table-cell office:value-type="float" office:value="4512.226" calcext:value-type="float">
            <text:p>4512.226</text:p>
          </table:table-cell>
          <table:table-cell office:value-type="float" office:value="48.25688436297" calcext:value-type="float">
            <text:p>48.25688436297</text:p>
          </table:table-cell>
          <table:table-cell office:value-type="float" office:value="3.04" calcext:value-type="float">
            <text:p>3.04</text:p>
          </table:table-cell>
          <table:table-cell office:value-type="float" office:value="3.18770664964807" calcext:value-type="float">
            <text:p>3.18770664964807</text:p>
          </table:table-cell>
          <table:table-cell office:value-type="float" office:value="1.47" calcext:value-type="float">
            <text:p>1.47</text:p>
          </table:table-cell>
          <table:table-cell office:value-type="float" office:value="1.45207655300589" calcext:value-type="float">
            <text:p>1.45207655300589</text:p>
          </table:table-cell>
          <table:table-cell office:value-type="float" office:value="0.1" calcext:value-type="float">
            <text:p>0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900" calcext:value-type="float">
            <text:p>1900</text:p>
          </table:table-cell>
          <table:table-cell office:value-type="float" office:value="1195.735" calcext:value-type="float">
            <text:p>1195.735</text:p>
          </table:table-cell>
          <table:table-cell office:value-type="float" office:value="34.5332223716296" calcext:value-type="float">
            <text:p>34.5332223716296</text:p>
          </table:table-cell>
          <table:table-cell office:value-type="float" office:value="1875.765" calcext:value-type="float">
            <text:p>1875.765</text:p>
          </table:table-cell>
          <table:table-cell office:value-type="float" office:value="34.5473998564596" calcext:value-type="float">
            <text:p>34.5473998564596</text:p>
          </table:table-cell>
          <table:table-cell office:value-type="float" office:value="1827.74" calcext:value-type="float">
            <text:p>1827.74</text:p>
          </table:table-cell>
          <table:table-cell office:value-type="float" office:value="1980.77" calcext:value-type="float">
            <text:p>1980.77</text:p>
          </table:table-cell>
          <table:table-cell office:value-type="float" office:value="5593.7945" calcext:value-type="float">
            <text:p>5593.7945</text:p>
          </table:table-cell>
          <table:table-cell office:value-type="float" office:value="102.709932972988" calcext:value-type="float">
            <text:p>102.709932972988</text:p>
          </table:table-cell>
          <table:table-cell office:value-type="float" office:value="26.12" calcext:value-type="float">
            <text:p>26.12</text:p>
          </table:table-cell>
          <table:table-cell office:value-type="float" office:value="14.2272755094239" calcext:value-type="float">
            <text:p>14.2272755094239</text:p>
          </table:table-cell>
          <table:table-cell office:value-type="float" office:value="7.395" calcext:value-type="float">
            <text:p>7.395</text:p>
          </table:table-cell>
          <table:table-cell office:value-type="float" office:value="3.19299809616374" calcext:value-type="float">
            <text:p>3.19299809616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1900" calcext:value-type="float">
            <text:p>1900</text:p>
          </table:table-cell>
          <table:table-cell office:value-type="float" office:value="1095.565" calcext:value-type="float">
            <text:p>1095.565</text:p>
          </table:table-cell>
          <table:table-cell office:value-type="float" office:value="36.1298429643913" calcext:value-type="float">
            <text:p>36.1298429643913</text:p>
          </table:table-cell>
          <table:table-cell office:value-type="float" office:value="1828.0405" calcext:value-type="float">
            <text:p>1828.0405</text:p>
          </table:table-cell>
          <table:table-cell office:value-type="float" office:value="28.9402066836907" calcext:value-type="float">
            <text:p>28.9402066836907</text:p>
          </table:table-cell>
          <table:table-cell office:value-type="float" office:value="1781.16" calcext:value-type="float">
            <text:p>1781.16</text:p>
          </table:table-cell>
          <table:table-cell office:value-type="float" office:value="1903.3" calcext:value-type="float">
            <text:p>1903.3</text:p>
          </table:table-cell>
          <table:table-cell office:value-type="float" office:value="5469.212" calcext:value-type="float">
            <text:p>5469.212</text:p>
          </table:table-cell>
          <table:table-cell office:value-type="float" office:value="86.8321510671443" calcext:value-type="float">
            <text:p>86.8321510671443</text:p>
          </table:table-cell>
          <table:table-cell office:value-type="float" office:value="11.175" calcext:value-type="float">
            <text:p>11.175</text:p>
          </table:table-cell>
          <table:table-cell office:value-type="float" office:value="10.6399878808795" calcext:value-type="float">
            <text:p>10.6399878808795</text:p>
          </table:table-cell>
          <table:table-cell office:value-type="float" office:value="3.745" calcext:value-type="float">
            <text:p>3.745</text:p>
          </table:table-cell>
          <table:table-cell office:value-type="float" office:value="2.98813002605837" calcext:value-type="float">
            <text:p>2.98813002605837</text:p>
          </table:table-cell>
          <table:table-cell office:value-type="float" office:value="0.05" calcext:value-type="float">
            <text:p>0.05</text:p>
          </table:table-cell>
          <table:table-cell office:value-type="float" office:value="0.223606797749979" calcext:value-type="float">
            <text:p>0.223606797749979</text:p>
          </table:table-cell>
          <table:table-cell office:value-type="float" office:value="8.5" calcext:value-type="float">
            <text:p>8.5</text:p>
          </table:table-cell>
          <table:table-cell office:value-type="float" office:value="0.888523316638639" calcext:value-type="float">
            <text:p>0.8885233166386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ormatted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8" table:number-columns-repeated="18" table:default-cell-style-name="ce3"/>
        <table:table-column table:style-name="co8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Generations</text:p>
            <text:p>(mean)</text:p>
          </table:table-cell>
          <table:table-cell table:style-name="ce1" office:value-type="string" calcext:value-type="string" table:number-columns-spanned="2" table:number-rows-spanned="1">
            <text:p>Time (sec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Cost</text:p>
          </table:table-cell>
          <table:covered-table-cell table:style-name="ce1" office:value-type="string" calcext:value-type="string">
            <text:p>cost.sd</text:p>
          </table:covered-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Travel tim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imum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ese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P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E (island model)</text:p>
          </table:table-cell>
          <table:covered-table-cell table:style-name="ce1"/>
          <table:table-cell table:style-name="ce1"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900" calcext:value-type="float">
            <text:p>1900</text:p>
          </table:table-cell>
          <table:table-cell office:value-type="float" office:value="97.22" calcext:value-type="float">
            <text:p>97.22</text:p>
          </table:table-cell>
          <table:table-cell office:value-type="float" office:value="4.98699360969692" calcext:value-type="float">
            <text:p>4.99</text:p>
          </table:table-cell>
          <table:table-cell office:value-type="float" office:value="226.98" calcext:value-type="float">
            <text:p>226.9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6.98" calcext:value-type="float">
            <text:p>226.98</text:p>
          </table:table-cell>
          <table:table-cell office:value-type="float" office:value="680.93" calcext:value-type="float">
            <text:p>680.93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900" calcext:value-type="float">
            <text:p>1900</text:p>
          </table:table-cell>
          <table:table-cell office:value-type="float" office:value="97.4" calcext:value-type="float">
            <text:p>97.40</text:p>
          </table:table-cell>
          <table:table-cell office:value-type="float" office:value="3.74798191311706" calcext:value-type="float">
            <text:p>3.75</text:p>
          </table:table-cell>
          <table:table-cell office:value-type="float" office:value="246.63" calcext:value-type="float">
            <text:p>246.6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46.63" calcext:value-type="float">
            <text:p>246.63</text:p>
          </table:table-cell>
          <table:table-cell office:value-type="float" office:value="687.29" calcext:value-type="float">
            <text:p>687.29</text:p>
          </table:table-cell>
          <table:table-cell office:value-type="float" office:value="0" calcext:value-type="float">
            <text:p>0.00</text:p>
          </table:table-cell>
          <table:table-cell office:value-type="float" office:value="26.3" calcext:value-type="float">
            <text:p>26.30</text:p>
          </table:table-cell>
          <table:table-cell office:value-type="float" office:value="0" calcext:value-type="float">
            <text:p>0.00</text:p>
          </table:table-cell>
          <table:table-cell office:value-type="float" office:value="26.3" calcext:value-type="float">
            <text:p>26.3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900" calcext:value-type="float">
            <text:p>1900</text:p>
          </table:table-cell>
          <table:table-cell office:value-type="float" office:value="98.335" calcext:value-type="float">
            <text:p>98.34</text:p>
          </table:table-cell>
          <table:table-cell office:value-type="float" office:value="4.48521254557099" calcext:value-type="float">
            <text:p>4.49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05.86" calcext:value-type="float">
            <text:p>305.86</text:p>
          </table:table-cell>
          <table:table-cell office:value-type="float" office:value="741.14" calcext:value-type="float">
            <text:p>741.14</text:p>
          </table:table-cell>
          <table:table-cell office:value-type="float" office:value="0" calcext:value-type="float">
            <text:p>0.00</text:p>
          </table:table-cell>
          <table:table-cell office:value-type="float" office:value="99.3" calcext:value-type="float">
            <text:p>99.30</text:p>
          </table:table-cell>
          <table:table-cell office:value-type="float" office:value="0" calcext:value-type="float">
            <text:p>0.00</text:p>
          </table:table-cell>
          <table:table-cell office:value-type="float" office:value="77.1" calcext:value-type="float">
            <text:p>77.1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900" calcext:value-type="float">
            <text:p>1900</text:p>
          </table:table-cell>
          <table:table-cell office:value-type="float" office:value="97.535" calcext:value-type="float">
            <text:p>97.54</text:p>
          </table:table-cell>
          <table:table-cell office:value-type="float" office:value="3.82970041428281" calcext:value-type="float">
            <text:p>3.83</text:p>
          </table:table-cell>
          <table:table-cell office:value-type="float" office:value="186.9" calcext:value-type="float">
            <text:p>186.9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86.9" calcext:value-type="float">
            <text:p>186.90</text:p>
          </table:table-cell>
          <table:table-cell office:value-type="float" office:value="455.27" calcext:value-type="float">
            <text:p>455.27</text:p>
          </table:table-cell>
          <table:table-cell office:value-type="float" office:value="0" calcext:value-type="float">
            <text:p>0.00</text:p>
          </table:table-cell>
          <table:table-cell office:value-type="float" office:value="64.9" calcext:value-type="float">
            <text:p>64.90</text:p>
          </table:table-cell>
          <table:table-cell office:value-type="float" office:value="0" calcext:value-type="float">
            <text:p>0.00</text:p>
          </table:table-cell>
          <table:table-cell office:value-type="float" office:value="40.5" calcext:value-type="float">
            <text:p>40.5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900" calcext:value-type="float">
            <text:p>1900</text:p>
          </table:table-cell>
          <table:table-cell office:value-type="float" office:value="96.715" calcext:value-type="float">
            <text:p>96.72</text:p>
          </table:table-cell>
          <table:table-cell office:value-type="float" office:value="4.50978760148705" calcext:value-type="float">
            <text:p>4.51</text:p>
          </table:table-cell>
          <table:table-cell office:value-type="float" office:value="191.972" calcext:value-type="float">
            <text:p>191.97</text:p>
          </table:table-cell>
          <table:table-cell office:value-type="float" office:value="0.00615587011251407" calcext:value-type="float">
            <text:p>0.01</text:p>
          </table:table-cell>
          <table:table-cell office:value-type="float" office:value="191.97" calcext:value-type="float">
            <text:p>191.97</text:p>
          </table:table-cell>
          <table:table-cell office:value-type="float" office:value="191.99" calcext:value-type="float">
            <text:p>191.99</text:p>
          </table:table-cell>
          <table:table-cell office:value-type="float" office:value="575.924" calcext:value-type="float">
            <text:p>575.92</text:p>
          </table:table-cell>
          <table:table-cell office:value-type="float" office:value="0.0123117402250456" calcext:value-type="float">
            <text:p>0.01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900" calcext:value-type="float">
            <text:p>1900</text:p>
          </table:table-cell>
          <table:table-cell office:value-type="float" office:value="97.735" calcext:value-type="float">
            <text:p>97.74</text:p>
          </table:table-cell>
          <table:table-cell office:value-type="float" office:value="4.46557298734028" calcext:value-type="float">
            <text:p>4.47</text:p>
          </table:table-cell>
          <table:table-cell office:value-type="float" office:value="200.136" calcext:value-type="float">
            <text:p>200.14</text:p>
          </table:table-cell>
          <table:table-cell office:value-type="float" office:value="0.0123117402250223" calcext:value-type="float">
            <text:p>0.01</text:p>
          </table:table-cell>
          <table:table-cell office:value-type="float" office:value="200.13" calcext:value-type="float">
            <text:p>200.13</text:p>
          </table:table-cell>
          <table:table-cell office:value-type="float" office:value="200.16" calcext:value-type="float">
            <text:p>200.16</text:p>
          </table:table-cell>
          <table:table-cell office:value-type="float" office:value="600.395" calcext:value-type="float">
            <text:p>600.40</text:p>
          </table:table-cell>
          <table:table-cell office:value-type="float" office:value="0.0366347548532607" calcext:value-type="float">
            <text:p>0.0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900" calcext:value-type="float">
            <text:p>1900</text:p>
          </table:table-cell>
          <table:table-cell office:value-type="float" office:value="96.875" calcext:value-type="float">
            <text:p>96.88</text:p>
          </table:table-cell>
          <table:table-cell office:value-type="float" office:value="4.32372585430181" calcext:value-type="float">
            <text:p>4.32</text:p>
          </table:table-cell>
          <table:table-cell office:value-type="float" office:value="225.37" calcext:value-type="float">
            <text:p>225.3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37" calcext:value-type="float">
            <text:p>225.37</text:p>
          </table:table-cell>
          <table:table-cell office:value-type="float" office:value="676.11" calcext:value-type="float">
            <text:p>676.11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900" calcext:value-type="float">
            <text:p>1900</text:p>
          </table:table-cell>
          <table:table-cell office:value-type="float" office:value="98.245" calcext:value-type="float">
            <text:p>98.25</text:p>
          </table:table-cell>
          <table:table-cell office:value-type="float" office:value="3.74270870106834" calcext:value-type="float">
            <text:p>3.74</text:p>
          </table:table-cell>
          <table:table-cell office:value-type="float" office:value="232.05" calcext:value-type="float">
            <text:p>232.0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32.05" calcext:value-type="float">
            <text:p>232.05</text:p>
          </table:table-cell>
          <table:table-cell office:value-type="float" office:value="653.27" calcext:value-type="float">
            <text:p>653.27</text:p>
          </table:table-cell>
          <table:table-cell office:value-type="float" office:value="0" calcext:value-type="float">
            <text:p>0.00</text:p>
          </table:table-cell>
          <table:table-cell office:value-type="float" office:value="26.5" calcext:value-type="float">
            <text:p>26.50</text:p>
          </table:table-cell>
          <table:table-cell office:value-type="float" office:value="0" calcext:value-type="float">
            <text:p>0.00</text:p>
          </table:table-cell>
          <table:table-cell office:value-type="float" office:value="16.4" calcext:value-type="float">
            <text:p>16.4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1900" calcext:value-type="float">
            <text:p>1900</text:p>
          </table:table-cell>
          <table:table-cell office:value-type="float" office:value="96.015" calcext:value-type="float">
            <text:p>96.02</text:p>
          </table:table-cell>
          <table:table-cell office:value-type="float" office:value="4.22676621444562" calcext:value-type="float">
            <text:p>4.23</text:p>
          </table:table-cell>
          <table:table-cell office:value-type="float" office:value="234.21" calcext:value-type="float">
            <text:p>234.2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34.21" calcext:value-type="float">
            <text:p>234.21</text:p>
          </table:table-cell>
          <table:table-cell office:value-type="float" office:value="677" calcext:value-type="float">
            <text:p>677.00</text:p>
          </table:table-cell>
          <table:table-cell office:value-type="float" office:value="0" calcext:value-type="float">
            <text:p>0.00</text:p>
          </table:table-cell>
          <table:table-cell office:value-type="float" office:value="12.8" calcext:value-type="float">
            <text:p>12.80</text:p>
          </table:table-cell>
          <table:table-cell office:value-type="float" office:value="0" calcext:value-type="float">
            <text:p>0.00</text:p>
          </table:table-cell>
          <table:table-cell office:value-type="float" office:value="12.8" calcext:value-type="float">
            <text:p>12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900" calcext:value-type="float">
            <text:p>1900</text:p>
          </table:table-cell>
          <table:table-cell office:value-type="float" office:value="95.77" calcext:value-type="float">
            <text:p>95.77</text:p>
          </table:table-cell>
          <table:table-cell office:value-type="float" office:value="4.10251527467569" calcext:value-type="float">
            <text:p>4.10</text:p>
          </table:table-cell>
          <table:table-cell office:value-type="float" office:value="225.01" calcext:value-type="float">
            <text:p>225.0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01" calcext:value-type="float">
            <text:p>225.01</text:p>
          </table:table-cell>
          <table:table-cell office:value-type="float" office:value="675.02" calcext:value-type="float">
            <text:p>675.02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table:formula="of:=AVERAGE([.B3:.B12])" office:value-type="float" office:value="1900" calcext:value-type="float">
            <text:p>1900</text:p>
          </table:table-cell>
          <table:table-cell table:style-name="ce4" table:formula="of:=AVERAGE([.C3:.C12])" office:value-type="float" office:value="97.1845" calcext:value-type="float">
            <text:p>97.18</text:p>
          </table:table-cell>
          <table:table-cell table:style-name="ce4" table:formula="of:=AVERAGE([.D3:.D12])" office:value-type="float" office:value="4.24209651159866" calcext:value-type="float">
            <text:p>4.24</text:p>
          </table:table-cell>
          <table:table-cell table:style-name="ce4" table:formula="of:=AVERAGE([.E3:.E12])" office:value-type="float" office:value="227.5118" calcext:value-type="float">
            <text:p>227.51</text:p>
          </table:table-cell>
          <table:table-cell table:style-name="ce4" table:formula="of:=AVERAGE([.F3:.F12])" office:value-type="float" office:value="0.00184676103375364" calcext:value-type="float">
            <text:p>0.00</text:p>
          </table:table-cell>
          <table:table-cell table:style-name="ce4" table:formula="of:=AVERAGE([.G3:.G12])" office:value-type="float" office:value="227.511" calcext:value-type="float">
            <text:p>227.51</text:p>
          </table:table-cell>
          <table:table-cell table:style-name="ce4" table:formula="of:=AVERAGE([.H3:.H12])" office:value-type="float" office:value="227.516" calcext:value-type="float">
            <text:p>227.52</text:p>
          </table:table-cell>
          <table:table-cell table:style-name="ce4" table:formula="of:=AVERAGE([.I3:.I12])" office:value-type="float" office:value="642.2349" calcext:value-type="float">
            <text:p>642.23</text:p>
          </table:table-cell>
          <table:table-cell table:style-name="ce4" table:formula="of:=AVERAGE([.J3:.J12])" office:value-type="float" office:value="0.00489464950783063" calcext:value-type="float">
            <text:p>0.00</text:p>
          </table:table-cell>
          <table:table-cell table:style-name="ce4" table:formula="of:=AVERAGE([.K3:.K12])" office:value-type="float" office:value="22.98" calcext:value-type="float">
            <text:p>22.98</text:p>
          </table:table-cell>
          <table:table-cell table:style-name="ce4" table:formula="of:=AVERAGE([.L3:.L12])" office:value-type="float" office:value="0" calcext:value-type="float">
            <text:p>0.00</text:p>
          </table:table-cell>
          <table:table-cell table:style-name="ce4" table:formula="of:=AVERAGE([.M3:.M12])" office:value-type="float" office:value="17.31" calcext:value-type="float">
            <text:p>17.31</text:p>
          </table:table-cell>
          <table:table-cell table:style-name="ce4" table:formula="of:=AVERAGE([.N3:.N12])" office:value-type="float" office:value="0" calcext:value-type="float">
            <text:p>0.00</text:p>
          </table:table-cell>
          <table:table-cell table:style-name="ce4" table:formula="of:=AVERAGE([.O3:.O12])" office:value-type="float" office:value="2" calcext:value-type="float">
            <text:p>2.00</text:p>
          </table:table-cell>
          <table:table-cell table:style-name="ce4" table:formula="of:=AVERAGE([.P3:.P12])" office:value-type="float" office:value="0" calcext:value-type="float">
            <text:p>0.00</text:p>
          </table:table-cell>
          <table:table-cell table:style-name="ce4" table:formula="of:=AVERAGE([.Q3:.Q12])" office:value-type="float" office:value="8.5" calcext:value-type="float">
            <text:p>8.50</text:p>
          </table:table-cell>
          <table:table-cell table:style-name="ce4" table:formula="of:=AVERAGE([.R3:.R12])" office:value-type="float" office:value="0.888523316638639" calcext:value-type="float">
            <text:p>0.89</text:p>
          </table:table-cell>
          <table:table-cell table:style-name="ce4" table:formula="of:=AVERAGE([.S3:.S12])" office:value-type="float" office:value="23" calcext:value-type="float">
            <text:p>23.00</text:p>
          </table:table-cell>
          <table:table-cell table:style-name="ce4" table:formula="of:=AVERAGE([.T3:.T12])"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900" calcext:value-type="float">
            <text:p>1900</text:p>
          </table:table-cell>
          <table:table-cell office:value-type="float" office:value="104.28" calcext:value-type="float">
            <text:p>104.28</text:p>
          </table:table-cell>
          <table:table-cell office:value-type="float" office:value="4.10373385820126" calcext:value-type="float">
            <text:p>4.10</text:p>
          </table:table-cell>
          <table:table-cell office:value-type="float" office:value="428.1" calcext:value-type="float">
            <text:p>428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28.1" calcext:value-type="float">
            <text:p>428.10</text:p>
          </table:table-cell>
          <table:table-cell office:value-type="float" office:value="1253.02" calcext:value-type="float">
            <text:p>1253.02</text:p>
          </table:table-cell>
          <table:table-cell office:value-type="float" office:value="0" calcext:value-type="float">
            <text:p>0.00</text:p>
          </table:table-cell>
          <table:table-cell office:value-type="float" office:value="21.7" calcext:value-type="float">
            <text:p>21.70</text:p>
          </table:table-cell>
          <table:table-cell office:value-type="float" office:value="0" calcext:value-type="float">
            <text:p>0.00</text:p>
          </table:table-cell>
          <table:table-cell office:value-type="float" office:value="9.6" calcext:value-type="float">
            <text:p>9.60</text:p>
          </table:table-cell>
          <table:table-cell office:value-type="float" office:value="0" calcext:value-type="float">
            <text:p>0.00</text:p>
          </table:table-cell>
          <table:table-cell office:value-type="float" office:value="1.6" calcext:value-type="float">
            <text:p>1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900" calcext:value-type="float">
            <text:p>1900</text:p>
          </table:table-cell>
          <table:table-cell office:value-type="float" office:value="104.515" calcext:value-type="float">
            <text:p>104.52</text:p>
          </table:table-cell>
          <table:table-cell office:value-type="float" office:value="4.61510962406152" calcext:value-type="float">
            <text:p>4.62</text:p>
          </table:table-cell>
          <table:table-cell office:value-type="float" office:value="483.63" calcext:value-type="float">
            <text:p>483.6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83.63" calcext:value-type="float">
            <text:p>483.63</text:p>
          </table:table-cell>
          <table:table-cell office:value-type="float" office:value="1338.24" calcext:value-type="float">
            <text:p>1338.24</text:p>
          </table:table-cell>
          <table:table-cell office:value-type="float" office:value="0" calcext:value-type="float">
            <text:p>0.00</text:p>
          </table:table-cell>
          <table:table-cell office:value-type="float" office:value="59.3" calcext:value-type="float">
            <text:p>59.30</text:p>
          </table:table-cell>
          <table:table-cell office:value-type="float" office:value="0" calcext:value-type="float">
            <text:p>0.00</text:p>
          </table:table-cell>
          <table:table-cell office:value-type="float" office:value="53.4" calcext:value-type="float">
            <text:p>53.4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900" calcext:value-type="float">
            <text:p>1900</text:p>
          </table:table-cell>
          <table:table-cell office:value-type="float" office:value="103.83" calcext:value-type="float">
            <text:p>103.83</text:p>
          </table:table-cell>
          <table:table-cell office:value-type="float" office:value="4.85940217245745" calcext:value-type="float">
            <text:p>4.86</text:p>
          </table:table-cell>
          <table:table-cell office:value-type="float" office:value="402.8" calcext:value-type="float">
            <text:p>402.8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02.8" calcext:value-type="float">
            <text:p>402.80</text:p>
          </table:table-cell>
          <table:table-cell office:value-type="float" office:value="914.89" calcext:value-type="float">
            <text:p>914.89</text:p>
          </table:table-cell>
          <table:table-cell office:value-type="float" office:value="0" calcext:value-type="float">
            <text:p>0.00</text:p>
          </table:table-cell>
          <table:table-cell office:value-type="float" office:value="212.6" calcext:value-type="float">
            <text:p>212.60</text:p>
          </table:table-cell>
          <table:table-cell office:value-type="float" office:value="0" calcext:value-type="float">
            <text:p>0.00</text:p>
          </table:table-cell>
          <table:table-cell office:value-type="float" office:value="80.9" calcext:value-type="float">
            <text:p>80.9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900" calcext:value-type="float">
            <text:p>1900</text:p>
          </table:table-cell>
          <table:table-cell office:value-type="float" office:value="105.64" calcext:value-type="float">
            <text:p>105.64</text:p>
          </table:table-cell>
          <table:table-cell office:value-type="float" office:value="3.77309031515491" calcext:value-type="float">
            <text:p>3.77</text:p>
          </table:table-cell>
          <table:table-cell office:value-type="float" office:value="429.8685" calcext:value-type="float">
            <text:p>429.87</text:p>
          </table:table-cell>
          <table:table-cell office:value-type="float" office:value="4.71347259961999" calcext:value-type="float">
            <text:p>4.71</text:p>
          </table:table-cell>
          <table:table-cell office:value-type="float" office:value="420.29" calcext:value-type="float">
            <text:p>420.29</text:p>
          </table:table-cell>
          <table:table-cell office:value-type="float" office:value="432.16" calcext:value-type="float">
            <text:p>432.16</text:p>
          </table:table-cell>
          <table:table-cell office:value-type="float" office:value="1203.1975" calcext:value-type="float">
            <text:p>1203.20</text:p>
          </table:table-cell>
          <table:table-cell office:value-type="float" office:value="13.6894069207583" calcext:value-type="float">
            <text:p>13.69</text:p>
          </table:table-cell>
          <table:table-cell office:value-type="float" office:value="56.88" calcext:value-type="float">
            <text:p>56.88</text:p>
          </table:table-cell>
          <table:table-cell office:value-type="float" office:value="1.71973070107227" calcext:value-type="float">
            <text:p>1.72</text:p>
          </table:table-cell>
          <table:table-cell office:value-type="float" office:value="29.5" calcext:value-type="float">
            <text:p>29.50</text:p>
          </table:table-cell>
          <table:table-cell office:value-type="float" office:value="0" calcext:value-type="float">
            <text:p>0.00</text:p>
          </table:table-cell>
          <table:table-cell office:value-type="float" office:value="1.9" calcext:value-type="float">
            <text:p>1.9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900" calcext:value-type="float">
            <text:p>1900</text:p>
          </table:table-cell>
          <table:table-cell office:value-type="float" office:value="102.075" calcext:value-type="float">
            <text:p>102.08</text:p>
          </table:table-cell>
          <table:table-cell office:value-type="float" office:value="3.89572978096733" calcext:value-type="float">
            <text:p>3.90</text:p>
          </table:table-cell>
          <table:table-cell office:value-type="float" office:value="372.862" calcext:value-type="float">
            <text:p>372.86</text:p>
          </table:table-cell>
          <table:table-cell office:value-type="float" office:value="1.92307484048469" calcext:value-type="float">
            <text:p>1.92</text:p>
          </table:table-cell>
          <table:table-cell office:value-type="float" office:value="372.16" calcext:value-type="float">
            <text:p>372.16</text:p>
          </table:table-cell>
          <table:table-cell office:value-type="float" office:value="378.39" calcext:value-type="float">
            <text:p>378.39</text:p>
          </table:table-cell>
          <table:table-cell office:value-type="float" office:value="1065.426" calcext:value-type="float">
            <text:p>1065.43</text:p>
          </table:table-cell>
          <table:table-cell office:value-type="float" office:value="25.1929178435862" calcext:value-type="float">
            <text:p>25.19</text:p>
          </table:table-cell>
          <table:table-cell office:value-type="float" office:value="33.78" calcext:value-type="float">
            <text:p>33.78</text:p>
          </table:table-cell>
          <table:table-cell office:value-type="float" office:value="12.5812558991541" calcext:value-type="float">
            <text:p>12.58</text:p>
          </table:table-cell>
          <table:table-cell office:value-type="float" office:value="19.37" calcext:value-type="float">
            <text:p>19.37</text:p>
          </table:table-cell>
          <table:table-cell office:value-type="float" office:value="7.16079237015158" calcext:value-type="float">
            <text:p>7.16</text:p>
          </table:table-cell>
          <table:table-cell office:value-type="float" office:value="1.9" calcext:value-type="float">
            <text:p>1.9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00" calcext:value-type="float">
            <text:p>1900</text:p>
          </table:table-cell>
          <table:table-cell office:value-type="float" office:value="106.34" calcext:value-type="float">
            <text:p>106.34</text:p>
          </table:table-cell>
          <table:table-cell office:value-type="float" office:value="4.62901603731119" calcext:value-type="float">
            <text:p>4.63</text:p>
          </table:table-cell>
          <table:table-cell office:value-type="float" office:value="471" calcext:value-type="float">
            <text:p>47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71" calcext:value-type="float">
            <text:p>471.00</text:p>
          </table:table-cell>
          <table:table-cell office:value-type="float" office:value="977.48" calcext:value-type="float">
            <text:p>977.48</text:p>
          </table:table-cell>
          <table:table-cell office:value-type="float" office:value="0" calcext:value-type="float">
            <text:p>0.00</text:p>
          </table:table-cell>
          <table:table-cell office:value-type="float" office:value="292.2" calcext:value-type="float">
            <text:p>292.20</text:p>
          </table:table-cell>
          <table:table-cell office:value-type="float" office:value="0" calcext:value-type="float">
            <text:p>0.00</text:p>
          </table:table-cell>
          <table:table-cell office:value-type="float" office:value="143.3" calcext:value-type="float">
            <text:p>143.30</text:p>
          </table:table-cell>
          <table:table-cell office:value-type="float" office:value="0" calcext:value-type="float">
            <text:p>0.00</text:p>
          </table:table-cell>
          <table:table-cell office:value-type="float" office:value="1.95" calcext:value-type="float">
            <text:p>1.95</text:p>
          </table:table-cell>
          <table:table-cell office:value-type="float" office:value="0.223606797749979" calcext:value-type="float">
            <text:p>0.2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900" calcext:value-type="float">
            <text:p>1900</text:p>
          </table:table-cell>
          <table:table-cell office:value-type="float" office:value="103.865" calcext:value-type="float">
            <text:p>103.87</text:p>
          </table:table-cell>
          <table:table-cell office:value-type="float" office:value="4.73511796107163" calcext:value-type="float">
            <text:p>4.74</text:p>
          </table:table-cell>
          <table:table-cell office:value-type="float" office:value="328.67" calcext:value-type="float">
            <text:p>328.6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28.67" calcext:value-type="float">
            <text:p>328.67</text:p>
          </table:table-cell>
          <table:table-cell office:value-type="float" office:value="986.01" calcext:value-type="float">
            <text:p>986.01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900" calcext:value-type="float">
            <text:p>1900</text:p>
          </table:table-cell>
          <table:table-cell office:value-type="float" office:value="105.07" calcext:value-type="float">
            <text:p>105.07</text:p>
          </table:table-cell>
          <table:table-cell office:value-type="float" office:value="4.80669489248836" calcext:value-type="float">
            <text:p>4.81</text:p>
          </table:table-cell>
          <table:table-cell office:value-type="float" office:value="359.7" calcext:value-type="float">
            <text:p>359.7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59.7" calcext:value-type="float">
            <text:p>359.70</text:p>
          </table:table-cell>
          <table:table-cell office:value-type="float" office:value="1075.06" calcext:value-type="float">
            <text:p>1075.06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75" calcext:value-type="float">
            <text:p>22.75</text:p>
          </table:table-cell>
          <table:table-cell office:value-type="float" office:value="0.444261658319319" calcext:value-type="float">
            <text:p>0.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900" calcext:value-type="float">
            <text:p>1900</text:p>
          </table:table-cell>
          <table:table-cell office:value-type="float" office:value="106.52" calcext:value-type="float">
            <text:p>106.52</text:p>
          </table:table-cell>
          <table:table-cell office:value-type="float" office:value="4.25213259188226" calcext:value-type="float">
            <text:p>4.25</text:p>
          </table:table-cell>
          <table:table-cell office:value-type="float" office:value="403.03" calcext:value-type="float">
            <text:p>403.03</text:p>
          </table:table-cell>
          <table:table-cell office:value-type="float" office:value="0.639736787979819" calcext:value-type="float">
            <text:p>0.64</text:p>
          </table:table-cell>
          <table:table-cell office:value-type="float" office:value="402.67" calcext:value-type="float">
            <text:p>402.67</text:p>
          </table:table-cell>
          <table:table-cell office:value-type="float" office:value="404.11" calcext:value-type="float">
            <text:p>404.11</text:p>
          </table:table-cell>
          <table:table-cell office:value-type="float" office:value="1117.62" calcext:value-type="float">
            <text:p>1117.62</text:p>
          </table:table-cell>
          <table:table-cell office:value-type="float" office:value="1.91921036393943" calcext:value-type="float">
            <text:p>1.92</text:p>
          </table:table-cell>
          <table:table-cell office:value-type="float" office:value="68" calcext:value-type="float">
            <text:p>68.00</text:p>
          </table:table-cell>
          <table:table-cell office:value-type="float" office:value="0" calcext:value-type="float">
            <text:p>0.00</text:p>
          </table:table-cell>
          <table:table-cell office:value-type="float" office:value="23.5" calcext:value-type="float">
            <text:p>23.50</text:p>
          </table:table-cell>
          <table:table-cell office:value-type="float" office:value="0" calcext:value-type="float">
            <text:p>0.00</text:p>
          </table:table-cell>
          <table:table-cell office:value-type="float" office:value="1.95" calcext:value-type="float">
            <text:p>1.95</text:p>
          </table:table-cell>
          <table:table-cell office:value-type="float" office:value="0.223606797749979" calcext:value-type="float">
            <text:p>0.2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900" calcext:value-type="float">
            <text:p>1900</text:p>
          </table:table-cell>
          <table:table-cell office:value-type="float" office:value="105.665" calcext:value-type="float">
            <text:p>105.67</text:p>
          </table:table-cell>
          <table:table-cell office:value-type="float" office:value="4.82474706181851" calcext:value-type="float">
            <text:p>4.82</text:p>
          </table:table-cell>
          <table:table-cell office:value-type="float" office:value="469.58" calcext:value-type="float">
            <text:p>469.5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69.58" calcext:value-type="float">
            <text:p>469.58</text:p>
          </table:table-cell>
          <table:table-cell office:value-type="float" office:value="1349.95" calcext:value-type="float">
            <text:p>1349.95</text:p>
          </table:table-cell>
          <table:table-cell office:value-type="float" office:value="0" calcext:value-type="float">
            <text:p>0.00</text:p>
          </table:table-cell>
          <table:table-cell office:value-type="float" office:value="31" calcext:value-type="float">
            <text:p>31.00</text:p>
          </table:table-cell>
          <table:table-cell office:value-type="float" office:value="0" calcext:value-type="float">
            <text:p>0.00</text:p>
          </table:table-cell>
          <table:table-cell office:value-type="float" office:value="27.8" calcext:value-type="float">
            <text:p>27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formula="of:=AVERAGE([.B14:.B23])" office:value-type="float" office:value="1900" calcext:value-type="float">
            <text:p>1900</text:p>
          </table:table-cell>
          <table:table-cell table:style-name="ce4" table:formula="of:=AVERAGE([.C14:.C23])" office:value-type="float" office:value="104.78" calcext:value-type="float">
            <text:p>104.78</text:p>
          </table:table-cell>
          <table:table-cell table:style-name="ce4" table:formula="of:=AVERAGE([.D14:.D23])" office:value-type="float" office:value="4.44947742954144" calcext:value-type="float">
            <text:p>4.45</text:p>
          </table:table-cell>
          <table:table-cell table:style-name="ce4" table:formula="of:=AVERAGE([.E14:.E23])" office:value-type="float" office:value="414.92405" calcext:value-type="float">
            <text:p>414.92</text:p>
          </table:table-cell>
          <table:table-cell table:style-name="ce4" table:formula="of:=AVERAGE([.F14:.F23])" office:value-type="float" office:value="0.72762842280845" calcext:value-type="float">
            <text:p>0.73</text:p>
          </table:table-cell>
          <table:table-cell table:style-name="ce4" table:formula="of:=AVERAGE([.G14:.G23])" office:value-type="float" office:value="413.86" calcext:value-type="float">
            <text:p>413.86</text:p>
          </table:table-cell>
          <table:table-cell table:style-name="ce4" table:formula="of:=AVERAGE([.H14:.H23])" office:value-type="float" office:value="415.814" calcext:value-type="float">
            <text:p>415.81</text:p>
          </table:table-cell>
          <table:table-cell table:style-name="ce4" table:formula="of:=AVERAGE([.I14:.I23])" office:value-type="float" office:value="1128.08935" calcext:value-type="float">
            <text:p>1128.09</text:p>
          </table:table-cell>
          <table:table-cell table:style-name="ce4" table:formula="of:=AVERAGE([.J14:.J23])" office:value-type="float" office:value="4.08015351282839" calcext:value-type="float">
            <text:p>4.08</text:p>
          </table:table-cell>
          <table:table-cell table:style-name="ce4" table:formula="of:=AVERAGE([.K14:.K23])" office:value-type="float" office:value="77.746" calcext:value-type="float">
            <text:p>77.75</text:p>
          </table:table-cell>
          <table:table-cell table:style-name="ce4" table:formula="of:=AVERAGE([.L14:.L23])" office:value-type="float" office:value="1.43009866002264" calcext:value-type="float">
            <text:p>1.43</text:p>
          </table:table-cell>
          <table:table-cell table:style-name="ce4" table:formula="of:=AVERAGE([.M14:.M23])" office:value-type="float" office:value="38.937" calcext:value-type="float">
            <text:p>38.94</text:p>
          </table:table-cell>
          <table:table-cell table:style-name="ce4" table:formula="of:=AVERAGE([.N14:.N23])" office:value-type="float" office:value="0.716079237015158" calcext:value-type="float">
            <text:p>0.72</text:p>
          </table:table-cell>
          <table:table-cell table:style-name="ce4" table:formula="of:=AVERAGE([.O14:.O23])" office:value-type="float" office:value="1.93" calcext:value-type="float">
            <text:p>1.93</text:p>
          </table:table-cell>
          <table:table-cell table:style-name="ce4" table:formula="of:=AVERAGE([.P14:.P23])" office:value-type="float" office:value="0.156542529670109" calcext:value-type="float">
            <text:p>0.16</text:p>
          </table:table-cell>
          <table:table-cell table:style-name="ce4" table:formula="of:=AVERAGE([.Q14:.Q23])" office:value-type="float" office:value="8.5" calcext:value-type="float">
            <text:p>8.50</text:p>
          </table:table-cell>
          <table:table-cell table:style-name="ce4" table:formula="of:=AVERAGE([.R14:.R23])" office:value-type="float" office:value="0.888523316638639" calcext:value-type="float">
            <text:p>0.89</text:p>
          </table:table-cell>
          <table:table-cell table:style-name="ce4" table:formula="of:=AVERAGE([.S14:.S23])" office:value-type="float" office:value="22.97" calcext:value-type="float">
            <text:p>22.97</text:p>
          </table:table-cell>
          <table:table-cell table:style-name="ce4" table:formula="of:=AVERAGE([.T14:.T23])" office:value-type="float" office:value="0.0667868456069298" calcext:value-type="float">
            <text:p>0.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900" calcext:value-type="float">
            <text:p>1900</text:p>
          </table:table-cell>
          <table:table-cell office:value-type="float" office:value="126.6" calcext:value-type="float">
            <text:p>126.60</text:p>
          </table:table-cell>
          <table:table-cell office:value-type="float" office:value="5.45015692676053" calcext:value-type="float">
            <text:p>5.45</text:p>
          </table:table-cell>
          <table:table-cell office:value-type="float" office:value="966.636" calcext:value-type="float">
            <text:p>966.64</text:p>
          </table:table-cell>
          <table:table-cell office:value-type="float" office:value="1.63707505534785" calcext:value-type="float">
            <text:p>1.64</text:p>
          </table:table-cell>
          <table:table-cell office:value-type="float" office:value="965.15" calcext:value-type="float">
            <text:p>965.15</text:p>
          </table:table-cell>
          <table:table-cell office:value-type="float" office:value="971.58" calcext:value-type="float">
            <text:p>971.58</text:p>
          </table:table-cell>
          <table:table-cell office:value-type="float" office:value="1737.2155" calcext:value-type="float">
            <text:p>1737.22</text:p>
          </table:table-cell>
          <table:table-cell office:value-type="float" office:value="3.61183067009978" calcext:value-type="float">
            <text:p>3.61</text:p>
          </table:table-cell>
          <table:table-cell office:value-type="float" office:value="971.905" calcext:value-type="float">
            <text:p>971.91</text:p>
          </table:table-cell>
          <table:table-cell office:value-type="float" office:value="4.53726964037554" calcext:value-type="float">
            <text:p>4.54</text:p>
          </table:table-cell>
          <table:table-cell office:value-type="float" office:value="190.8" calcext:value-type="float">
            <text:p>190.80</text:p>
          </table:table-cell>
          <table:table-cell office:value-type="float" office:value="0" calcext:value-type="float">
            <text:p>0.00</text:p>
          </table:table-cell>
          <table:table-cell office:value-type="float" office:value="1.6" calcext:value-type="float">
            <text:p>1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900" calcext:value-type="float">
            <text:p>1900</text:p>
          </table:table-cell>
          <table:table-cell office:value-type="float" office:value="132.42" calcext:value-type="float">
            <text:p>132.42</text:p>
          </table:table-cell>
          <table:table-cell office:value-type="float" office:value="5.9348746273283" calcext:value-type="float">
            <text:p>5.93</text:p>
          </table:table-cell>
          <table:table-cell office:value-type="float" office:value="582.8005" calcext:value-type="float">
            <text:p>582.80</text:p>
          </table:table-cell>
          <table:table-cell office:value-type="float" office:value="1.15276543923501" calcext:value-type="float">
            <text:p>1.15</text:p>
          </table:table-cell>
          <table:table-cell office:value-type="float" office:value="582.22" calcext:value-type="float">
            <text:p>582.22</text:p>
          </table:table-cell>
          <table:table-cell office:value-type="float" office:value="586.42" calcext:value-type="float">
            <text:p>586.42</text:p>
          </table:table-cell>
          <table:table-cell office:value-type="float" office:value="1698.141" calcext:value-type="float">
            <text:p>1698.14</text:p>
          </table:table-cell>
          <table:table-cell office:value-type="float" office:value="4.0256649009495" calcext:value-type="float">
            <text:p>4.03</text:p>
          </table:table-cell>
          <table:table-cell office:value-type="float" office:value="37.535" calcext:value-type="float">
            <text:p>37.54</text:p>
          </table:table-cell>
          <table:table-cell office:value-type="float" office:value="5.68999815003208" calcext:value-type="float">
            <text:p>5.69</text:p>
          </table:table-cell>
          <table:table-cell office:value-type="float" office:value="12.69" calcext:value-type="float">
            <text:p>12.69</text:p>
          </table:table-cell>
          <table:table-cell office:value-type="float" office:value="0.165115589496379" calcext:value-type="float">
            <text:p>0.17</text:p>
          </table:table-cell>
          <table:table-cell office:value-type="float" office:value="1.85" calcext:value-type="float">
            <text:p>1.85</text:p>
          </table:table-cell>
          <table:table-cell office:value-type="float" office:value="0.366347548532523" calcext:value-type="float">
            <text:p>0.3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900" calcext:value-type="float">
            <text:p>1900</text:p>
          </table:table-cell>
          <table:table-cell office:value-type="float" office:value="128.82" calcext:value-type="float">
            <text:p>128.82</text:p>
          </table:table-cell>
          <table:table-cell office:value-type="float" office:value="5.72589685000019" calcext:value-type="float">
            <text:p>5.73</text:p>
          </table:table-cell>
          <table:table-cell office:value-type="float" office:value="551.4125" calcext:value-type="float">
            <text:p>551.41</text:p>
          </table:table-cell>
          <table:table-cell office:value-type="float" office:value="1.53804002069621" calcext:value-type="float">
            <text:p>1.54</text:p>
          </table:table-cell>
          <table:table-cell office:value-type="float" office:value="548.79" calcext:value-type="float">
            <text:p>548.79</text:p>
          </table:table-cell>
          <table:table-cell office:value-type="float" office:value="554.24" calcext:value-type="float">
            <text:p>554.24</text:p>
          </table:table-cell>
          <table:table-cell office:value-type="float" office:value="1644.2725" calcext:value-type="float">
            <text:p>1644.27</text:p>
          </table:table-cell>
          <table:table-cell office:value-type="float" office:value="4.89119173402016" calcext:value-type="float">
            <text:p>4.89</text:p>
          </table:table-cell>
          <table:table-cell office:value-type="float" office:value="5.36" calcext:value-type="float">
            <text:p>5.36</text:p>
          </table:table-cell>
          <table:table-cell office:value-type="float" office:value="1.1609433550713" calcext:value-type="float">
            <text:p>1.16</text:p>
          </table:table-cell>
          <table:table-cell office:value-type="float" office:value="4.6" calcext:value-type="float">
            <text:p>4.60</text:p>
          </table:table-cell>
          <table:table-cell office:value-type="float" office:value="0" calcext:value-type="float">
            <text:p>0.00</text:p>
          </table:table-cell>
          <table:table-cell office:value-type="float" office:value="1.6" calcext:value-type="float">
            <text:p>1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900" calcext:value-type="float">
            <text:p>1900</text:p>
          </table:table-cell>
          <table:table-cell office:value-type="float" office:value="127.71" calcext:value-type="float">
            <text:p>127.71</text:p>
          </table:table-cell>
          <table:table-cell office:value-type="float" office:value="4.39004855506058" calcext:value-type="float">
            <text:p>4.39</text:p>
          </table:table-cell>
          <table:table-cell office:value-type="float" office:value="522.945" calcext:value-type="float">
            <text:p>522.95</text:p>
          </table:table-cell>
          <table:table-cell office:value-type="float" office:value="2.52726500807744" calcext:value-type="float">
            <text:p>2.53</text:p>
          </table:table-cell>
          <table:table-cell office:value-type="float" office:value="519.84" calcext:value-type="float">
            <text:p>519.84</text:p>
          </table:table-cell>
          <table:table-cell office:value-type="float" office:value="526.15" calcext:value-type="float">
            <text:p>526.15</text:p>
          </table:table-cell>
          <table:table-cell office:value-type="float" office:value="1547.211" calcext:value-type="float">
            <text:p>1547.21</text:p>
          </table:table-cell>
          <table:table-cell office:value-type="float" office:value="13.1757176574741" calcext:value-type="float">
            <text:p>13.18</text:p>
          </table:table-cell>
          <table:table-cell office:value-type="float" office:value="14.1" calcext:value-type="float">
            <text:p>14.10</text:p>
          </table:table-cell>
          <table:table-cell office:value-type="float" office:value="5.54028310125983" calcext:value-type="float">
            <text:p>5.54</text:p>
          </table:table-cell>
          <table:table-cell office:value-type="float" office:value="7.5" calcext:value-type="float">
            <text:p>7.50</text:p>
          </table:table-cell>
          <table:table-cell office:value-type="float" office:value="0.205195670417031" calcext:value-type="float">
            <text:p>0.21</text:p>
          </table:table-cell>
          <table:table-cell office:value-type="float" office:value="1.7" calcext:value-type="float">
            <text:p>1.70</text:p>
          </table:table-cell>
          <table:table-cell office:value-type="float" office:value="0.470162345981627" calcext:value-type="float">
            <text:p>0.4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" calcext:value-type="float">
            <text:p>22.90</text:p>
          </table:table-cell>
          <table:table-cell office:value-type="float" office:value="0.307793505625546" calcext:value-type="float">
            <text:p>0.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900" calcext:value-type="float">
            <text:p>1900</text:p>
          </table:table-cell>
          <table:table-cell office:value-type="float" office:value="127.765" calcext:value-type="float">
            <text:p>127.77</text:p>
          </table:table-cell>
          <table:table-cell office:value-type="float" office:value="4.91927198293663" calcext:value-type="float">
            <text:p>4.92</text:p>
          </table:table-cell>
          <table:table-cell office:value-type="float" office:value="675.0625" calcext:value-type="float">
            <text:p>675.06</text:p>
          </table:table-cell>
          <table:table-cell office:value-type="float" office:value="4.50803128345751" calcext:value-type="float">
            <text:p>4.51</text:p>
          </table:table-cell>
          <table:table-cell office:value-type="float" office:value="670.61" calcext:value-type="float">
            <text:p>670.61</text:p>
          </table:table-cell>
          <table:table-cell office:value-type="float" office:value="681.47" calcext:value-type="float">
            <text:p>681.47</text:p>
          </table:table-cell>
          <table:table-cell office:value-type="float" office:value="1741.504" calcext:value-type="float">
            <text:p>1741.50</text:p>
          </table:table-cell>
          <table:table-cell office:value-type="float" office:value="14.201627927441" calcext:value-type="float">
            <text:p>14.20</text:p>
          </table:table-cell>
          <table:table-cell office:value-type="float" office:value="216.73" calcext:value-type="float">
            <text:p>216.73</text:p>
          </table:table-cell>
          <table:table-cell office:value-type="float" office:value="10.2251547408186" calcext:value-type="float">
            <text:p>10.23</text:p>
          </table:table-cell>
          <table:table-cell office:value-type="float" office:value="66.91" calcext:value-type="float">
            <text:p>66.91</text:p>
          </table:table-cell>
          <table:table-cell office:value-type="float" office:value="13.8814871037121" calcext:value-type="float">
            <text:p>13.88</text:p>
          </table:table-cell>
          <table:table-cell office:value-type="float" office:value="1.65" calcext:value-type="float">
            <text:p>1.6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900" calcext:value-type="float">
            <text:p>1900</text:p>
          </table:table-cell>
          <table:table-cell office:value-type="float" office:value="127.22" calcext:value-type="float">
            <text:p>127.22</text:p>
          </table:table-cell>
          <table:table-cell office:value-type="float" office:value="5.78005645574323" calcext:value-type="float">
            <text:p>5.78</text:p>
          </table:table-cell>
          <table:table-cell office:value-type="float" office:value="841.7665" calcext:value-type="float">
            <text:p>841.77</text:p>
          </table:table-cell>
          <table:table-cell office:value-type="float" office:value="2.9654701854938" calcext:value-type="float">
            <text:p>2.97</text:p>
          </table:table-cell>
          <table:table-cell office:value-type="float" office:value="830.3" calcext:value-type="float">
            <text:p>830.30</text:p>
          </table:table-cell>
          <table:table-cell office:value-type="float" office:value="845.75" calcext:value-type="float">
            <text:p>845.75</text:p>
          </table:table-cell>
          <table:table-cell office:value-type="float" office:value="1619.1565" calcext:value-type="float">
            <text:p>1619.16</text:p>
          </table:table-cell>
          <table:table-cell office:value-type="float" office:value="8.10156532958126" calcext:value-type="float">
            <text:p>8.10</text:p>
          </table:table-cell>
          <table:table-cell office:value-type="float" office:value="726.42" calcext:value-type="float">
            <text:p>726.42</text:p>
          </table:table-cell>
          <table:table-cell office:value-type="float" office:value="7.54464606264115" calcext:value-type="float">
            <text:p>7.54</text:p>
          </table:table-cell>
          <table:table-cell office:value-type="float" office:value="179.68" calcext:value-type="float">
            <text:p>179.68</text:p>
          </table:table-cell>
          <table:table-cell office:value-type="float" office:value="4.16736695869479" calcext:value-type="float">
            <text:p>4.17</text:p>
          </table:table-cell>
          <table:table-cell office:value-type="float" office:value="1.75" calcext:value-type="float">
            <text:p>1.75</text:p>
          </table:table-cell>
          <table:table-cell office:value-type="float" office:value="0.550119604220181" calcext:value-type="float">
            <text:p>0.5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900" calcext:value-type="float">
            <text:p>1900</text:p>
          </table:table-cell>
          <table:table-cell office:value-type="float" office:value="132.535" calcext:value-type="float">
            <text:p>132.54</text:p>
          </table:table-cell>
          <table:table-cell office:value-type="float" office:value="5.54116413761585" calcext:value-type="float">
            <text:p>5.54</text:p>
          </table:table-cell>
          <table:table-cell office:value-type="float" office:value="532.6475" calcext:value-type="float">
            <text:p>532.65</text:p>
          </table:table-cell>
          <table:table-cell office:value-type="float" office:value="3.11329048300653" calcext:value-type="float">
            <text:p>3.11</text:p>
          </table:table-cell>
          <table:table-cell office:value-type="float" office:value="528.53" calcext:value-type="float">
            <text:p>528.53</text:p>
          </table:table-cell>
          <table:table-cell office:value-type="float" office:value="537.47" calcext:value-type="float">
            <text:p>537.47</text:p>
          </table:table-cell>
          <table:table-cell office:value-type="float" office:value="1595.3" calcext:value-type="float">
            <text:p>1595.30</text:p>
          </table:table-cell>
          <table:table-cell office:value-type="float" office:value="12.4544521737156" calcext:value-type="float">
            <text:p>12.45</text:p>
          </table:table-cell>
          <table:table-cell office:value-type="float" office:value="1.355" calcext:value-type="float">
            <text:p>1.36</text:p>
          </table:table-cell>
          <table:table-cell office:value-type="float" office:value="6.05974421902443" calcext:value-type="float">
            <text:p>6.06</text:p>
          </table:table-cell>
          <table:table-cell office:value-type="float" office:value="1.29" calcext:value-type="float">
            <text:p>1.29</text:p>
          </table:table-cell>
          <table:table-cell office:value-type="float" office:value="5.76905538194946" calcext:value-type="float">
            <text:p>5.77</text:p>
          </table:table-cell>
          <table:table-cell office:value-type="float" office:value="1.3" calcext:value-type="float">
            <text:p>1.30</text:p>
          </table:table-cell>
          <table:table-cell office:value-type="float" office:value="0.470162345981627" calcext:value-type="float">
            <text:p>0.4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900" calcext:value-type="float">
            <text:p>1900</text:p>
          </table:table-cell>
          <table:table-cell office:value-type="float" office:value="131.1" calcext:value-type="float">
            <text:p>131.10</text:p>
          </table:table-cell>
          <table:table-cell office:value-type="float" office:value="5.10056756387798" calcext:value-type="float">
            <text:p>5.10</text:p>
          </table:table-cell>
          <table:table-cell office:value-type="float" office:value="474.672" calcext:value-type="float">
            <text:p>474.67</text:p>
          </table:table-cell>
          <table:table-cell office:value-type="float" office:value="1.68658047071895" calcext:value-type="float">
            <text:p>1.69</text:p>
          </table:table-cell>
          <table:table-cell office:value-type="float" office:value="471.33" calcext:value-type="float">
            <text:p>471.33</text:p>
          </table:table-cell>
          <table:table-cell office:value-type="float" office:value="477.66" calcext:value-type="float">
            <text:p>477.66</text:p>
          </table:table-cell>
          <table:table-cell office:value-type="float" office:value="1388.412" calcext:value-type="float">
            <text:p>1388.41</text:p>
          </table:table-cell>
          <table:table-cell office:value-type="float" office:value="5.05926102363407" calcext:value-type="float">
            <text:p>5.06</text:p>
          </table:table-cell>
          <table:table-cell office:value-type="float" office:value="26.6" calcext:value-type="float">
            <text:p>26.60</text:p>
          </table:table-cell>
          <table:table-cell office:value-type="float" office:value="0" calcext:value-type="float">
            <text:p>0.00</text:p>
          </table:table-cell>
          <table:table-cell office:value-type="float" office:value="9.1" calcext:value-type="float">
            <text:p>9.10</text:p>
          </table:table-cell>
          <table:table-cell office:value-type="float" office:value="0" calcext:value-type="float">
            <text:p>0.00</text:p>
          </table:table-cell>
          <table:table-cell office:value-type="float" office:value="1.45" calcext:value-type="float">
            <text:p>1.45</text:p>
          </table:table-cell>
          <table:table-cell office:value-type="float" office:value="0.51041778553404" calcext:value-type="float">
            <text:p>0.51</text:p>
          </table:table-cell>
          <table:table-cell office:value-type="float" office:value="8.45" calcext:value-type="float">
            <text:p>8.45</text:p>
          </table:table-cell>
          <table:table-cell office:value-type="float" office:value="0.944513241388333" calcext:value-type="float">
            <text:p>0.94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900" calcext:value-type="float">
            <text:p>1900</text:p>
          </table:table-cell>
          <table:table-cell office:value-type="float" office:value="131.01" calcext:value-type="float">
            <text:p>131.01</text:p>
          </table:table-cell>
          <table:table-cell office:value-type="float" office:value="4.30811962889172" calcext:value-type="float">
            <text:p>4.31</text:p>
          </table:table-cell>
          <table:table-cell office:value-type="float" office:value="537.899" calcext:value-type="float">
            <text:p>537.90</text:p>
          </table:table-cell>
          <table:table-cell office:value-type="float" office:value="4.37676869511359" calcext:value-type="float">
            <text:p>4.38</text:p>
          </table:table-cell>
          <table:table-cell office:value-type="float" office:value="531.15" calcext:value-type="float">
            <text:p>531.15</text:p>
          </table:table-cell>
          <table:table-cell office:value-type="float" office:value="544.84" calcext:value-type="float">
            <text:p>544.84</text:p>
          </table:table-cell>
          <table:table-cell office:value-type="float" office:value="1595.132" calcext:value-type="float">
            <text:p>1595.13</text:p>
          </table:table-cell>
          <table:table-cell office:value-type="float" office:value="21.7811078448129" calcext:value-type="float">
            <text:p>21.78</text:p>
          </table:table-cell>
          <table:table-cell office:value-type="float" office:value="11.115" calcext:value-type="float">
            <text:p>11.12</text:p>
          </table:table-cell>
          <table:table-cell office:value-type="float" office:value="8.37120848975507" calcext:value-type="float">
            <text:p>8.37</text:p>
          </table:table-cell>
          <table:table-cell office:value-type="float" office:value="7.45" calcext:value-type="float">
            <text:p>7.45</text:p>
          </table:table-cell>
          <table:table-cell office:value-type="float" office:value="4.73980901236371" calcext:value-type="float">
            <text:p>4.74</text:p>
          </table:table-cell>
          <table:table-cell office:value-type="float" office:value="1.65" calcext:value-type="float">
            <text:p>1.6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900" calcext:value-type="float">
            <text:p>1900</text:p>
          </table:table-cell>
          <table:table-cell office:value-type="float" office:value="128.505" calcext:value-type="float">
            <text:p>128.51</text:p>
          </table:table-cell>
          <table:table-cell office:value-type="float" office:value="5.66563741942785" calcext:value-type="float">
            <text:p>5.67</text:p>
          </table:table-cell>
          <table:table-cell office:value-type="float" office:value="612.061" calcext:value-type="float">
            <text:p>612.06</text:p>
          </table:table-cell>
          <table:table-cell office:value-type="float" office:value="1.8089889586815" calcext:value-type="float">
            <text:p>1.81</text:p>
          </table:table-cell>
          <table:table-cell office:value-type="float" office:value="610.86" calcext:value-type="float">
            <text:p>610.86</text:p>
          </table:table-cell>
          <table:table-cell office:value-type="float" office:value="618.4" calcext:value-type="float">
            <text:p>618.40</text:p>
          </table:table-cell>
          <table:table-cell office:value-type="float" office:value="1758.9775" calcext:value-type="float">
            <text:p>1758.98</text:p>
          </table:table-cell>
          <table:table-cell office:value-type="float" office:value="5.94912100981932" calcext:value-type="float">
            <text:p>5.95</text:p>
          </table:table-cell>
          <table:table-cell office:value-type="float" office:value="60.735" calcext:value-type="float">
            <text:p>60.74</text:p>
          </table:table-cell>
          <table:table-cell office:value-type="float" office:value="2.69781100348529" calcext:value-type="float">
            <text:p>2.70</text:p>
          </table:table-cell>
          <table:table-cell office:value-type="float" office:value="16.4" calcext:value-type="float">
            <text:p>16.40</text:p>
          </table:table-cell>
          <table:table-cell office:value-type="float" office:value="0" calcext:value-type="float">
            <text:p>0.00</text:p>
          </table:table-cell>
          <table:table-cell office:value-type="float" office:value="1.9" calcext:value-type="float">
            <text:p>1.9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" calcext:value-type="float">
            <text:p>22.90</text:p>
          </table:table-cell>
          <table:table-cell office:value-type="float" office:value="0.307793505625546" calcext:value-type="float">
            <text:p>0.3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table:formula="of:=AVERAGE([.B25:.B34])" office:value-type="float" office:value="1900" calcext:value-type="float">
            <text:p>1900</text:p>
          </table:table-cell>
          <table:table-cell table:style-name="ce4" table:formula="of:=AVERAGE([.C25:.C34])" office:value-type="float" office:value="129.3685" calcext:value-type="float">
            <text:p>129.37</text:p>
          </table:table-cell>
          <table:table-cell table:style-name="ce4" table:formula="of:=AVERAGE([.D25:.D34])" office:value-type="float" office:value="5.28157941476429" calcext:value-type="float">
            <text:p>5.28</text:p>
          </table:table-cell>
          <table:table-cell table:style-name="ce4" table:formula="of:=AVERAGE([.E25:.E34])" office:value-type="float" office:value="629.79025" calcext:value-type="float">
            <text:p>629.79</text:p>
          </table:table-cell>
          <table:table-cell table:style-name="ce4" table:formula="of:=AVERAGE([.F25:.F34])" office:value-type="float" office:value="2.53142755998284" calcext:value-type="float">
            <text:p>2.53</text:p>
          </table:table-cell>
          <table:table-cell table:style-name="ce4" table:formula="of:=AVERAGE([.G25:.G34])" office:value-type="float" office:value="625.878" calcext:value-type="float">
            <text:p>625.88</text:p>
          </table:table-cell>
          <table:table-cell table:style-name="ce4" table:formula="of:=AVERAGE([.H25:.H34])" office:value-type="float" office:value="634.398" calcext:value-type="float">
            <text:p>634.40</text:p>
          </table:table-cell>
          <table:table-cell table:style-name="ce4" table:formula="of:=AVERAGE([.I25:.I34])" office:value-type="float" office:value="1632.5322" calcext:value-type="float">
            <text:p>1632.53</text:p>
          </table:table-cell>
          <table:table-cell table:style-name="ce4" table:formula="of:=AVERAGE([.J25:.J34])" office:value-type="float" office:value="9.32515402715477" calcext:value-type="float">
            <text:p>9.33</text:p>
          </table:table-cell>
          <table:table-cell table:style-name="ce4" table:formula="of:=AVERAGE([.K25:.K34])" office:value-type="float" office:value="207.1855" calcext:value-type="float">
            <text:p>207.19</text:p>
          </table:table-cell>
          <table:table-cell table:style-name="ce4" table:formula="of:=AVERAGE([.L25:.L34])" office:value-type="float" office:value="5.18270587624633" calcext:value-type="float">
            <text:p>5.18</text:p>
          </table:table-cell>
          <table:table-cell table:style-name="ce4" table:formula="of:=AVERAGE([.M25:.M34])" office:value-type="float" office:value="49.642" calcext:value-type="float">
            <text:p>49.64</text:p>
          </table:table-cell>
          <table:table-cell table:style-name="ce4" table:formula="of:=AVERAGE([.N25:.N34])" office:value-type="float" office:value="2.89280297166335" calcext:value-type="float">
            <text:p>2.89</text:p>
          </table:table-cell>
          <table:table-cell table:style-name="ce4" table:formula="of:=AVERAGE([.O25:.O34])" office:value-type="float" office:value="1.645" calcext:value-type="float">
            <text:p>1.65</text:p>
          </table:table-cell>
          <table:table-cell table:style-name="ce4" table:formula="of:=AVERAGE([.P25:.P34])" office:value-type="float" office:value="0.46589734856348" calcext:value-type="float">
            <text:p>0.47</text:p>
          </table:table-cell>
          <table:table-cell table:style-name="ce4" table:formula="of:=AVERAGE([.Q25:.Q34])" office:value-type="float" office:value="8.495" calcext:value-type="float">
            <text:p>8.50</text:p>
          </table:table-cell>
          <table:table-cell table:style-name="ce4" table:formula="of:=AVERAGE([.R25:.R34])" office:value-type="float" office:value="0.894122309113608" calcext:value-type="float">
            <text:p>0.89</text:p>
          </table:table-cell>
          <table:table-cell table:style-name="ce4" table:formula="of:=AVERAGE([.S25:.S34])" office:value-type="float" office:value="22.97" calcext:value-type="float">
            <text:p>22.97</text:p>
          </table:table-cell>
          <table:table-cell table:style-name="ce4" table:formula="of:=AVERAGE([.T25:.T34])" office:value-type="float" office:value="0.106280060675105" calcext:value-type="float">
            <text:p>0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900" calcext:value-type="float">
            <text:p>1900</text:p>
          </table:table-cell>
          <table:table-cell office:value-type="float" office:value="166.175" calcext:value-type="float">
            <text:p>166.18</text:p>
          </table:table-cell>
          <table:table-cell office:value-type="float" office:value="6.97211551373341" calcext:value-type="float">
            <text:p>6.97</text:p>
          </table:table-cell>
          <table:table-cell office:value-type="float" office:value="1196.969" calcext:value-type="float">
            <text:p>1196.97</text:p>
          </table:table-cell>
          <table:table-cell office:value-type="float" office:value="6.56925206028653" calcext:value-type="float">
            <text:p>6.57</text:p>
          </table:table-cell>
          <table:table-cell office:value-type="float" office:value="1179.85" calcext:value-type="float">
            <text:p>1179.85</text:p>
          </table:table-cell>
          <table:table-cell office:value-type="float" office:value="1211" calcext:value-type="float">
            <text:p>1211.00</text:p>
          </table:table-cell>
          <table:table-cell office:value-type="float" office:value="2288.7955" calcext:value-type="float">
            <text:p>2288.80</text:p>
          </table:table-cell>
          <table:table-cell office:value-type="float" office:value="19.3767384890669" calcext:value-type="float">
            <text:p>19.38</text:p>
          </table:table-cell>
          <table:table-cell office:value-type="float" office:value="1051.47" calcext:value-type="float">
            <text:p>1051.47</text:p>
          </table:table-cell>
          <table:table-cell office:value-type="float" office:value="0.652202745358105" calcext:value-type="float">
            <text:p>0.65</text:p>
          </table:table-cell>
          <table:table-cell office:value-type="float" office:value="250.7" calcext:value-type="float">
            <text:p>250.70</text:p>
          </table:table-cell>
          <table:table-cell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0.410391340834062" calcext:value-type="float">
            <text:p>0.4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900" calcext:value-type="float">
            <text:p>1900</text:p>
          </table:table-cell>
          <table:table-cell office:value-type="float" office:value="155.325" calcext:value-type="float">
            <text:p>155.33</text:p>
          </table:table-cell>
          <table:table-cell office:value-type="float" office:value="5.72546251866446" calcext:value-type="float">
            <text:p>5.73</text:p>
          </table:table-cell>
          <table:table-cell office:value-type="float" office:value="693.7025" calcext:value-type="float">
            <text:p>693.70</text:p>
          </table:table-cell>
          <table:table-cell office:value-type="float" office:value="6.94796742333968" calcext:value-type="float">
            <text:p>6.95</text:p>
          </table:table-cell>
          <table:table-cell office:value-type="float" office:value="684.28" calcext:value-type="float">
            <text:p>684.28</text:p>
          </table:table-cell>
          <table:table-cell office:value-type="float" office:value="709.55" calcext:value-type="float">
            <text:p>709.55</text:p>
          </table:table-cell>
          <table:table-cell office:value-type="float" office:value="2064.797" calcext:value-type="float">
            <text:p>2064.80</text:p>
          </table:table-cell>
          <table:table-cell office:value-type="float" office:value="22.17744351932" calcext:value-type="float">
            <text:p>22.18</text:p>
          </table:table-cell>
          <table:table-cell office:value-type="float" office:value="10.44" calcext:value-type="float">
            <text:p>10.44</text:p>
          </table:table-cell>
          <table:table-cell office:value-type="float" office:value="10.5695391524293" calcext:value-type="float">
            <text:p>10.57</text:p>
          </table:table-cell>
          <table:table-cell office:value-type="float" office:value="5.88" calcext:value-type="float">
            <text:p>5.88</text:p>
          </table:table-cell>
          <table:table-cell office:value-type="float" office:value="4.42357321630376" calcext:value-type="float">
            <text:p>4.42</text:p>
          </table:table-cell>
          <table:table-cell office:value-type="float" office:value="1.25" calcext:value-type="float">
            <text:p>1.25</text:p>
          </table:table-cell>
          <table:table-cell office:value-type="float" office:value="0.638666373658505" calcext:value-type="float">
            <text:p>0.64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900" calcext:value-type="float">
            <text:p>1900</text:p>
          </table:table-cell>
          <table:table-cell office:value-type="float" office:value="168.475" calcext:value-type="float">
            <text:p>168.48</text:p>
          </table:table-cell>
          <table:table-cell office:value-type="float" office:value="6.8339612462897" calcext:value-type="float">
            <text:p>6.83</text:p>
          </table:table-cell>
          <table:table-cell office:value-type="float" office:value="640.723" calcext:value-type="float">
            <text:p>640.72</text:p>
          </table:table-cell>
          <table:table-cell office:value-type="float" office:value="3.55435255781742" calcext:value-type="float">
            <text:p>3.55</text:p>
          </table:table-cell>
          <table:table-cell office:value-type="float" office:value="633.43" calcext:value-type="float">
            <text:p>633.43</text:p>
          </table:table-cell>
          <table:table-cell office:value-type="float" office:value="647.98" calcext:value-type="float">
            <text:p>647.98</text:p>
          </table:table-cell>
          <table:table-cell office:value-type="float" office:value="1861.9925" calcext:value-type="float">
            <text:p>1861.99</text:p>
          </table:table-cell>
          <table:table-cell office:value-type="float" office:value="18.0585774560689" calcext:value-type="float">
            <text:p>18.06</text:p>
          </table:table-cell>
          <table:table-cell office:value-type="float" office:value="37.67" calcext:value-type="float">
            <text:p>37.67</text:p>
          </table:table-cell>
          <table:table-cell office:value-type="float" office:value="8.89382399551272" calcext:value-type="float">
            <text:p>8.89</text:p>
          </table:table-cell>
          <table:table-cell office:value-type="float" office:value="22.47" calcext:value-type="float">
            <text:p>22.47</text:p>
          </table:table-cell>
          <table:table-cell office:value-type="float" office:value="1.99765652176428" calcext:value-type="float">
            <text:p>2.00</text:p>
          </table:table-cell>
          <table:table-cell office:value-type="float" office:value="1.2" calcext:value-type="float">
            <text:p>1.20</text:p>
          </table:table-cell>
          <table:table-cell office:value-type="float" office:value="0.523148363780597" calcext:value-type="float">
            <text:p>0.5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900" calcext:value-type="float">
            <text:p>1900</text:p>
          </table:table-cell>
          <table:table-cell office:value-type="float" office:value="158.69" calcext:value-type="float">
            <text:p>158.69</text:p>
          </table:table-cell>
          <table:table-cell office:value-type="float" office:value="5.97079735484563" calcext:value-type="float">
            <text:p>5.97</text:p>
          </table:table-cell>
          <table:table-cell office:value-type="float" office:value="827.9555" calcext:value-type="float">
            <text:p>827.96</text:p>
          </table:table-cell>
          <table:table-cell office:value-type="float" office:value="14.0252353296703" calcext:value-type="float">
            <text:p>14.03</text:p>
          </table:table-cell>
          <table:table-cell office:value-type="float" office:value="800.17" calcext:value-type="float">
            <text:p>800.17</text:p>
          </table:table-cell>
          <table:table-cell office:value-type="float" office:value="848.83" calcext:value-type="float">
            <text:p>848.83</text:p>
          </table:table-cell>
          <table:table-cell office:value-type="float" office:value="2003.8475" calcext:value-type="float">
            <text:p>2003.85</text:p>
          </table:table-cell>
          <table:table-cell office:value-type="float" office:value="37.6990760566663" calcext:value-type="float">
            <text:p>37.70</text:p>
          </table:table-cell>
          <table:table-cell office:value-type="float" office:value="373.05" calcext:value-type="float">
            <text:p>373.05</text:p>
          </table:table-cell>
          <table:table-cell office:value-type="float" office:value="5.70747432389273" calcext:value-type="float">
            <text:p>5.71</text:p>
          </table:table-cell>
          <table:table-cell office:value-type="float" office:value="106.955" calcext:value-type="float">
            <text:p>106.96</text:p>
          </table:table-cell>
          <table:table-cell office:value-type="float" office:value="7.35666364597431" calcext:value-type="float">
            <text:p>7.36</text:p>
          </table:table-cell>
          <table:table-cell office:value-type="float" office:value="1.05" calcext:value-type="float">
            <text:p>1.05</text:p>
          </table:table-cell>
          <table:table-cell office:value-type="float" office:value="0.6048053188293" calcext:value-type="float">
            <text:p>0.6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900" calcext:value-type="float">
            <text:p>1900</text:p>
          </table:table-cell>
          <table:table-cell office:value-type="float" office:value="163.74" calcext:value-type="float">
            <text:p>163.74</text:p>
          </table:table-cell>
          <table:table-cell office:value-type="float" office:value="6.65498625883353" calcext:value-type="float">
            <text:p>6.65</text:p>
          </table:table-cell>
          <table:table-cell office:value-type="float" office:value="691.515" calcext:value-type="float">
            <text:p>691.52</text:p>
          </table:table-cell>
          <table:table-cell office:value-type="float" office:value="4.19135890537714" calcext:value-type="float">
            <text:p>4.19</text:p>
          </table:table-cell>
          <table:table-cell office:value-type="float" office:value="682.77" calcext:value-type="float">
            <text:p>682.77</text:p>
          </table:table-cell>
          <table:table-cell office:value-type="float" office:value="701.29" calcext:value-type="float">
            <text:p>701.29</text:p>
          </table:table-cell>
          <table:table-cell office:value-type="float" office:value="2072.4545" calcext:value-type="float">
            <text:p>2072.45</text:p>
          </table:table-cell>
          <table:table-cell office:value-type="float" office:value="12.8314410213432" calcext:value-type="float">
            <text:p>12.83</text:p>
          </table:table-cell>
          <table:table-cell office:value-type="float" office:value="1.23" calcext:value-type="float">
            <text:p>1.23</text:p>
          </table:table-cell>
          <table:table-cell office:value-type="float" office:value="1.58748394107087" calcext:value-type="float">
            <text:p>1.59</text:p>
          </table:table-cell>
          <table:table-cell office:value-type="float" office:value="0.855" calcext:value-type="float">
            <text:p>0.86</text:p>
          </table:table-cell>
          <table:table-cell office:value-type="float" office:value="1.04502581181922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0.458831467741124" calcext:value-type="float">
            <text:p>0.46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900" calcext:value-type="float">
            <text:p>1900</text:p>
          </table:table-cell>
          <table:table-cell office:value-type="float" office:value="169.505" calcext:value-type="float">
            <text:p>169.51</text:p>
          </table:table-cell>
          <table:table-cell office:value-type="float" office:value="6.95833275554152" calcext:value-type="float">
            <text:p>6.96</text:p>
          </table:table-cell>
          <table:table-cell office:value-type="float" office:value="727.487" calcext:value-type="float">
            <text:p>727.49</text:p>
          </table:table-cell>
          <table:table-cell office:value-type="float" office:value="6.27780560051797" calcext:value-type="float">
            <text:p>6.28</text:p>
          </table:table-cell>
          <table:table-cell office:value-type="float" office:value="712.11" calcext:value-type="float">
            <text:p>712.11</text:p>
          </table:table-cell>
          <table:table-cell office:value-type="float" office:value="734.58" calcext:value-type="float">
            <text:p>734.58</text:p>
          </table:table-cell>
          <table:table-cell office:value-type="float" office:value="2167.895" calcext:value-type="float">
            <text:p>2167.90</text:p>
          </table:table-cell>
          <table:table-cell office:value-type="float" office:value="19.6010452191767" calcext:value-type="float">
            <text:p>19.60</text:p>
          </table:table-cell>
          <table:table-cell office:value-type="float" office:value="10.755" calcext:value-type="float">
            <text:p>10.76</text:p>
          </table:table-cell>
          <table:table-cell office:value-type="float" office:value="2.40842272037116" calcext:value-type="float">
            <text:p>2.41</text:p>
          </table:table-cell>
          <table:table-cell office:value-type="float" office:value="3.83" calcext:value-type="float">
            <text:p>3.83</text:p>
          </table:table-cell>
          <table:table-cell office:value-type="float" office:value="0.40013155731321" calcext:value-type="float">
            <text:p>0.40</text:p>
          </table:table-cell>
          <table:table-cell office:value-type="float" office:value="1.25" calcext:value-type="float">
            <text:p>1.25</text:p>
          </table:table-cell>
          <table:table-cell office:value-type="float" office:value="0.444261658319319" calcext:value-type="float">
            <text:p>0.44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900" calcext:value-type="float">
            <text:p>1900</text:p>
          </table:table-cell>
          <table:table-cell office:value-type="float" office:value="175.32" calcext:value-type="float">
            <text:p>175.32</text:p>
          </table:table-cell>
          <table:table-cell office:value-type="float" office:value="7.03245109624323" calcext:value-type="float">
            <text:p>7.03</text:p>
          </table:table-cell>
          <table:table-cell office:value-type="float" office:value="592.972" calcext:value-type="float">
            <text:p>592.97</text:p>
          </table:table-cell>
          <table:table-cell office:value-type="float" office:value="5.09868569235971" calcext:value-type="float">
            <text:p>5.10</text:p>
          </table:table-cell>
          <table:table-cell office:value-type="float" office:value="585.58" calcext:value-type="float">
            <text:p>585.58</text:p>
          </table:table-cell>
          <table:table-cell office:value-type="float" office:value="600.93" calcext:value-type="float">
            <text:p>600.93</text:p>
          </table:table-cell>
          <table:table-cell office:value-type="float" office:value="1773.177" calcext:value-type="float">
            <text:p>1773.18</text:p>
          </table:table-cell>
          <table:table-cell office:value-type="float" office:value="14.2449437382274" calcext:value-type="float">
            <text:p>14.24</text:p>
          </table:table-cell>
          <table:table-cell office:value-type="float" office:value="3.58" calcext:value-type="float">
            <text:p>3.58</text:p>
          </table:table-cell>
          <table:table-cell office:value-type="float" office:value="6.70738791420169" calcext:value-type="float">
            <text:p>6.71</text:p>
          </table:table-cell>
          <table:table-cell office:value-type="float" office:value="2.175" calcext:value-type="float">
            <text:p>2.18</text:p>
          </table:table-cell>
          <table:table-cell office:value-type="float" office:value="3.74585736092834" calcext:value-type="float">
            <text:p>3.75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900" calcext:value-type="float">
            <text:p>1900</text:p>
          </table:table-cell>
          <table:table-cell office:value-type="float" office:value="168.595" calcext:value-type="float">
            <text:p>168.60</text:p>
          </table:table-cell>
          <table:table-cell office:value-type="float" office:value="7.71406609963084" calcext:value-type="float">
            <text:p>7.71</text:p>
          </table:table-cell>
          <table:table-cell office:value-type="float" office:value="663.394" calcext:value-type="float">
            <text:p>663.39</text:p>
          </table:table-cell>
          <table:table-cell office:value-type="float" office:value="3.85056168151582" calcext:value-type="float">
            <text:p>3.85</text:p>
          </table:table-cell>
          <table:table-cell office:value-type="float" office:value="657.81" calcext:value-type="float">
            <text:p>657.81</text:p>
          </table:table-cell>
          <table:table-cell office:value-type="float" office:value="673.01" calcext:value-type="float">
            <text:p>673.01</text:p>
          </table:table-cell>
          <table:table-cell office:value-type="float" office:value="1987.427" calcext:value-type="float">
            <text:p>1987.43</text:p>
          </table:table-cell>
          <table:table-cell office:value-type="float" office:value="13.4463902806273" calcext:value-type="float">
            <text:p>13.45</text:p>
          </table:table-cell>
          <table:table-cell office:value-type="float" office:value="1.595" calcext:value-type="float">
            <text:p>1.60</text:p>
          </table:table-cell>
          <table:table-cell office:value-type="float" office:value="2.71864420544312" calcext:value-type="float">
            <text:p>2.72</text:p>
          </table:table-cell>
          <table:table-cell office:value-type="float" office:value="1.15" calcext:value-type="float">
            <text:p>1.15</text:p>
          </table:table-cell>
          <table:table-cell office:value-type="float" office:value="1.78664637328093" calcext:value-type="float">
            <text:p>1.79</text:p>
          </table:table-cell>
          <table:table-cell office:value-type="float" office:value="1.45" calcext:value-type="float">
            <text:p>1.45</text:p>
          </table:table-cell>
          <table:table-cell office:value-type="float" office:value="0.51041778553404" calcext:value-type="float">
            <text:p>0.5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900" calcext:value-type="float">
            <text:p>1900</text:p>
          </table:table-cell>
          <table:table-cell office:value-type="float" office:value="162.415" calcext:value-type="float">
            <text:p>162.42</text:p>
          </table:table-cell>
          <table:table-cell office:value-type="float" office:value="5.60603762873001" calcext:value-type="float">
            <text:p>5.61</text:p>
          </table:table-cell>
          <table:table-cell office:value-type="float" office:value="711.916" calcext:value-type="float">
            <text:p>711.92</text:p>
          </table:table-cell>
          <table:table-cell office:value-type="float" office:value="11.5824328868743" calcext:value-type="float">
            <text:p>11.58</text:p>
          </table:table-cell>
          <table:table-cell office:value-type="float" office:value="692.93" calcext:value-type="float">
            <text:p>692.93</text:p>
          </table:table-cell>
          <table:table-cell office:value-type="float" office:value="736.3" calcext:value-type="float">
            <text:p>736.30</text:p>
          </table:table-cell>
          <table:table-cell office:value-type="float" office:value="2118.2965" calcext:value-type="float">
            <text:p>2118.30</text:p>
          </table:table-cell>
          <table:table-cell office:value-type="float" office:value="43.4409431266961" calcext:value-type="float">
            <text:p>43.44</text:p>
          </table:table-cell>
          <table:table-cell office:value-type="float" office:value="12.245" calcext:value-type="float">
            <text:p>12.25</text:p>
          </table:table-cell>
          <table:table-cell office:value-type="float" office:value="13.3337117270868" calcext:value-type="float">
            <text:p>13.33</text:p>
          </table:table-cell>
          <table:table-cell office:value-type="float" office:value="5.22" calcext:value-type="float">
            <text:p>5.22</text:p>
          </table:table-cell>
          <table:table-cell office:value-type="float" office:value="4.66640851416297" calcext:value-type="float">
            <text:p>4.67</text:p>
          </table:table-cell>
          <table:table-cell office:value-type="float" office:value="1.1" calcext:value-type="float">
            <text:p>1.10</text:p>
          </table:table-cell>
          <table:table-cell office:value-type="float" office:value="0.447213595499958" calcext:value-type="float">
            <text:p>0.4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900" calcext:value-type="float">
            <text:p>1900</text:p>
          </table:table-cell>
          <table:table-cell office:value-type="float" office:value="155.165" calcext:value-type="float">
            <text:p>155.17</text:p>
          </table:table-cell>
          <table:table-cell office:value-type="float" office:value="6.38091521236322" calcext:value-type="float">
            <text:p>6.38</text:p>
          </table:table-cell>
          <table:table-cell office:value-type="float" office:value="1225.404" calcext:value-type="float">
            <text:p>1225.40</text:p>
          </table:table-cell>
          <table:table-cell office:value-type="float" office:value="19.8311916461231" calcext:value-type="float">
            <text:p>19.83</text:p>
          </table:table-cell>
          <table:table-cell office:value-type="float" office:value="1201.68" calcext:value-type="float">
            <text:p>1201.68</text:p>
          </table:table-cell>
          <table:table-cell office:value-type="float" office:value="1287.58" calcext:value-type="float">
            <text:p>1287.58</text:p>
          </table:table-cell>
          <table:table-cell office:value-type="float" office:value="2529.1875" calcext:value-type="float">
            <text:p>2529.19</text:p>
          </table:table-cell>
          <table:table-cell office:value-type="float" office:value="32.5819985615241" calcext:value-type="float">
            <text:p>32.58</text:p>
          </table:table-cell>
          <table:table-cell office:value-type="float" office:value="996.875" calcext:value-type="float">
            <text:p>996.88</text:p>
          </table:table-cell>
          <table:table-cell office:value-type="float" office:value="31.8537426537704" calcext:value-type="float">
            <text:p>31.85</text:p>
          </table:table-cell>
          <table:table-cell office:value-type="float" office:value="150.165" calcext:value-type="float">
            <text:p>150.17</text:p>
          </table:table-cell>
          <table:table-cell office:value-type="float" office:value="29.46455988936" calcext:value-type="float">
            <text:p>29.46</text:p>
          </table:table-cell>
          <table:table-cell office:value-type="float" office:value="0.9" calcext:value-type="float">
            <text:p>0.90</text:p>
          </table:table-cell>
          <table:table-cell office:value-type="float" office:value="0.447213595499958" calcext:value-type="float">
            <text:p>0.4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AVERAGE([.B36:.B45])" office:value-type="float" office:value="1900" calcext:value-type="float">
            <text:p>1900</text:p>
          </table:table-cell>
          <table:table-cell table:style-name="ce4" table:formula="of:=AVERAGE([.C36:.C45])" office:value-type="float" office:value="164.3405" calcext:value-type="float">
            <text:p>164.34</text:p>
          </table:table-cell>
          <table:table-cell table:style-name="ce4" table:formula="of:=AVERAGE([.D36:.D45])" office:value-type="float" office:value="6.58491256848756" calcext:value-type="float">
            <text:p>6.58</text:p>
          </table:table-cell>
          <table:table-cell table:style-name="ce4" table:formula="of:=AVERAGE([.E36:.E45])" office:value-type="float" office:value="797.2038" calcext:value-type="float">
            <text:p>797.20</text:p>
          </table:table-cell>
          <table:table-cell table:style-name="ce4" table:formula="of:=AVERAGE([.F36:.F45])" office:value-type="float" office:value="8.1928843783882" calcext:value-type="float">
            <text:p>8.19</text:p>
          </table:table-cell>
          <table:table-cell table:style-name="ce4" table:formula="of:=AVERAGE([.G36:.G45])" office:value-type="float" office:value="783.061" calcext:value-type="float">
            <text:p>783.06</text:p>
          </table:table-cell>
          <table:table-cell table:style-name="ce4" table:formula="of:=AVERAGE([.H36:.H45])" office:value-type="float" office:value="815.105" calcext:value-type="float">
            <text:p>815.11</text:p>
          </table:table-cell>
          <table:table-cell table:style-name="ce4" table:formula="of:=AVERAGE([.I36:.I45])" office:value-type="float" office:value="2086.787" calcext:value-type="float">
            <text:p>2086.79</text:p>
          </table:table-cell>
          <table:table-cell table:style-name="ce4" table:formula="of:=AVERAGE([.J36:.J45])" office:value-type="float" office:value="23.3458597468717" calcext:value-type="float">
            <text:p>23.35</text:p>
          </table:table-cell>
          <table:table-cell table:style-name="ce4" table:formula="of:=AVERAGE([.K36:.K45])" office:value-type="float" office:value="249.891" calcext:value-type="float">
            <text:p>249.89</text:p>
          </table:table-cell>
          <table:table-cell table:style-name="ce4" table:formula="of:=AVERAGE([.L36:.L45])" office:value-type="float" office:value="8.44324333791369" calcext:value-type="float">
            <text:p>8.44</text:p>
          </table:table-cell>
          <table:table-cell table:style-name="ce4" table:formula="of:=AVERAGE([.M36:.M45])" office:value-type="float" office:value="54.94" calcext:value-type="float">
            <text:p>54.94</text:p>
          </table:table-cell>
          <table:table-cell table:style-name="ce4" table:formula="of:=AVERAGE([.N36:.N45])" office:value-type="float" office:value="5.4886522890907" calcext:value-type="float">
            <text:p>5.49</text:p>
          </table:table-cell>
          <table:table-cell table:style-name="ce4" table:formula="of:=AVERAGE([.O36:.O45])" office:value-type="float" office:value="1.14" calcext:value-type="float">
            <text:p>1.14</text:p>
          </table:table-cell>
          <table:table-cell table:style-name="ce4" table:formula="of:=AVERAGE([.P36:.P45])" office:value-type="float" office:value="0.448494949969686" calcext:value-type="float">
            <text:p>0.45</text:p>
          </table:table-cell>
          <table:table-cell table:style-name="ce4" table:formula="of:=AVERAGE([.Q36:.Q45])" office:value-type="float" office:value="8.5" calcext:value-type="float">
            <text:p>8.50</text:p>
          </table:table-cell>
          <table:table-cell table:style-name="ce4" table:formula="of:=AVERAGE([.R36:.R45])" office:value-type="float" office:value="0.888523316638639" calcext:value-type="float">
            <text:p>0.89</text:p>
          </table:table-cell>
          <table:table-cell table:style-name="ce4" table:formula="of:=AVERAGE([.S36:.S45])" office:value-type="float" office:value="22.99" calcext:value-type="float">
            <text:p>22.99</text:p>
          </table:table-cell>
          <table:table-cell table:style-name="ce4" table:formula="of:=AVERAGE([.T36:.T45])" office:value-type="float" office:value="0.0447213595499958" calcext:value-type="float">
            <text:p>0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900" calcext:value-type="float">
            <text:p>1900</text:p>
          </table:table-cell>
          <table:table-cell office:value-type="float" office:value="217.9" calcext:value-type="float">
            <text:p>217.90</text:p>
          </table:table-cell>
          <table:table-cell office:value-type="float" office:value="6.66325351224318" calcext:value-type="float">
            <text:p>6.66</text:p>
          </table:table-cell>
          <table:table-cell office:value-type="float" office:value="1334.225" calcext:value-type="float">
            <text:p>1334.23</text:p>
          </table:table-cell>
          <table:table-cell office:value-type="float" office:value="10.039612856868" calcext:value-type="float">
            <text:p>10.04</text:p>
          </table:table-cell>
          <table:table-cell office:value-type="float" office:value="1318.89" calcext:value-type="float">
            <text:p>1318.89</text:p>
          </table:table-cell>
          <table:table-cell office:value-type="float" office:value="1353.43" calcext:value-type="float">
            <text:p>1353.43</text:p>
          </table:table-cell>
          <table:table-cell office:value-type="float" office:value="2739.928" calcext:value-type="float">
            <text:p>2739.93</text:p>
          </table:table-cell>
          <table:table-cell office:value-type="float" office:value="31.9350437112916" calcext:value-type="float">
            <text:p>31.94</text:p>
          </table:table-cell>
          <table:table-cell office:value-type="float" office:value="1038.865" calcext:value-type="float">
            <text:p>1038.87</text:p>
          </table:table-cell>
          <table:table-cell office:value-type="float" office:value="8.57273984330871" calcext:value-type="float">
            <text:p>8.57</text:p>
          </table:table-cell>
          <table:table-cell office:value-type="float" office:value="223.9" calcext:value-type="float">
            <text:p>223.9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.470162345981627" calcext:value-type="float">
            <text:p>0.4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900" calcext:value-type="float">
            <text:p>1900</text:p>
          </table:table-cell>
          <table:table-cell office:value-type="float" office:value="216.35" calcext:value-type="float">
            <text:p>216.35</text:p>
          </table:table-cell>
          <table:table-cell office:value-type="float" office:value="7.17103090291252" calcext:value-type="float">
            <text:p>7.17</text:p>
          </table:table-cell>
          <table:table-cell office:value-type="float" office:value="846.402" calcext:value-type="float">
            <text:p>846.40</text:p>
          </table:table-cell>
          <table:table-cell office:value-type="float" office:value="15.2999723425963" calcext:value-type="float">
            <text:p>15.30</text:p>
          </table:table-cell>
          <table:table-cell office:value-type="float" office:value="824.18" calcext:value-type="float">
            <text:p>824.18</text:p>
          </table:table-cell>
          <table:table-cell office:value-type="float" office:value="872.54" calcext:value-type="float">
            <text:p>872.54</text:p>
          </table:table-cell>
          <table:table-cell office:value-type="float" office:value="2532.845" calcext:value-type="float">
            <text:p>2532.85</text:p>
          </table:table-cell>
          <table:table-cell office:value-type="float" office:value="43.9744914694872" calcext:value-type="float">
            <text:p>43.97</text:p>
          </table:table-cell>
          <table:table-cell office:value-type="float" office:value="4.03" calcext:value-type="float">
            <text:p>4.03</text:p>
          </table:table-cell>
          <table:table-cell office:value-type="float" office:value="5.14802977131211" calcext:value-type="float">
            <text:p>5.15</text:p>
          </table:table-cell>
          <table:table-cell office:value-type="float" office:value="2.31" calcext:value-type="float">
            <text:p>2.31</text:p>
          </table:table-cell>
          <table:table-cell office:value-type="float" office:value="2.85821070270416" calcext:value-type="float">
            <text:p>2.86</text:p>
          </table:table-cell>
          <table:table-cell office:value-type="float" office:value="0.8" calcext:value-type="float">
            <text:p>0.80</text:p>
          </table:table-cell>
          <table:table-cell office:value-type="float" office:value="0.523148363780597" calcext:value-type="float">
            <text:p>0.5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900" calcext:value-type="float">
            <text:p>1900</text:p>
          </table:table-cell>
          <table:table-cell office:value-type="float" office:value="214.39" calcext:value-type="float">
            <text:p>214.39</text:p>
          </table:table-cell>
          <table:table-cell office:value-type="float" office:value="7.59535176414184" calcext:value-type="float">
            <text:p>7.60</text:p>
          </table:table-cell>
          <table:table-cell office:value-type="float" office:value="795.124" calcext:value-type="float">
            <text:p>795.12</text:p>
          </table:table-cell>
          <table:table-cell office:value-type="float" office:value="6.70522529940563" calcext:value-type="float">
            <text:p>6.71</text:p>
          </table:table-cell>
          <table:table-cell office:value-type="float" office:value="785.1" calcext:value-type="float">
            <text:p>785.10</text:p>
          </table:table-cell>
          <table:table-cell office:value-type="float" office:value="817.51" calcext:value-type="float">
            <text:p>817.51</text:p>
          </table:table-cell>
          <table:table-cell office:value-type="float" office:value="2371.283" calcext:value-type="float">
            <text:p>2371.28</text:p>
          </table:table-cell>
          <table:table-cell office:value-type="float" office:value="25.2844141923959" calcext:value-type="float">
            <text:p>25.28</text:p>
          </table:table-cell>
          <table:table-cell office:value-type="float" office:value="8.7" calcext:value-type="float">
            <text:p>8.70</text:p>
          </table:table-cell>
          <table:table-cell office:value-type="float" office:value="6.53226808358242" calcext:value-type="float">
            <text:p>6.53</text:p>
          </table:table-cell>
          <table:table-cell office:value-type="float" office:value="5.39" calcext:value-type="float">
            <text:p>5.39</text:p>
          </table:table-cell>
          <table:table-cell office:value-type="float" office:value="4.16652069919761" calcext:value-type="float">
            <text:p>4.17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1900" calcext:value-type="float">
            <text:p>1900</text:p>
          </table:table-cell>
          <table:table-cell office:value-type="float" office:value="220.065" calcext:value-type="float">
            <text:p>220.07</text:p>
          </table:table-cell>
          <table:table-cell office:value-type="float" office:value="7.74788765780033" calcext:value-type="float">
            <text:p>7.75</text:p>
          </table:table-cell>
          <table:table-cell office:value-type="float" office:value="719.591" calcext:value-type="float">
            <text:p>719.59</text:p>
          </table:table-cell>
          <table:table-cell office:value-type="float" office:value="8.71207685674861" calcext:value-type="float">
            <text:p>8.71</text:p>
          </table:table-cell>
          <table:table-cell office:value-type="float" office:value="703.11" calcext:value-type="float">
            <text:p>703.11</text:p>
          </table:table-cell>
          <table:table-cell office:value-type="float" office:value="736.62" calcext:value-type="float">
            <text:p>736.62</text:p>
          </table:table-cell>
          <table:table-cell office:value-type="float" office:value="2150.391" calcext:value-type="float">
            <text:p>2150.39</text:p>
          </table:table-cell>
          <table:table-cell office:value-type="float" office:value="28.3803273042214" calcext:value-type="float">
            <text:p>28.38</text:p>
          </table:table-cell>
          <table:table-cell office:value-type="float" office:value="5.19" calcext:value-type="float">
            <text:p>5.19</text:p>
          </table:table-cell>
          <table:table-cell office:value-type="float" office:value="2.19542586685183" calcext:value-type="float">
            <text:p>2.20</text:p>
          </table:table-cell>
          <table:table-cell office:value-type="float" office:value="3.175" calcext:value-type="float">
            <text:p>3.18</text:p>
          </table:table-cell>
          <table:table-cell office:value-type="float" office:value="1.43705656776182" calcext:value-type="float">
            <text:p>1.44</text:p>
          </table:table-cell>
          <table:table-cell office:value-type="float" office:value="0.9" calcext:value-type="float">
            <text:p>0.90</text:p>
          </table:table-cell>
          <table:table-cell office:value-type="float" office:value="0.447213595499958" calcext:value-type="float">
            <text:p>0.4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900" calcext:value-type="float">
            <text:p>1900</text:p>
          </table:table-cell>
          <table:table-cell office:value-type="float" office:value="215.2" calcext:value-type="float">
            <text:p>215.20</text:p>
          </table:table-cell>
          <table:table-cell office:value-type="float" office:value="6.52702882352743" calcext:value-type="float">
            <text:p>6.53</text:p>
          </table:table-cell>
          <table:table-cell office:value-type="float" office:value="777.3795" calcext:value-type="float">
            <text:p>777.38</text:p>
          </table:table-cell>
          <table:table-cell office:value-type="float" office:value="10.685121714451" calcext:value-type="float">
            <text:p>10.69</text:p>
          </table:table-cell>
          <table:table-cell office:value-type="float" office:value="760.49" calcext:value-type="float">
            <text:p>760.49</text:p>
          </table:table-cell>
          <table:table-cell office:value-type="float" office:value="804.86" calcext:value-type="float">
            <text:p>804.86</text:p>
          </table:table-cell>
          <table:table-cell office:value-type="float" office:value="2324.2505" calcext:value-type="float">
            <text:p>2324.25</text:p>
          </table:table-cell>
          <table:table-cell office:value-type="float" office:value="34.9044419545406" calcext:value-type="float">
            <text:p>34.90</text:p>
          </table:table-cell>
          <table:table-cell office:value-type="float" office:value="4.195" calcext:value-type="float">
            <text:p>4.20</text:p>
          </table:table-cell>
          <table:table-cell office:value-type="float" office:value="5.15450492798596" calcext:value-type="float">
            <text:p>5.15</text:p>
          </table:table-cell>
          <table:table-cell office:value-type="float" office:value="3.68" calcext:value-type="float">
            <text:p>3.68</text:p>
          </table:table-cell>
          <table:table-cell office:value-type="float" office:value="4.92807211157082" calcext:value-type="float">
            <text:p>4.93</text:p>
          </table:table-cell>
          <table:table-cell office:value-type="float" office:value="0.9" calcext:value-type="float">
            <text:p>0.90</text:p>
          </table:table-cell>
          <table:table-cell office:value-type="float" office:value="0.447213595499958" calcext:value-type="float">
            <text:p>0.4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900" calcext:value-type="float">
            <text:p>1900</text:p>
          </table:table-cell>
          <table:table-cell office:value-type="float" office:value="220.59" calcext:value-type="float">
            <text:p>220.59</text:p>
          </table:table-cell>
          <table:table-cell office:value-type="float" office:value="7.90475539752729" calcext:value-type="float">
            <text:p>7.90</text:p>
          </table:table-cell>
          <table:table-cell office:value-type="float" office:value="789.17" calcext:value-type="float">
            <text:p>789.17</text:p>
          </table:table-cell>
          <table:table-cell office:value-type="float" office:value="8.38811502569024" calcext:value-type="float">
            <text:p>8.39</text:p>
          </table:table-cell>
          <table:table-cell office:value-type="float" office:value="772.09" calcext:value-type="float">
            <text:p>772.09</text:p>
          </table:table-cell>
          <table:table-cell office:value-type="float" office:value="804.28" calcext:value-type="float">
            <text:p>804.28</text:p>
          </table:table-cell>
          <table:table-cell office:value-type="float" office:value="2360.0865" calcext:value-type="float">
            <text:p>2360.09</text:p>
          </table:table-cell>
          <table:table-cell office:value-type="float" office:value="25.8998606529476" calcext:value-type="float">
            <text:p>25.90</text:p>
          </table:table-cell>
          <table:table-cell office:value-type="float" office:value="4.1" calcext:value-type="float">
            <text:p>4.10</text:p>
          </table:table-cell>
          <table:table-cell office:value-type="float" office:value="4.14576511889574" calcext:value-type="float">
            <text:p>4.15</text:p>
          </table:table-cell>
          <table:table-cell office:value-type="float" office:value="3.33" calcext:value-type="float">
            <text:p>3.33</text:p>
          </table:table-cell>
          <table:table-cell office:value-type="float" office:value="3.17889421356745" calcext:value-type="float">
            <text:p>3.18</text:p>
          </table:table-cell>
          <table:table-cell office:value-type="float" office:value="0.9" calcext:value-type="float">
            <text:p>0.9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5" calcext:value-type="float">
            <text:p>22.95</text:p>
          </table:table-cell>
          <table:table-cell office:value-type="float" office:value="0.223606797749979" calcext:value-type="float">
            <text:p>0.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1900" calcext:value-type="float">
            <text:p>1900</text:p>
          </table:table-cell>
          <table:table-cell office:value-type="float" office:value="229.395" calcext:value-type="float">
            <text:p>229.40</text:p>
          </table:table-cell>
          <table:table-cell office:value-type="float" office:value="6.61254589079688" calcext:value-type="float">
            <text:p>6.61</text:p>
          </table:table-cell>
          <table:table-cell office:value-type="float" office:value="718.6635" calcext:value-type="float">
            <text:p>718.66</text:p>
          </table:table-cell>
          <table:table-cell office:value-type="float" office:value="6.44600674020257" calcext:value-type="float">
            <text:p>6.45</text:p>
          </table:table-cell>
          <table:table-cell office:value-type="float" office:value="705.85" calcext:value-type="float">
            <text:p>705.85</text:p>
          </table:table-cell>
          <table:table-cell office:value-type="float" office:value="730.97" calcext:value-type="float">
            <text:p>730.97</text:p>
          </table:table-cell>
          <table:table-cell office:value-type="float" office:value="2152.9035" calcext:value-type="float">
            <text:p>2152.90</text:p>
          </table:table-cell>
          <table:table-cell office:value-type="float" office:value="21.0529471058592" calcext:value-type="float">
            <text:p>21.05</text:p>
          </table:table-cell>
          <table:table-cell office:value-type="float" office:value="1.87" calcext:value-type="float">
            <text:p>1.87</text:p>
          </table:table-cell>
          <table:table-cell office:value-type="float" office:value="3.54788298626245" calcext:value-type="float">
            <text:p>3.55</text:p>
          </table:table-cell>
          <table:table-cell office:value-type="float" office:value="1.195" calcext:value-type="float">
            <text:p>1.20</text:p>
          </table:table-cell>
          <table:table-cell office:value-type="float" office:value="1.84604128368047" calcext:value-type="float">
            <text:p>1.85</text:p>
          </table:table-cell>
          <table:table-cell office:value-type="float" office:value="0.95" calcext:value-type="float">
            <text:p>0.95</text:p>
          </table:table-cell>
          <table:table-cell office:value-type="float" office:value="0.394034462826206" calcext:value-type="float">
            <text:p>0.3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1900" calcext:value-type="float">
            <text:p>1900</text:p>
          </table:table-cell>
          <table:table-cell office:value-type="float" office:value="215.46" calcext:value-type="float">
            <text:p>215.46</text:p>
          </table:table-cell>
          <table:table-cell office:value-type="float" office:value="4.40984544424238" calcext:value-type="float">
            <text:p>4.41</text:p>
          </table:table-cell>
          <table:table-cell office:value-type="float" office:value="744.8185" calcext:value-type="float">
            <text:p>744.82</text:p>
          </table:table-cell>
          <table:table-cell office:value-type="float" office:value="9.32744071346251" calcext:value-type="float">
            <text:p>9.33</text:p>
          </table:table-cell>
          <table:table-cell office:value-type="float" office:value="725.62" calcext:value-type="float">
            <text:p>725.62</text:p>
          </table:table-cell>
          <table:table-cell office:value-type="float" office:value="765.32" calcext:value-type="float">
            <text:p>765.32</text:p>
          </table:table-cell>
          <table:table-cell office:value-type="float" office:value="2224.8565" calcext:value-type="float">
            <text:p>2224.86</text:p>
          </table:table-cell>
          <table:table-cell office:value-type="float" office:value="27.9413774054857" calcext:value-type="float">
            <text:p>27.94</text:p>
          </table:table-cell>
          <table:table-cell office:value-type="float" office:value="6.09" calcext:value-type="float">
            <text:p>6.09</text:p>
          </table:table-cell>
          <table:table-cell office:value-type="float" office:value="4.4556173888463" calcext:value-type="float">
            <text:p>4.46</text:p>
          </table:table-cell>
          <table:table-cell office:value-type="float" office:value="3.5" calcext:value-type="float">
            <text:p>3.50</text:p>
          </table:table-cell>
          <table:table-cell office:value-type="float" office:value="2.27063635875149" calcext:value-type="float">
            <text:p>2.27</text:p>
          </table:table-cell>
          <table:table-cell office:value-type="float" office:value="0.95" calcext:value-type="float">
            <text:p>0.95</text:p>
          </table:table-cell>
          <table:table-cell office:value-type="float" office:value="0.223606797749979" calcext:value-type="float">
            <text:p>0.2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1900" calcext:value-type="float">
            <text:p>1900</text:p>
          </table:table-cell>
          <table:table-cell office:value-type="float" office:value="211.47" calcext:value-type="float">
            <text:p>211.47</text:p>
          </table:table-cell>
          <table:table-cell office:value-type="float" office:value="7.71131089954709" calcext:value-type="float">
            <text:p>7.71</text:p>
          </table:table-cell>
          <table:table-cell office:value-type="float" office:value="917.2765" calcext:value-type="float">
            <text:p>917.28</text:p>
          </table:table-cell>
          <table:table-cell office:value-type="float" office:value="16.7660506836379" calcext:value-type="float">
            <text:p>16.77</text:p>
          </table:table-cell>
          <table:table-cell office:value-type="float" office:value="877.08" calcext:value-type="float">
            <text:p>877.08</text:p>
          </table:table-cell>
          <table:table-cell office:value-type="float" office:value="943.36" calcext:value-type="float">
            <text:p>943.36</text:p>
          </table:table-cell>
          <table:table-cell office:value-type="float" office:value="2736.056" calcext:value-type="float">
            <text:p>2736.06</text:p>
          </table:table-cell>
          <table:table-cell office:value-type="float" office:value="50.7741886768216" calcext:value-type="float">
            <text:p>50.77</text:p>
          </table:table-cell>
          <table:table-cell office:value-type="float" office:value="10.595" calcext:value-type="float">
            <text:p>10.60</text:p>
          </table:table-cell>
          <table:table-cell office:value-type="float" office:value="6.33041738043601" calcext:value-type="float">
            <text:p>6.33</text:p>
          </table:table-cell>
          <table:table-cell office:value-type="float" office:value="5.17" calcext:value-type="float">
            <text:p>5.17</text:p>
          </table:table-cell>
          <table:table-cell office:value-type="float" office:value="2.52817804169847" calcext:value-type="float">
            <text:p>2.53</text:p>
          </table:table-cell>
          <table:table-cell office:value-type="float" office:value="0.8" calcext:value-type="float">
            <text:p>0.80</text:p>
          </table:table-cell>
          <table:table-cell office:value-type="float" office:value="0.410391340834062" calcext:value-type="float">
            <text:p>0.4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1900" calcext:value-type="float">
            <text:p>1900</text:p>
          </table:table-cell>
          <table:table-cell office:value-type="float" office:value="217.215" calcext:value-type="float">
            <text:p>217.22</text:p>
          </table:table-cell>
          <table:table-cell office:value-type="float" office:value="7.64999312005194" calcext:value-type="float">
            <text:p>7.65</text:p>
          </table:table-cell>
          <table:table-cell office:value-type="float" office:value="829.146" calcext:value-type="float">
            <text:p>829.15</text:p>
          </table:table-cell>
          <table:table-cell office:value-type="float" office:value="9.63930735664081" calcext:value-type="float">
            <text:p>9.64</text:p>
          </table:table-cell>
          <table:table-cell office:value-type="float" office:value="814.97" calcext:value-type="float">
            <text:p>814.97</text:p>
          </table:table-cell>
          <table:table-cell office:value-type="float" office:value="858.35" calcext:value-type="float">
            <text:p>858.35</text:p>
          </table:table-cell>
          <table:table-cell office:value-type="float" office:value="2469.0265" calcext:value-type="float">
            <text:p>2469.03</text:p>
          </table:table-cell>
          <table:table-cell office:value-type="float" office:value="31.5089080595514" calcext:value-type="float">
            <text:p>31.51</text:p>
          </table:table-cell>
          <table:table-cell office:value-type="float" office:value="12.06" calcext:value-type="float">
            <text:p>12.06</text:p>
          </table:table-cell>
          <table:table-cell office:value-type="float" office:value="11.0905554889118" calcext:value-type="float">
            <text:p>11.09</text:p>
          </table:table-cell>
          <table:table-cell office:value-type="float" office:value="6.345" calcext:value-type="float">
            <text:p>6.35</text:p>
          </table:table-cell>
          <table:table-cell office:value-type="float" office:value="4.71743407060727" calcext:value-type="float">
            <text:p>4.72</text:p>
          </table:table-cell>
          <table:table-cell office:value-type="float" office:value="0.7" calcext:value-type="float">
            <text:p>0.70</text:p>
          </table:table-cell>
          <table:table-cell office:value-type="float" office:value="0.57124057057748" calcext:value-type="float">
            <text:p>0.5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table:formula="of:=AVERAGE([.B47:.B56])" office:value-type="float" office:value="1900" calcext:value-type="float">
            <text:p>1900</text:p>
          </table:table-cell>
          <table:table-cell table:style-name="ce4" table:formula="of:=AVERAGE([.C47:.C56])" office:value-type="float" office:value="217.8035" calcext:value-type="float">
            <text:p>217.80</text:p>
          </table:table-cell>
          <table:table-cell table:style-name="ce4" table:formula="of:=AVERAGE([.D47:.D56])" office:value-type="float" office:value="6.99930034127909" calcext:value-type="float">
            <text:p>7.00</text:p>
          </table:table-cell>
          <table:table-cell table:style-name="ce4" table:formula="of:=AVERAGE([.E47:.E56])" office:value-type="float" office:value="847.1796" calcext:value-type="float">
            <text:p>847.18</text:p>
          </table:table-cell>
          <table:table-cell table:style-name="ce4" table:formula="of:=AVERAGE([.F47:.F56])" office:value-type="float" office:value="10.2008929589704" calcext:value-type="float">
            <text:p>10.20</text:p>
          </table:table-cell>
          <table:table-cell table:style-name="ce4" table:formula="of:=AVERAGE([.G47:.G56])" office:value-type="float" office:value="828.738" calcext:value-type="float">
            <text:p>828.74</text:p>
          </table:table-cell>
          <table:table-cell table:style-name="ce4" table:formula="of:=AVERAGE([.H47:.H56])" office:value-type="float" office:value="868.724" calcext:value-type="float">
            <text:p>868.72</text:p>
          </table:table-cell>
          <table:table-cell table:style-name="ce4" table:formula="of:=AVERAGE([.I47:.I56])" office:value-type="float" office:value="2406.16265" calcext:value-type="float">
            <text:p>2406.16</text:p>
          </table:table-cell>
          <table:table-cell table:style-name="ce4" table:formula="of:=AVERAGE([.J47:.J56])" office:value-type="float" office:value="32.1656000532602" calcext:value-type="float">
            <text:p>32.17</text:p>
          </table:table-cell>
          <table:table-cell table:style-name="ce4" table:formula="of:=AVERAGE([.K47:.K56])" office:value-type="float" office:value="109.5695" calcext:value-type="float">
            <text:p>109.57</text:p>
          </table:table-cell>
          <table:table-cell table:style-name="ce4" table:formula="of:=AVERAGE([.L47:.L56])" office:value-type="float" office:value="5.71732068563933" calcext:value-type="float">
            <text:p>5.72</text:p>
          </table:table-cell>
          <table:table-cell table:style-name="ce4" table:formula="of:=AVERAGE([.M47:.M56])" office:value-type="float" office:value="25.7995" calcext:value-type="float">
            <text:p>25.80</text:p>
          </table:table-cell>
          <table:table-cell table:style-name="ce4" table:formula="of:=AVERAGE([.N47:.N56])" office:value-type="float" office:value="2.79310440495396" calcext:value-type="float">
            <text:p>2.79</text:p>
          </table:table-cell>
          <table:table-cell table:style-name="ce4" table:formula="of:=AVERAGE([.O47:.O56])" office:value-type="float" office:value="0.86" calcext:value-type="float">
            <text:p>0.86</text:p>
          </table:table-cell>
          <table:table-cell table:style-name="ce4" table:formula="of:=AVERAGE([.P47:.P56])" office:value-type="float" office:value="0.379480457837541" calcext:value-type="float">
            <text:p>0.38</text:p>
          </table:table-cell>
          <table:table-cell table:style-name="ce4" table:formula="of:=AVERAGE([.Q47:.Q56])" office:value-type="float" office:value="8.5" calcext:value-type="float">
            <text:p>8.50</text:p>
          </table:table-cell>
          <table:table-cell table:style-name="ce4" table:formula="of:=AVERAGE([.R47:.R56])" office:value-type="float" office:value="0.888523316638639" calcext:value-type="float">
            <text:p>0.89</text:p>
          </table:table-cell>
          <table:table-cell table:style-name="ce4" table:formula="of:=AVERAGE([.S47:.S56])" office:value-type="float" office:value="22.99" calcext:value-type="float">
            <text:p>22.99</text:p>
          </table:table-cell>
          <table:table-cell table:style-name="ce4" table:formula="of:=AVERAGE([.T47:.T56])" office:value-type="float" office:value="0.0447213595499958" calcext:value-type="float">
            <text:p>0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900" calcext:value-type="float">
            <text:p>1900</text:p>
          </table:table-cell>
          <table:table-cell office:value-type="float" office:value="528.29" calcext:value-type="float">
            <text:p>528.29</text:p>
          </table:table-cell>
          <table:table-cell office:value-type="float" office:value="16.2725438764357" calcext:value-type="float">
            <text:p>16.27</text:p>
          </table:table-cell>
          <table:table-cell office:value-type="float" office:value="1374.1145" calcext:value-type="float">
            <text:p>1374.11</text:p>
          </table:table-cell>
          <table:table-cell office:value-type="float" office:value="17.3014533843411" calcext:value-type="float">
            <text:p>17.30</text:p>
          </table:table-cell>
          <table:table-cell office:value-type="float" office:value="1342.08" calcext:value-type="float">
            <text:p>1342.08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4097.9765" calcext:value-type="float">
            <text:p>4097.98</text:p>
          </table:table-cell>
          <table:table-cell office:value-type="float" office:value="58.796034262525" calcext:value-type="float">
            <text:p>58.80</text:p>
          </table:table-cell>
          <table:table-cell office:value-type="float" office:value="16.885" calcext:value-type="float">
            <text:p>16.89</text:p>
          </table:table-cell>
          <table:table-cell office:value-type="float" office:value="11.1453684031577" calcext:value-type="float">
            <text:p>11.15</text:p>
          </table:table-cell>
          <table:table-cell office:value-type="float" office:value="7.475" calcext:value-type="float">
            <text:p>7.48</text:p>
          </table:table-cell>
          <table:table-cell office:value-type="float" office:value="4.38500735161119" calcext:value-type="float">
            <text:p>4.39</text:p>
          </table:table-cell>
          <table:table-cell office:value-type="float" office:value="0.45" calcext:value-type="float">
            <text:p>0.45</text:p>
          </table:table-cell>
          <table:table-cell office:value-type="float" office:value="0.51041778553404" calcext:value-type="float">
            <text:p>0.5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900" calcext:value-type="float">
            <text:p>1900</text:p>
          </table:table-cell>
          <table:table-cell office:value-type="float" office:value="555.842105263158" calcext:value-type="float">
            <text:p>555.84</text:p>
          </table:table-cell>
          <table:table-cell office:value-type="float" office:value="18.0257629146444" calcext:value-type="float">
            <text:p>18.03</text:p>
          </table:table-cell>
          <table:table-cell office:value-type="float" office:value="1324.05315789474" calcext:value-type="float">
            <text:p>1324.05</text:p>
          </table:table-cell>
          <table:table-cell office:value-type="float" office:value="15.9874503048942" calcext:value-type="float">
            <text:p>15.99</text:p>
          </table:table-cell>
          <table:table-cell office:value-type="float" office:value="1296.03" calcext:value-type="float">
            <text:p>1296.03</text:p>
          </table:table-cell>
          <table:table-cell office:value-type="float" office:value="1347.74" calcext:value-type="float">
            <text:p>1347.74</text:p>
          </table:table-cell>
          <table:table-cell office:value-type="float" office:value="3954.39631578947" calcext:value-type="float">
            <text:p>3954.40</text:p>
          </table:table-cell>
          <table:table-cell office:value-type="float" office:value="53.8056314907367" calcext:value-type="float">
            <text:p>53.81</text:p>
          </table:table-cell>
          <table:table-cell office:value-type="float" office:value="12.6210526315789" calcext:value-type="float">
            <text:p>12.62</text:p>
          </table:table-cell>
          <table:table-cell office:value-type="float" office:value="8.44601016571128" calcext:value-type="float">
            <text:p>8.45</text:p>
          </table:table-cell>
          <table:table-cell office:value-type="float" office:value="5.1421052631579" calcext:value-type="float">
            <text:p>5.14</text:p>
          </table:table-cell>
          <table:table-cell office:value-type="float" office:value="3.27843387228883" calcext:value-type="float">
            <text:p>3.28</text:p>
          </table:table-cell>
          <table:table-cell office:value-type="float" office:value="0.263157894736842" calcext:value-type="float">
            <text:p>0.26</text:p>
          </table:table-cell>
          <table:table-cell office:value-type="float" office:value="0.452413928358864" calcext:value-type="float">
            <text:p>0.45</text:p>
          </table:table-cell>
          <table:table-cell office:value-type="float" office:value="8.52631578947369" calcext:value-type="float">
            <text:p>8.53</text:p>
          </table:table-cell>
          <table:table-cell office:value-type="float" office:value="0.904827856717728" calcext:value-type="float">
            <text:p>0.90</text:p>
          </table:table-cell>
          <table:table-cell office:value-type="float" office:value="22.9473684210526" calcext:value-type="float">
            <text:p>22.95</text:p>
          </table:table-cell>
          <table:table-cell office:value-type="float" office:value="0.229415733870562" calcext:value-type="float">
            <text:p>0.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900" calcext:value-type="float">
            <text:p>1900</text:p>
          </table:table-cell>
          <table:table-cell office:value-type="float" office:value="541.065" calcext:value-type="float">
            <text:p>541.07</text:p>
          </table:table-cell>
          <table:table-cell office:value-type="float" office:value="17.8694468738948" calcext:value-type="float">
            <text:p>17.87</text:p>
          </table:table-cell>
          <table:table-cell office:value-type="float" office:value="1228.356" calcext:value-type="float">
            <text:p>1228.36</text:p>
          </table:table-cell>
          <table:table-cell office:value-type="float" office:value="13.565741060713" calcext:value-type="float">
            <text:p>13.57</text:p>
          </table:table-cell>
          <table:table-cell office:value-type="float" office:value="1201.14" calcext:value-type="float">
            <text:p>1201.14</text:p>
          </table:table-cell>
          <table:table-cell office:value-type="float" office:value="1255.92" calcext:value-type="float">
            <text:p>1255.92</text:p>
          </table:table-cell>
          <table:table-cell office:value-type="float" office:value="3669.8685" calcext:value-type="float">
            <text:p>3669.87</text:p>
          </table:table-cell>
          <table:table-cell office:value-type="float" office:value="42.3286536365641" calcext:value-type="float">
            <text:p>42.33</text:p>
          </table:table-cell>
          <table:table-cell office:value-type="float" office:value="10.9" calcext:value-type="float">
            <text:p>10.90</text:p>
          </table:table-cell>
          <table:table-cell office:value-type="float" office:value="7.65382601262786" calcext:value-type="float">
            <text:p>7.65</text:p>
          </table:table-cell>
          <table:table-cell office:value-type="float" office:value="4.29" calcext:value-type="float">
            <text:p>4.29</text:p>
          </table:table-cell>
          <table:table-cell office:value-type="float" office:value="2.55010835683093" calcext:value-type="float">
            <text:p>2.55</text:p>
          </table:table-cell>
          <table:table-cell office:value-type="float" office:value="0.75" calcext:value-type="float">
            <text:p>0.75</text:p>
          </table:table-cell>
          <table:table-cell office:value-type="float" office:value="0.444261658319319" calcext:value-type="float">
            <text:p>0.44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900" calcext:value-type="float">
            <text:p>1900</text:p>
          </table:table-cell>
          <table:table-cell office:value-type="float" office:value="631.01" calcext:value-type="float">
            <text:p>631.01</text:p>
          </table:table-cell>
          <table:table-cell office:value-type="float" office:value="20.6060262008344" calcext:value-type="float">
            <text:p>20.61</text:p>
          </table:table-cell>
          <table:table-cell office:value-type="float" office:value="1108.586" calcext:value-type="float">
            <text:p>1108.59</text:p>
          </table:table-cell>
          <table:table-cell office:value-type="float" office:value="13.766720513042" calcext:value-type="float">
            <text:p>13.77</text:p>
          </table:table-cell>
          <table:table-cell office:value-type="float" office:value="1093.9" calcext:value-type="float">
            <text:p>1093.90</text:p>
          </table:table-cell>
          <table:table-cell office:value-type="float" office:value="1137.91" calcext:value-type="float">
            <text:p>1137.91</text:p>
          </table:table-cell>
          <table:table-cell office:value-type="float" office:value="3318.149" calcext:value-type="float">
            <text:p>3318.15</text:p>
          </table:table-cell>
          <table:table-cell office:value-type="float" office:value="43.1988923956451" calcext:value-type="float">
            <text:p>43.20</text:p>
          </table:table-cell>
          <table:table-cell office:value-type="float" office:value="5.11" calcext:value-type="float">
            <text:p>5.11</text:p>
          </table:table-cell>
          <table:table-cell office:value-type="float" office:value="4.50881008926442" calcext:value-type="float">
            <text:p>4.51</text:p>
          </table:table-cell>
          <table:table-cell office:value-type="float" office:value="2.495" calcext:value-type="float">
            <text:p>2.50</text:p>
          </table:table-cell>
          <table:table-cell office:value-type="float" office:value="2.10899701779131" calcext:value-type="float">
            <text:p>2.11</text:p>
          </table:table-cell>
          <table:table-cell office:value-type="float" office:value="0.45" calcext:value-type="float">
            <text:p>0.45</text:p>
          </table:table-cell>
          <table:table-cell office:value-type="float" office:value="0.51041778553404" calcext:value-type="float">
            <text:p>0.5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900" calcext:value-type="float">
            <text:p>1900</text:p>
          </table:table-cell>
          <table:table-cell office:value-type="float" office:value="584.975" calcext:value-type="float">
            <text:p>584.98</text:p>
          </table:table-cell>
          <table:table-cell office:value-type="float" office:value="16.1800356189836" calcext:value-type="float">
            <text:p>16.18</text:p>
          </table:table-cell>
          <table:table-cell office:value-type="float" office:value="1316.577" calcext:value-type="float">
            <text:p>1316.58</text:p>
          </table:table-cell>
          <table:table-cell office:value-type="float" office:value="14.784115266411" calcext:value-type="float">
            <text:p>14.78</text:p>
          </table:table-cell>
          <table:table-cell office:value-type="float" office:value="1286.79" calcext:value-type="float">
            <text:p>1286.79</text:p>
          </table:table-cell>
          <table:table-cell office:value-type="float" office:value="1343.1" calcext:value-type="float">
            <text:p>1343.10</text:p>
          </table:table-cell>
          <table:table-cell office:value-type="float" office:value="3929.2" calcext:value-type="float">
            <text:p>3929.20</text:p>
          </table:table-cell>
          <table:table-cell office:value-type="float" office:value="45.2010715988483" calcext:value-type="float">
            <text:p>45.20</text:p>
          </table:table-cell>
          <table:table-cell office:value-type="float" office:value="15.835" calcext:value-type="float">
            <text:p>15.84</text:p>
          </table:table-cell>
          <table:table-cell office:value-type="float" office:value="8.86621470289857" calcext:value-type="float">
            <text:p>8.87</text:p>
          </table:table-cell>
          <table:table-cell office:value-type="float" office:value="4.71" calcext:value-type="float">
            <text:p>4.71</text:p>
          </table:table-cell>
          <table:table-cell office:value-type="float" office:value="2.31537197193476" calcext:value-type="float">
            <text:p>2.32</text:p>
          </table:table-cell>
          <table:table-cell office:value-type="float" office:value="0.6" calcext:value-type="float">
            <text:p>0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900" calcext:value-type="float">
            <text:p>1900</text:p>
          </table:table-cell>
          <table:table-cell office:value-type="float" office:value="517.2" calcext:value-type="float">
            <text:p>517.20</text:p>
          </table:table-cell>
          <table:table-cell office:value-type="float" office:value="12.420483929889" calcext:value-type="float">
            <text:p>12.42</text:p>
          </table:table-cell>
          <table:table-cell office:value-type="float" office:value="1316.396" calcext:value-type="float">
            <text:p>1316.40</text:p>
          </table:table-cell>
          <table:table-cell office:value-type="float" office:value="11.3034649554904" calcext:value-type="float">
            <text:p>11.30</text:p>
          </table:table-cell>
          <table:table-cell office:value-type="float" office:value="1295.58" calcext:value-type="float">
            <text:p>1295.58</text:p>
          </table:table-cell>
          <table:table-cell office:value-type="float" office:value="1336.61" calcext:value-type="float">
            <text:p>1336.61</text:p>
          </table:table-cell>
          <table:table-cell office:value-type="float" office:value="3918.367" calcext:value-type="float">
            <text:p>3918.37</text:p>
          </table:table-cell>
          <table:table-cell office:value-type="float" office:value="41.9828506466754" calcext:value-type="float">
            <text:p>41.98</text:p>
          </table:table-cell>
          <table:table-cell office:value-type="float" office:value="23.69" calcext:value-type="float">
            <text:p>23.69</text:p>
          </table:table-cell>
          <table:table-cell office:value-type="float" office:value="15.764447008179" calcext:value-type="float">
            <text:p>15.76</text:p>
          </table:table-cell>
          <table:table-cell office:value-type="float" office:value="7.125" calcext:value-type="float">
            <text:p>7.13</text:p>
          </table:table-cell>
          <table:table-cell office:value-type="float" office:value="3.76254043517353" calcext:value-type="float">
            <text:p>3.76</text:p>
          </table:table-cell>
          <table:table-cell office:value-type="float" office:value="0.4" calcext:value-type="float">
            <text:p>0.4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900" calcext:value-type="float">
            <text:p>1900</text:p>
          </table:table-cell>
          <table:table-cell office:value-type="float" office:value="615.18" calcext:value-type="float">
            <text:p>615.18</text:p>
          </table:table-cell>
          <table:table-cell office:value-type="float" office:value="21.3787055883087" calcext:value-type="float">
            <text:p>21.38</text:p>
          </table:table-cell>
          <table:table-cell office:value-type="float" office:value="1117.7015" calcext:value-type="float">
            <text:p>1117.70</text:p>
          </table:table-cell>
          <table:table-cell office:value-type="float" office:value="18.9316858523093" calcext:value-type="float">
            <text:p>18.93</text:p>
          </table:table-cell>
          <table:table-cell office:value-type="float" office:value="1085.26" calcext:value-type="float">
            <text:p>1085.26</text:p>
          </table:table-cell>
          <table:table-cell office:value-type="float" office:value="1152.99" calcext:value-type="float">
            <text:p>1152.99</text:p>
          </table:table-cell>
          <table:table-cell office:value-type="float" office:value="3347.7265" calcext:value-type="float">
            <text:p>3347.73</text:p>
          </table:table-cell>
          <table:table-cell office:value-type="float" office:value="60.8877179106626" calcext:value-type="float">
            <text:p>60.89</text:p>
          </table:table-cell>
          <table:table-cell office:value-type="float" office:value="3.45" calcext:value-type="float">
            <text:p>3.45</text:p>
          </table:table-cell>
          <table:table-cell office:value-type="float" office:value="3.52084021072722" calcext:value-type="float">
            <text:p>3.52</text:p>
          </table:table-cell>
          <table:table-cell office:value-type="float" office:value="1.94" calcext:value-type="float">
            <text:p>1.94</text:p>
          </table:table-cell>
          <table:table-cell office:value-type="float" office:value="2.23074214698064" calcext:value-type="float">
            <text:p>2.23</text:p>
          </table:table-cell>
          <table:table-cell office:value-type="float" office:value="0.6" calcext:value-type="float">
            <text:p>0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900" calcext:value-type="float">
            <text:p>1900</text:p>
          </table:table-cell>
          <table:table-cell office:value-type="float" office:value="557.76" calcext:value-type="float">
            <text:p>557.76</text:p>
          </table:table-cell>
          <table:table-cell office:value-type="float" office:value="18.3473330917316" calcext:value-type="float">
            <text:p>18.35</text:p>
          </table:table-cell>
          <table:table-cell office:value-type="float" office:value="1132.5015" calcext:value-type="float">
            <text:p>1132.50</text:p>
          </table:table-cell>
          <table:table-cell office:value-type="float" office:value="12.088927632995" calcext:value-type="float">
            <text:p>12.09</text:p>
          </table:table-cell>
          <table:table-cell office:value-type="float" office:value="1098.74" calcext:value-type="float">
            <text:p>1098.74</text:p>
          </table:table-cell>
          <table:table-cell office:value-type="float" office:value="1150" calcext:value-type="float">
            <text:p>1150.00</text:p>
          </table:table-cell>
          <table:table-cell office:value-type="float" office:value="3391.9275" calcext:value-type="float">
            <text:p>3391.93</text:p>
          </table:table-cell>
          <table:table-cell office:value-type="float" office:value="37.248387584318" calcext:value-type="float">
            <text:p>37.25</text:p>
          </table:table-cell>
          <table:table-cell office:value-type="float" office:value="3.555" calcext:value-type="float">
            <text:p>3.56</text:p>
          </table:table-cell>
          <table:table-cell office:value-type="float" office:value="2.98742540096247" calcext:value-type="float">
            <text:p>2.99</text:p>
          </table:table-cell>
          <table:table-cell office:value-type="float" office:value="2.03" calcext:value-type="float">
            <text:p>2.03</text:p>
          </table:table-cell>
          <table:table-cell office:value-type="float" office:value="1.1498741349886" calcext:value-type="float">
            <text:p>1.15</text:p>
          </table:table-cell>
          <table:table-cell office:value-type="float" office:value="0.65" calcext:value-type="float">
            <text:p>0.6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900" calcext:value-type="float">
            <text:p>1900</text:p>
          </table:table-cell>
          <table:table-cell office:value-type="float" office:value="586.565" calcext:value-type="float">
            <text:p>586.57</text:p>
          </table:table-cell>
          <table:table-cell office:value-type="float" office:value="17.1907954257045" calcext:value-type="float">
            <text:p>17.19</text:p>
          </table:table-cell>
          <table:table-cell office:value-type="float" office:value="1292.8945" calcext:value-type="float">
            <text:p>1292.89</text:p>
          </table:table-cell>
          <table:table-cell office:value-type="float" office:value="19.9333477461369" calcext:value-type="float">
            <text:p>19.93</text:p>
          </table:table-cell>
          <table:table-cell office:value-type="float" office:value="1257.97" calcext:value-type="float">
            <text:p>1257.97</text:p>
          </table:table-cell>
          <table:table-cell office:value-type="float" office:value="1320.67" calcext:value-type="float">
            <text:p>1320.67</text:p>
          </table:table-cell>
          <table:table-cell office:value-type="float" office:value="3868.066" calcext:value-type="float">
            <text:p>3868.07</text:p>
          </table:table-cell>
          <table:table-cell office:value-type="float" office:value="57.1381178327891" calcext:value-type="float">
            <text:p>57.14</text:p>
          </table:table-cell>
          <table:table-cell office:value-type="float" office:value="7.505" calcext:value-type="float">
            <text:p>7.51</text:p>
          </table:table-cell>
          <table:table-cell office:value-type="float" office:value="8.93511552659977" calcext:value-type="float">
            <text:p>8.94</text:p>
          </table:table-cell>
          <table:table-cell office:value-type="float" office:value="3.11" calcext:value-type="float">
            <text:p>3.11</text:p>
          </table:table-cell>
          <table:table-cell office:value-type="float" office:value="2.90224958120058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900" calcext:value-type="float">
            <text:p>1900</text:p>
          </table:table-cell>
          <table:table-cell office:value-type="float" office:value="574.085" calcext:value-type="float">
            <text:p>574.09</text:p>
          </table:table-cell>
          <table:table-cell office:value-type="float" office:value="18.1603464782621" calcext:value-type="float">
            <text:p>18.16</text:p>
          </table:table-cell>
          <table:table-cell office:value-type="float" office:value="1394.4005" calcext:value-type="float">
            <text:p>1394.40</text:p>
          </table:table-cell>
          <table:table-cell office:value-type="float" office:value="15.2438392991709" calcext:value-type="float">
            <text:p>15.24</text:p>
          </table:table-cell>
          <table:table-cell office:value-type="float" office:value="1357.96" calcext:value-type="float">
            <text:p>1357.96</text:p>
          </table:table-cell>
          <table:table-cell office:value-type="float" office:value="1422.2" calcext:value-type="float">
            <text:p>1422.20</text:p>
          </table:table-cell>
          <table:table-cell office:value-type="float" office:value="4155.4615" calcext:value-type="float">
            <text:p>4155.46</text:p>
          </table:table-cell>
          <table:table-cell office:value-type="float" office:value="46.9394946797414" calcext:value-type="float">
            <text:p>46.94</text:p>
          </table:table-cell>
          <table:table-cell office:value-type="float" office:value="21.175" calcext:value-type="float">
            <text:p>21.18</text:p>
          </table:table-cell>
          <table:table-cell office:value-type="float" office:value="14.3927567675001" calcext:value-type="float">
            <text:p>14.39</text:p>
          </table:table-cell>
          <table:table-cell office:value-type="float" office:value="6.565" calcext:value-type="float">
            <text:p>6.57</text:p>
          </table:table-cell>
          <table:table-cell office:value-type="float" office:value="3.21120980645187" calcext:value-type="float">
            <text:p>3.21</text:p>
          </table:table-cell>
          <table:table-cell office:value-type="float" office:value="0.4" calcext:value-type="float">
            <text:p>0.40</text:p>
          </table:table-cell>
          <table:table-cell office:value-type="float" office:value="0.502624689950035" calcext:value-type="float">
            <text:p>0.5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table:formula="of:=AVERAGE([.B58:.B67])" office:value-type="float" office:value="1900" calcext:value-type="float">
            <text:p>1900</text:p>
          </table:table-cell>
          <table:table-cell table:style-name="ce4" table:formula="of:=AVERAGE([.C58:.C67])" office:value-type="float" office:value="569.197210526316" calcext:value-type="float">
            <text:p>569.20</text:p>
          </table:table-cell>
          <table:table-cell table:style-name="ce4" table:formula="of:=AVERAGE([.D58:.D67])" office:value-type="float" office:value="17.6451479998689" calcext:value-type="float">
            <text:p>17.65</text:p>
          </table:table-cell>
          <table:table-cell table:style-name="ce4" table:formula="of:=AVERAGE([.E58:.E67])" office:value-type="float" office:value="1260.55806578947" calcext:value-type="float">
            <text:p>1260.56</text:p>
          </table:table-cell>
          <table:table-cell table:style-name="ce4" table:formula="of:=AVERAGE([.F58:.F67])" office:value-type="float" office:value="15.2906746015504" calcext:value-type="float">
            <text:p>15.29</text:p>
          </table:table-cell>
          <table:table-cell table:style-name="ce4" table:formula="of:=AVERAGE([.G58:.G67])" office:value-type="float" office:value="1231.545" calcext:value-type="float">
            <text:p>1231.55</text:p>
          </table:table-cell>
          <table:table-cell table:style-name="ce4" table:formula="of:=AVERAGE([.H58:.H67])" office:value-type="float" office:value="1287.389" calcext:value-type="float">
            <text:p>1287.39</text:p>
          </table:table-cell>
          <table:table-cell table:style-name="ce4" table:formula="of:=AVERAGE([.I58:.I67])" office:value-type="float" office:value="3765.11388157895" calcext:value-type="float">
            <text:p>3765.11</text:p>
          </table:table-cell>
          <table:table-cell table:style-name="ce4" table:formula="of:=AVERAGE([.J58:.J67])" office:value-type="float" office:value="48.7526852038506" calcext:value-type="float">
            <text:p>48.75</text:p>
          </table:table-cell>
          <table:table-cell table:style-name="ce4" table:formula="of:=AVERAGE([.K58:.K67])" office:value-type="float" office:value="12.0726052631579" calcext:value-type="float">
            <text:p>12.07</text:p>
          </table:table-cell>
          <table:table-cell table:style-name="ce4" table:formula="of:=AVERAGE([.L58:.L67])" office:value-type="float" office:value="8.62208142876284" calcext:value-type="float">
            <text:p>8.62</text:p>
          </table:table-cell>
          <table:table-cell table:style-name="ce4" table:formula="of:=AVERAGE([.M58:.M67])" office:value-type="float" office:value="4.48821052631579" calcext:value-type="float">
            <text:p>4.49</text:p>
          </table:table-cell>
          <table:table-cell table:style-name="ce4" table:formula="of:=AVERAGE([.N58:.N67])" office:value-type="float" office:value="2.78945346752522" calcext:value-type="float">
            <text:p>2.79</text:p>
          </table:table-cell>
          <table:table-cell table:style-name="ce4" table:formula="of:=AVERAGE([.O58:.O67])" office:value-type="float" office:value="0.516315789473684" calcext:value-type="float">
            <text:p>0.52</text:p>
          </table:table-cell>
          <table:table-cell table:style-name="ce4" table:formula="of:=AVERAGE([.P58:.P67])" office:value-type="float" office:value="0.491999509242603" calcext:value-type="float">
            <text:p>0.49</text:p>
          </table:table-cell>
          <table:table-cell table:style-name="ce4" table:formula="of:=AVERAGE([.Q58:.Q67])" office:value-type="float" office:value="8.50263157894737" calcext:value-type="float">
            <text:p>8.50</text:p>
          </table:table-cell>
          <table:table-cell table:style-name="ce4" table:formula="of:=AVERAGE([.R58:.R67])" office:value-type="float" office:value="0.890153770646548" calcext:value-type="float">
            <text:p>0.89</text:p>
          </table:table-cell>
          <table:table-cell table:style-name="ce4" table:formula="of:=AVERAGE([.S58:.S67])" office:value-type="float" office:value="22.9947368421053" calcext:value-type="float">
            <text:p>22.99</text:p>
          </table:table-cell>
          <table:table-cell table:style-name="ce4" table:formula="of:=AVERAGE([.T58:.T67])" office:value-type="float" office:value="0.0229415733870562" calcext:value-type="float">
            <text:p>0.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900" calcext:value-type="float">
            <text:p>1900</text:p>
          </table:table-cell>
          <table:table-cell office:value-type="float" office:value="1182.785" calcext:value-type="float">
            <text:p>1182.79</text:p>
          </table:table-cell>
          <table:table-cell office:value-type="float" office:value="41.8181561550785" calcext:value-type="float">
            <text:p>41.82</text:p>
          </table:table-cell>
          <table:table-cell office:value-type="float" office:value="1750.107" calcext:value-type="float">
            <text:p>1750.11</text:p>
          </table:table-cell>
          <table:table-cell office:value-type="float" office:value="19.0304282939883" calcext:value-type="float">
            <text:p>19.03</text:p>
          </table:table-cell>
          <table:table-cell office:value-type="float" office:value="1726.53" calcext:value-type="float">
            <text:p>1726.53</text:p>
          </table:table-cell>
          <table:table-cell office:value-type="float" office:value="1783.79" calcext:value-type="float">
            <text:p>1783.79</text:p>
          </table:table-cell>
          <table:table-cell office:value-type="float" office:value="5212.0785" calcext:value-type="float">
            <text:p>5212.08</text:p>
          </table:table-cell>
          <table:table-cell office:value-type="float" office:value="63.0986204098916" calcext:value-type="float">
            <text:p>63.10</text:p>
          </table:table-cell>
          <table:table-cell office:value-type="float" office:value="29.735" calcext:value-type="float">
            <text:p>29.74</text:p>
          </table:table-cell>
          <table:table-cell office:value-type="float" office:value="20.5737767430699" calcext:value-type="float">
            <text:p>20.57</text:p>
          </table:table-cell>
          <table:table-cell office:value-type="float" office:value="8.495" calcext:value-type="float">
            <text:p>8.50</text:p>
          </table:table-cell>
          <table:table-cell office:value-type="float" office:value="6.49724435514983" calcext:value-type="float">
            <text:p>6.50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900" calcext:value-type="float">
            <text:p>1900</text:p>
          </table:table-cell>
          <table:table-cell office:value-type="float" office:value="1277.04" calcext:value-type="float">
            <text:p>1277.04</text:p>
          </table:table-cell>
          <table:table-cell office:value-type="float" office:value="50.6250967510447" calcext:value-type="float">
            <text:p>50.63</text:p>
          </table:table-cell>
          <table:table-cell office:value-type="float" office:value="1770.6525" calcext:value-type="float">
            <text:p>1770.65</text:p>
          </table:table-cell>
          <table:table-cell office:value-type="float" office:value="21.6322818892701" calcext:value-type="float">
            <text:p>21.63</text:p>
          </table:table-cell>
          <table:table-cell office:value-type="float" office:value="1714.04" calcext:value-type="float">
            <text:p>1714.04</text:p>
          </table:table-cell>
          <table:table-cell office:value-type="float" office:value="1809.72" calcext:value-type="float">
            <text:p>1809.72</text:p>
          </table:table-cell>
          <table:table-cell office:value-type="float" office:value="5285.962" calcext:value-type="float">
            <text:p>5285.96</text:p>
          </table:table-cell>
          <table:table-cell office:value-type="float" office:value="64.5886599627943" calcext:value-type="float">
            <text:p>64.59</text:p>
          </table:table-cell>
          <table:table-cell office:value-type="float" office:value="20.47" calcext:value-type="float">
            <text:p>20.47</text:p>
          </table:table-cell>
          <table:table-cell office:value-type="float" office:value="16.2589279118306" calcext:value-type="float">
            <text:p>16.26</text:p>
          </table:table-cell>
          <table:table-cell office:value-type="float" office:value="5.53" calcext:value-type="float">
            <text:p>5.53</text:p>
          </table:table-cell>
          <table:table-cell office:value-type="float" office:value="4.43931004596554" calcext:value-type="float">
            <text:p>4.44</text:p>
          </table:table-cell>
          <table:table-cell office:value-type="float" office:value="0.1" calcext:value-type="float">
            <text:p>0.1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00" calcext:value-type="float">
            <text:p>1900</text:p>
          </table:table-cell>
          <table:table-cell office:value-type="float" office:value="1160.415" calcext:value-type="float">
            <text:p>1160.42</text:p>
          </table:table-cell>
          <table:table-cell office:value-type="float" office:value="47.2636644123603" calcext:value-type="float">
            <text:p>47.26</text:p>
          </table:table-cell>
          <table:table-cell office:value-type="float" office:value="1475.5975" calcext:value-type="float">
            <text:p>1475.60</text:p>
          </table:table-cell>
          <table:table-cell office:value-type="float" office:value="15.291109172877" calcext:value-type="float">
            <text:p>15.29</text:p>
          </table:table-cell>
          <table:table-cell office:value-type="float" office:value="1441.85" calcext:value-type="float">
            <text:p>1441.85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4414.316" calcext:value-type="float">
            <text:p>4414.32</text:p>
          </table:table-cell>
          <table:table-cell office:value-type="float" office:value="49.044251275332" calcext:value-type="float">
            <text:p>49.04</text:p>
          </table:table-cell>
          <table:table-cell office:value-type="float" office:value="9.61" calcext:value-type="float">
            <text:p>9.61</text:p>
          </table:table-cell>
          <table:table-cell office:value-type="float" office:value="8.93349109575281" calcext:value-type="float">
            <text:p>8.93</text:p>
          </table:table-cell>
          <table:table-cell office:value-type="float" office:value="2.85" calcext:value-type="float">
            <text:p>2.85</text:p>
          </table:table-cell>
          <table:table-cell office:value-type="float" office:value="1.77719471432693" calcext:value-type="float">
            <text:p>1.78</text:p>
          </table:table-cell>
          <table:table-cell office:value-type="float" office:value="0.1" calcext:value-type="float">
            <text:p>0.1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900" calcext:value-type="float">
            <text:p>1900</text:p>
          </table:table-cell>
          <table:table-cell office:value-type="float" office:value="1320.425" calcext:value-type="float">
            <text:p>1320.43</text:p>
          </table:table-cell>
          <table:table-cell office:value-type="float" office:value="57.0105703495321" calcext:value-type="float">
            <text:p>57.01</text:p>
          </table:table-cell>
          <table:table-cell office:value-type="float" office:value="1523.4335" calcext:value-type="float">
            <text:p>1523.43</text:p>
          </table:table-cell>
          <table:table-cell office:value-type="float" office:value="19.2650570709606" calcext:value-type="float">
            <text:p>19.27</text:p>
          </table:table-cell>
          <table:table-cell office:value-type="float" office:value="1490.08" calcext:value-type="float">
            <text:p>1490.08</text:p>
          </table:table-cell>
          <table:table-cell office:value-type="float" office:value="1563.33" calcext:value-type="float">
            <text:p>1563.33</text:p>
          </table:table-cell>
          <table:table-cell office:value-type="float" office:value="4546.888" calcext:value-type="float">
            <text:p>4546.89</text:p>
          </table:table-cell>
          <table:table-cell office:value-type="float" office:value="65.5845098527967" calcext:value-type="float">
            <text:p>65.58</text:p>
          </table:table-cell>
          <table:table-cell office:value-type="float" office:value="17.545" calcext:value-type="float">
            <text:p>17.55</text:p>
          </table:table-cell>
          <table:table-cell office:value-type="float" office:value="12.6333924685002" calcext:value-type="float">
            <text:p>12.63</text:p>
          </table:table-cell>
          <table:table-cell office:value-type="float" office:value="5.86" calcext:value-type="float">
            <text:p>5.86</text:p>
          </table:table-cell>
          <table:table-cell office:value-type="float" office:value="3.4351740934968" calcext:value-type="float">
            <text:p>3.44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1900" calcext:value-type="float">
            <text:p>1900</text:p>
          </table:table-cell>
          <table:table-cell office:value-type="float" office:value="1120.27" calcext:value-type="float">
            <text:p>1120.27</text:p>
          </table:table-cell>
          <table:table-cell office:value-type="float" office:value="40.7801564231274" calcext:value-type="float">
            <text:p>40.78</text:p>
          </table:table-cell>
          <table:table-cell office:value-type="float" office:value="1650.5475" calcext:value-type="float">
            <text:p>1650.55</text:p>
          </table:table-cell>
          <table:table-cell office:value-type="float" office:value="22.181372430369" calcext:value-type="float">
            <text:p>22.18</text:p>
          </table:table-cell>
          <table:table-cell office:value-type="float" office:value="1615.69" calcext:value-type="float">
            <text:p>1615.69</text:p>
          </table:table-cell>
          <table:table-cell office:value-type="float" office:value="1702.54" calcext:value-type="float">
            <text:p>1702.54</text:p>
          </table:table-cell>
          <table:table-cell office:value-type="float" office:value="4928.7615" calcext:value-type="float">
            <text:p>4928.76</text:p>
          </table:table-cell>
          <table:table-cell office:value-type="float" office:value="69.7817387720643" calcext:value-type="float">
            <text:p>69.78</text:p>
          </table:table-cell>
          <table:table-cell office:value-type="float" office:value="16.355" calcext:value-type="float">
            <text:p>16.36</text:p>
          </table:table-cell>
          <table:table-cell office:value-type="float" office:value="10.4127692357938" calcext:value-type="float">
            <text:p>10.41</text:p>
          </table:table-cell>
          <table:table-cell office:value-type="float" office:value="6.52" calcext:value-type="float">
            <text:p>6.52</text:p>
          </table:table-cell>
          <table:table-cell office:value-type="float" office:value="3.97619230711467" calcext:value-type="float">
            <text:p>3.98</text:p>
          </table:table-cell>
          <table:table-cell office:value-type="float" office:value="0.25" calcext:value-type="float">
            <text:p>0.25</text:p>
          </table:table-cell>
          <table:table-cell office:value-type="float" office:value="0.444261658319319" calcext:value-type="float">
            <text:p>0.44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900" calcext:value-type="float">
            <text:p>1900</text:p>
          </table:table-cell>
          <table:table-cell office:value-type="float" office:value="1384.55" calcext:value-type="float">
            <text:p>1384.55</text:p>
          </table:table-cell>
          <table:table-cell office:value-type="float" office:value="58.682513310364" calcext:value-type="float">
            <text:p>58.68</text:p>
          </table:table-cell>
          <table:table-cell office:value-type="float" office:value="1683.2285" calcext:value-type="float">
            <text:p>1683.23</text:p>
          </table:table-cell>
          <table:table-cell office:value-type="float" office:value="19.8440738270304" calcext:value-type="float">
            <text:p>19.84</text:p>
          </table:table-cell>
          <table:table-cell office:value-type="float" office:value="1656.79" calcext:value-type="float">
            <text:p>1656.79</text:p>
          </table:table-cell>
          <table:table-cell office:value-type="float" office:value="1725.85" calcext:value-type="float">
            <text:p>1725.85</text:p>
          </table:table-cell>
          <table:table-cell office:value-type="float" office:value="5033.217" calcext:value-type="float">
            <text:p>5033.22</text:p>
          </table:table-cell>
          <table:table-cell office:value-type="float" office:value="57.8823787475402" calcext:value-type="float">
            <text:p>57.88</text:p>
          </table:table-cell>
          <table:table-cell office:value-type="float" office:value="12.12" calcext:value-type="float">
            <text:p>12.12</text:p>
          </table:table-cell>
          <table:table-cell office:value-type="float" office:value="9.4463916809263" calcext:value-type="float">
            <text:p>9.45</text:p>
          </table:table-cell>
          <table:table-cell office:value-type="float" office:value="4.35" calcext:value-type="float">
            <text:p>4.35</text:p>
          </table:table-cell>
          <table:table-cell office:value-type="float" office:value="3.1971204148997" calcext:value-type="float">
            <text:p>3.20</text:p>
          </table:table-cell>
          <table:table-cell office:value-type="float" office:value="0.3" calcext:value-type="float">
            <text:p>0.30</text:p>
          </table:table-cell>
          <table:table-cell office:value-type="float" office:value="0.470162345981627" calcext:value-type="float">
            <text:p>0.47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900" calcext:value-type="float">
            <text:p>1900</text:p>
          </table:table-cell>
          <table:table-cell office:value-type="float" office:value="1191.06" calcext:value-type="float">
            <text:p>1191.06</text:p>
          </table:table-cell>
          <table:table-cell office:value-type="float" office:value="44.7395903799802" calcext:value-type="float">
            <text:p>44.74</text:p>
          </table:table-cell>
          <table:table-cell office:value-type="float" office:value="1593.9735" calcext:value-type="float">
            <text:p>1593.97</text:p>
          </table:table-cell>
          <table:table-cell office:value-type="float" office:value="19.7571749192407" calcext:value-type="float">
            <text:p>19.76</text:p>
          </table:table-cell>
          <table:table-cell office:value-type="float" office:value="1567.74" calcext:value-type="float">
            <text:p>1567.74</text:p>
          </table:table-cell>
          <table:table-cell office:value-type="float" office:value="1640.5" calcext:value-type="float">
            <text:p>1640.50</text:p>
          </table:table-cell>
          <table:table-cell office:value-type="float" office:value="4764.686" calcext:value-type="float">
            <text:p>4764.69</text:p>
          </table:table-cell>
          <table:table-cell office:value-type="float" office:value="63.3088165806479" calcext:value-type="float">
            <text:p>63.31</text:p>
          </table:table-cell>
          <table:table-cell office:value-type="float" office:value="13.415" calcext:value-type="float">
            <text:p>13.42</text:p>
          </table:table-cell>
          <table:table-cell office:value-type="float" office:value="6.86549534380364" calcext:value-type="float">
            <text:p>6.87</text:p>
          </table:table-cell>
          <table:table-cell office:value-type="float" office:value="3.8" calcext:value-type="float">
            <text:p>3.80</text:p>
          </table:table-cell>
          <table:table-cell office:value-type="float" office:value="1.60983817427977" calcext:value-type="float">
            <text:p>1.61</text:p>
          </table:table-cell>
          <table:table-cell office:value-type="float" office:value="0.35" calcext:value-type="float">
            <text:p>0.35</text:p>
          </table:table-cell>
          <table:table-cell office:value-type="float" office:value="0.489360484929593" calcext:value-type="float">
            <text:p>0.49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1900" calcext:value-type="float">
            <text:p>1900</text:p>
          </table:table-cell>
          <table:table-cell office:value-type="float" office:value="1168.12" calcext:value-type="float">
            <text:p>1168.12</text:p>
          </table:table-cell>
          <table:table-cell office:value-type="float" office:value="41.8712889950294" calcext:value-type="float">
            <text:p>41.87</text:p>
          </table:table-cell>
          <table:table-cell office:value-type="float" office:value="1505.5785" calcext:value-type="float">
            <text:p>1505.58</text:p>
          </table:table-cell>
          <table:table-cell office:value-type="float" office:value="15.9947140199176" calcext:value-type="float">
            <text:p>15.99</text:p>
          </table:table-cell>
          <table:table-cell office:value-type="float" office:value="1477.58" calcext:value-type="float">
            <text:p>1477.58</text:p>
          </table:table-cell>
          <table:table-cell office:value-type="float" office:value="1532.46" calcext:value-type="float">
            <text:p>1532.46</text:p>
          </table:table-cell>
          <table:table-cell office:value-type="float" office:value="4512.226" calcext:value-type="float">
            <text:p>4512.23</text:p>
          </table:table-cell>
          <table:table-cell office:value-type="float" office:value="48.25688436297" calcext:value-type="float">
            <text:p>48.26</text:p>
          </table:table-cell>
          <table:table-cell office:value-type="float" office:value="3.04" calcext:value-type="float">
            <text:p>3.04</text:p>
          </table:table-cell>
          <table:table-cell office:value-type="float" office:value="3.18770664964807" calcext:value-type="float">
            <text:p>3.19</text:p>
          </table:table-cell>
          <table:table-cell office:value-type="float" office:value="1.47" calcext:value-type="float">
            <text:p>1.47</text:p>
          </table:table-cell>
          <table:table-cell office:value-type="float" office:value="1.45207655300589" calcext:value-type="float">
            <text:p>1.45</text:p>
          </table:table-cell>
          <table:table-cell office:value-type="float" office:value="0.1" calcext:value-type="float">
            <text:p>0.1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900" calcext:value-type="float">
            <text:p>1900</text:p>
          </table:table-cell>
          <table:table-cell office:value-type="float" office:value="1195.735" calcext:value-type="float">
            <text:p>1195.74</text:p>
          </table:table-cell>
          <table:table-cell office:value-type="float" office:value="34.5332223716296" calcext:value-type="float">
            <text:p>34.53</text:p>
          </table:table-cell>
          <table:table-cell office:value-type="float" office:value="1875.765" calcext:value-type="float">
            <text:p>1875.77</text:p>
          </table:table-cell>
          <table:table-cell office:value-type="float" office:value="34.5473998564596" calcext:value-type="float">
            <text:p>34.55</text:p>
          </table:table-cell>
          <table:table-cell office:value-type="float" office:value="1827.74" calcext:value-type="float">
            <text:p>1827.74</text:p>
          </table:table-cell>
          <table:table-cell office:value-type="float" office:value="1980.77" calcext:value-type="float">
            <text:p>1980.77</text:p>
          </table:table-cell>
          <table:table-cell office:value-type="float" office:value="5593.7945" calcext:value-type="float">
            <text:p>5593.79</text:p>
          </table:table-cell>
          <table:table-cell office:value-type="float" office:value="102.709932972988" calcext:value-type="float">
            <text:p>102.71</text:p>
          </table:table-cell>
          <table:table-cell office:value-type="float" office:value="26.12" calcext:value-type="float">
            <text:p>26.12</text:p>
          </table:table-cell>
          <table:table-cell office:value-type="float" office:value="14.2272755094239" calcext:value-type="float">
            <text:p>14.23</text:p>
          </table:table-cell>
          <table:table-cell office:value-type="float" office:value="7.395" calcext:value-type="float">
            <text:p>7.40</text:p>
          </table:table-cell>
          <table:table-cell office:value-type="float" office:value="3.19299809616374" calcext:value-type="float">
            <text:p>3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1900" calcext:value-type="float">
            <text:p>1900</text:p>
          </table:table-cell>
          <table:table-cell office:value-type="float" office:value="1095.565" calcext:value-type="float">
            <text:p>1095.57</text:p>
          </table:table-cell>
          <table:table-cell office:value-type="float" office:value="36.1298429643913" calcext:value-type="float">
            <text:p>36.13</text:p>
          </table:table-cell>
          <table:table-cell office:value-type="float" office:value="1828.0405" calcext:value-type="float">
            <text:p>1828.04</text:p>
          </table:table-cell>
          <table:table-cell office:value-type="float" office:value="28.9402066836907" calcext:value-type="float">
            <text:p>28.94</text:p>
          </table:table-cell>
          <table:table-cell office:value-type="float" office:value="1781.16" calcext:value-type="float">
            <text:p>1781.16</text:p>
          </table:table-cell>
          <table:table-cell office:value-type="float" office:value="1903.3" calcext:value-type="float">
            <text:p>1903.30</text:p>
          </table:table-cell>
          <table:table-cell office:value-type="float" office:value="5469.212" calcext:value-type="float">
            <text:p>5469.21</text:p>
          </table:table-cell>
          <table:table-cell office:value-type="float" office:value="86.8321510671443" calcext:value-type="float">
            <text:p>86.83</text:p>
          </table:table-cell>
          <table:table-cell office:value-type="float" office:value="11.175" calcext:value-type="float">
            <text:p>11.18</text:p>
          </table:table-cell>
          <table:table-cell office:value-type="float" office:value="10.6399878808795" calcext:value-type="float">
            <text:p>10.64</text:p>
          </table:table-cell>
          <table:table-cell office:value-type="float" office:value="3.745" calcext:value-type="float">
            <text:p>3.75</text:p>
          </table:table-cell>
          <table:table-cell office:value-type="float" office:value="2.98813002605837" calcext:value-type="float">
            <text:p>2.99</text:p>
          </table:table-cell>
          <table:table-cell office:value-type="float" office:value="0.05" calcext:value-type="float">
            <text:p>0.05</text:p>
          </table:table-cell>
          <table:table-cell office:value-type="float" office:value="0.223606797749979" calcext:value-type="float">
            <text:p>0.22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table:formula="of:=AVERAGE([.B69:.B78])" office:value-type="float" office:value="1900" calcext:value-type="float">
            <text:p>1900</text:p>
          </table:table-cell>
          <table:table-cell table:style-name="ce4" table:formula="of:=AVERAGE([.C69:.C78])" office:value-type="float" office:value="1209.5965" calcext:value-type="float">
            <text:p>1209.60</text:p>
          </table:table-cell>
          <table:table-cell table:style-name="ce4" table:formula="of:=AVERAGE([.D69:.D78])" office:value-type="float" office:value="45.3454102112538" calcext:value-type="float">
            <text:p>45.35</text:p>
          </table:table-cell>
          <table:table-cell table:style-name="ce4" table:formula="of:=AVERAGE([.E69:.E78])" office:value-type="float" office:value="1665.6924" calcext:value-type="float">
            <text:p>1665.69</text:p>
          </table:table-cell>
          <table:table-cell table:style-name="ce4" table:formula="of:=AVERAGE([.F69:.F78])" office:value-type="float" office:value="21.6483818163804" calcext:value-type="float">
            <text:p>21.65</text:p>
          </table:table-cell>
          <table:table-cell table:style-name="ce4" table:formula="of:=AVERAGE([.G69:.G78])" office:value-type="float" office:value="1629.92" calcext:value-type="float">
            <text:p>1629.92</text:p>
          </table:table-cell>
          <table:table-cell table:style-name="ce4" table:formula="of:=AVERAGE([.H69:.H78])" office:value-type="float" office:value="1714.498" calcext:value-type="float">
            <text:p>1714.50</text:p>
          </table:table-cell>
          <table:table-cell table:style-name="ce4" table:formula="of:=AVERAGE([.I69:.I78])" office:value-type="float" office:value="4976.11415" calcext:value-type="float">
            <text:p>4976.11</text:p>
          </table:table-cell>
          <table:table-cell table:style-name="ce4" table:formula="of:=AVERAGE([.J69:.J78])" office:value-type="float" office:value="67.1087944004169" calcext:value-type="float">
            <text:p>67.11</text:p>
          </table:table-cell>
          <table:table-cell table:style-name="ce4" table:formula="of:=AVERAGE([.K69:.K78])" office:value-type="float" office:value="15.9585" calcext:value-type="float">
            <text:p>15.96</text:p>
          </table:table-cell>
          <table:table-cell table:style-name="ce4" table:formula="of:=AVERAGE([.L69:.L78])" office:value-type="float" office:value="11.3179214519629" calcext:value-type="float">
            <text:p>11.32</text:p>
          </table:table-cell>
          <table:table-cell table:style-name="ce4" table:formula="of:=AVERAGE([.M69:.M78])" office:value-type="float" office:value="5.0015" calcext:value-type="float">
            <text:p>5.00</text:p>
          </table:table-cell>
          <table:table-cell table:style-name="ce4" table:formula="of:=AVERAGE([.N69:.N78])" office:value-type="float" office:value="3.25652787804612" calcext:value-type="float">
            <text:p>3.26</text:p>
          </table:table-cell>
          <table:table-cell table:style-name="ce4" table:formula="of:=AVERAGE([.O69:.O78])" office:value-type="float" office:value="0.195" calcext:value-type="float">
            <text:p>0.20</text:p>
          </table:table-cell>
          <table:table-cell table:style-name="ce4" table:formula="of:=AVERAGE([.P69:.P78])" office:value-type="float" office:value="0.352949277371634" calcext:value-type="float">
            <text:p>0.35</text:p>
          </table:table-cell>
          <table:table-cell table:style-name="ce4" table:formula="of:=AVERAGE([.Q69:.Q78])" office:value-type="float" office:value="8.5" calcext:value-type="float">
            <text:p>8.50</text:p>
          </table:table-cell>
          <table:table-cell table:style-name="ce4" table:formula="of:=AVERAGE([.R69:.R78])" office:value-type="float" office:value="0.888523316638639" calcext:value-type="float">
            <text:p>0.89</text:p>
          </table:table-cell>
          <table:table-cell table:style-name="ce4" table:formula="of:=AVERAGE([.S69:.S78])" office:value-type="float" office:value="23" calcext:value-type="float">
            <text:p>23.00</text:p>
          </table:table-cell>
          <table:table-cell table:style-name="ce4" table:formula="of:=AVERAGE([.T69:.T78])" office:value-type="float" office:value="0" calcext:value-type="float">
            <text:p>0.00</text:p>
          </table:table-cell>
          <table:table-cell table:number-columns-repeated="1004"/>
        </table:table-row>
      </table:table>
      <table:table table:name="Formatted (family)" table:style-name="ta1">
        <office:forms form:automatic-focus="false" form:apply-design-mode="false"/>
        <table:table-column table:style-name="co8" table:number-columns-repeated="2" table:default-cell-style-name="ce5"/>
        <table:table-column table:style-name="co8" table:number-columns-repeated="18" table:default-cell-style-name="ce6"/>
        <table:table-column table:style-name="co8" table:number-columns-repeated="100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Generations</text:p>
            <text:p>(mean)</text:p>
          </table:table-cell>
          <table:table-cell table:style-name="ce1" office:value-type="string" calcext:value-type="string" table:number-columns-spanned="2" table:number-rows-spanned="1">
            <text:p>Time (sec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Cost</text:p>
          </table:table-cell>
          <table:covered-table-cell table:style-name="ce1" office:value-type="string" calcext:value-type="string">
            <text:p>cost.sd</text:p>
          </table:covered-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Travel tim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imum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ese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P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E (island model)</text:p>
          </table:table-cell>
          <table:covered-table-cell table:style-name="ce1"/>
          <table:table-cell table:style-name="ce1"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00" calcext:value-type="float">
            <text:p>1900</text:p>
          </table:table-cell>
          <table:table-cell office:value-type="float" office:value="97.1845" calcext:value-type="float">
            <text:p>97.18</text:p>
          </table:table-cell>
          <table:table-cell office:value-type="float" office:value="4.24209651159866" calcext:value-type="float">
            <text:p>4.24</text:p>
          </table:table-cell>
          <table:table-cell office:value-type="float" office:value="227.5118" calcext:value-type="float">
            <text:p>227.51</text:p>
          </table:table-cell>
          <table:table-cell office:value-type="float" office:value="0.00184676103375364" calcext:value-type="float">
            <text:p>0.00</text:p>
          </table:table-cell>
          <table:table-cell office:value-type="float" office:value="227.511" calcext:value-type="float">
            <text:p>227.51</text:p>
          </table:table-cell>
          <table:table-cell office:value-type="float" office:value="227.516" calcext:value-type="float">
            <text:p>227.52</text:p>
          </table:table-cell>
          <table:table-cell office:value-type="float" office:value="642.2349" calcext:value-type="float">
            <text:p>642.23</text:p>
          </table:table-cell>
          <table:table-cell office:value-type="float" office:value="0.00489464950783063" calcext:value-type="float">
            <text:p>0.00</text:p>
          </table:table-cell>
          <table:table-cell office:value-type="float" office:value="22.98" calcext:value-type="float">
            <text:p>22.98</text:p>
          </table:table-cell>
          <table:table-cell office:value-type="float" office:value="0" calcext:value-type="float">
            <text:p>0.00</text:p>
          </table:table-cell>
          <table:table-cell office:value-type="float" office:value="17.31" calcext:value-type="float">
            <text:p>17.31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00" calcext:value-type="float">
            <text:p>1900</text:p>
          </table:table-cell>
          <table:table-cell office:value-type="float" office:value="104.78" calcext:value-type="float">
            <text:p>104.78</text:p>
          </table:table-cell>
          <table:table-cell office:value-type="float" office:value="4.44947742954144" calcext:value-type="float">
            <text:p>4.45</text:p>
          </table:table-cell>
          <table:table-cell office:value-type="float" office:value="414.92405" calcext:value-type="float">
            <text:p>414.92</text:p>
          </table:table-cell>
          <table:table-cell office:value-type="float" office:value="0.72762842280845" calcext:value-type="float">
            <text:p>0.73</text:p>
          </table:table-cell>
          <table:table-cell office:value-type="float" office:value="413.86" calcext:value-type="float">
            <text:p>413.86</text:p>
          </table:table-cell>
          <table:table-cell office:value-type="float" office:value="415.814" calcext:value-type="float">
            <text:p>415.81</text:p>
          </table:table-cell>
          <table:table-cell office:value-type="float" office:value="1128.08935" calcext:value-type="float">
            <text:p>1128.09</text:p>
          </table:table-cell>
          <table:table-cell office:value-type="float" office:value="4.08015351282839" calcext:value-type="float">
            <text:p>4.08</text:p>
          </table:table-cell>
          <table:table-cell office:value-type="float" office:value="77.746" calcext:value-type="float">
            <text:p>77.75</text:p>
          </table:table-cell>
          <table:table-cell office:value-type="float" office:value="1.43009866002264" calcext:value-type="float">
            <text:p>1.43</text:p>
          </table:table-cell>
          <table:table-cell office:value-type="float" office:value="38.937" calcext:value-type="float">
            <text:p>38.94</text:p>
          </table:table-cell>
          <table:table-cell office:value-type="float" office:value="0.716079237015158" calcext:value-type="float">
            <text:p>0.72</text:p>
          </table:table-cell>
          <table:table-cell office:value-type="float" office:value="1.93" calcext:value-type="float">
            <text:p>1.93</text:p>
          </table:table-cell>
          <table:table-cell office:value-type="float" office:value="0.156542529670109" calcext:value-type="float">
            <text:p>0.16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7" calcext:value-type="float">
            <text:p>22.97</text:p>
          </table:table-cell>
          <table:table-cell office:value-type="float" office:value="0.0667868456069298" calcext:value-type="float">
            <text:p>0.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00" calcext:value-type="float">
            <text:p>1900</text:p>
          </table:table-cell>
          <table:table-cell office:value-type="float" office:value="129.3685" calcext:value-type="float">
            <text:p>129.37</text:p>
          </table:table-cell>
          <table:table-cell office:value-type="float" office:value="5.28157941476429" calcext:value-type="float">
            <text:p>5.28</text:p>
          </table:table-cell>
          <table:table-cell office:value-type="float" office:value="629.79025" calcext:value-type="float">
            <text:p>629.79</text:p>
          </table:table-cell>
          <table:table-cell office:value-type="float" office:value="2.53142755998284" calcext:value-type="float">
            <text:p>2.53</text:p>
          </table:table-cell>
          <table:table-cell office:value-type="float" office:value="625.878" calcext:value-type="float">
            <text:p>625.88</text:p>
          </table:table-cell>
          <table:table-cell office:value-type="float" office:value="634.398" calcext:value-type="float">
            <text:p>634.40</text:p>
          </table:table-cell>
          <table:table-cell office:value-type="float" office:value="1632.5322" calcext:value-type="float">
            <text:p>1632.53</text:p>
          </table:table-cell>
          <table:table-cell office:value-type="float" office:value="9.32515402715477" calcext:value-type="float">
            <text:p>9.33</text:p>
          </table:table-cell>
          <table:table-cell office:value-type="float" office:value="207.1855" calcext:value-type="float">
            <text:p>207.19</text:p>
          </table:table-cell>
          <table:table-cell office:value-type="float" office:value="5.18270587624633" calcext:value-type="float">
            <text:p>5.18</text:p>
          </table:table-cell>
          <table:table-cell office:value-type="float" office:value="49.642" calcext:value-type="float">
            <text:p>49.64</text:p>
          </table:table-cell>
          <table:table-cell office:value-type="float" office:value="2.89280297166335" calcext:value-type="float">
            <text:p>2.89</text:p>
          </table:table-cell>
          <table:table-cell office:value-type="float" office:value="1.645" calcext:value-type="float">
            <text:p>1.65</text:p>
          </table:table-cell>
          <table:table-cell office:value-type="float" office:value="0.46589734856348" calcext:value-type="float">
            <text:p>0.47</text:p>
          </table:table-cell>
          <table:table-cell office:value-type="float" office:value="8.495" calcext:value-type="float">
            <text:p>8.50</text:p>
          </table:table-cell>
          <table:table-cell office:value-type="float" office:value="0.894122309113608" calcext:value-type="float">
            <text:p>0.89</text:p>
          </table:table-cell>
          <table:table-cell office:value-type="float" office:value="22.97" calcext:value-type="float">
            <text:p>22.97</text:p>
          </table:table-cell>
          <table:table-cell office:value-type="float" office:value="0.106280060675105" calcext:value-type="float">
            <text:p>0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900" calcext:value-type="float">
            <text:p>1900</text:p>
          </table:table-cell>
          <table:table-cell office:value-type="float" office:value="164.3405" calcext:value-type="float">
            <text:p>164.34</text:p>
          </table:table-cell>
          <table:table-cell office:value-type="float" office:value="6.58491256848756" calcext:value-type="float">
            <text:p>6.58</text:p>
          </table:table-cell>
          <table:table-cell office:value-type="float" office:value="797.2038" calcext:value-type="float">
            <text:p>797.20</text:p>
          </table:table-cell>
          <table:table-cell office:value-type="float" office:value="8.1928843783882" calcext:value-type="float">
            <text:p>8.19</text:p>
          </table:table-cell>
          <table:table-cell office:value-type="float" office:value="783.061" calcext:value-type="float">
            <text:p>783.06</text:p>
          </table:table-cell>
          <table:table-cell office:value-type="float" office:value="815.105" calcext:value-type="float">
            <text:p>815.11</text:p>
          </table:table-cell>
          <table:table-cell office:value-type="float" office:value="2086.787" calcext:value-type="float">
            <text:p>2086.79</text:p>
          </table:table-cell>
          <table:table-cell office:value-type="float" office:value="23.3458597468717" calcext:value-type="float">
            <text:p>23.35</text:p>
          </table:table-cell>
          <table:table-cell office:value-type="float" office:value="249.891" calcext:value-type="float">
            <text:p>249.89</text:p>
          </table:table-cell>
          <table:table-cell office:value-type="float" office:value="8.44324333791369" calcext:value-type="float">
            <text:p>8.44</text:p>
          </table:table-cell>
          <table:table-cell office:value-type="float" office:value="54.94" calcext:value-type="float">
            <text:p>54.94</text:p>
          </table:table-cell>
          <table:table-cell office:value-type="float" office:value="5.4886522890907" calcext:value-type="float">
            <text:p>5.49</text:p>
          </table:table-cell>
          <table:table-cell office:value-type="float" office:value="1.14" calcext:value-type="float">
            <text:p>1.14</text:p>
          </table:table-cell>
          <table:table-cell office:value-type="float" office:value="0.448494949969686" calcext:value-type="float">
            <text:p>0.4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9" calcext:value-type="float">
            <text:p>22.99</text:p>
          </table:table-cell>
          <table:table-cell office:value-type="float" office:value="0.0447213595499958" calcext:value-type="float">
            <text:p>0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900" calcext:value-type="float">
            <text:p>1900</text:p>
          </table:table-cell>
          <table:table-cell office:value-type="float" office:value="217.8035" calcext:value-type="float">
            <text:p>217.80</text:p>
          </table:table-cell>
          <table:table-cell office:value-type="float" office:value="6.99930034127909" calcext:value-type="float">
            <text:p>7.00</text:p>
          </table:table-cell>
          <table:table-cell office:value-type="float" office:value="847.1796" calcext:value-type="float">
            <text:p>847.18</text:p>
          </table:table-cell>
          <table:table-cell office:value-type="float" office:value="10.2008929589704" calcext:value-type="float">
            <text:p>10.20</text:p>
          </table:table-cell>
          <table:table-cell office:value-type="float" office:value="828.738" calcext:value-type="float">
            <text:p>828.74</text:p>
          </table:table-cell>
          <table:table-cell office:value-type="float" office:value="868.724" calcext:value-type="float">
            <text:p>868.72</text:p>
          </table:table-cell>
          <table:table-cell office:value-type="float" office:value="2406.16265" calcext:value-type="float">
            <text:p>2406.16</text:p>
          </table:table-cell>
          <table:table-cell office:value-type="float" office:value="32.1656000532602" calcext:value-type="float">
            <text:p>32.17</text:p>
          </table:table-cell>
          <table:table-cell office:value-type="float" office:value="109.5695" calcext:value-type="float">
            <text:p>109.57</text:p>
          </table:table-cell>
          <table:table-cell office:value-type="float" office:value="5.71732068563933" calcext:value-type="float">
            <text:p>5.72</text:p>
          </table:table-cell>
          <table:table-cell office:value-type="float" office:value="25.7995" calcext:value-type="float">
            <text:p>25.80</text:p>
          </table:table-cell>
          <table:table-cell office:value-type="float" office:value="2.79310440495396" calcext:value-type="float">
            <text:p>2.79</text:p>
          </table:table-cell>
          <table:table-cell office:value-type="float" office:value="0.86" calcext:value-type="float">
            <text:p>0.86</text:p>
          </table:table-cell>
          <table:table-cell office:value-type="float" office:value="0.379480457837541" calcext:value-type="float">
            <text:p>0.38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2.99" calcext:value-type="float">
            <text:p>22.99</text:p>
          </table:table-cell>
          <table:table-cell office:value-type="float" office:value="0.0447213595499958" calcext:value-type="float">
            <text:p>0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00" calcext:value-type="float">
            <text:p>1900</text:p>
          </table:table-cell>
          <table:table-cell office:value-type="float" office:value="569.197210526316" calcext:value-type="float">
            <text:p>569.20</text:p>
          </table:table-cell>
          <table:table-cell office:value-type="float" office:value="17.6451479998689" calcext:value-type="float">
            <text:p>17.65</text:p>
          </table:table-cell>
          <table:table-cell office:value-type="float" office:value="1260.55806578947" calcext:value-type="float">
            <text:p>1260.56</text:p>
          </table:table-cell>
          <table:table-cell office:value-type="float" office:value="15.2906746015504" calcext:value-type="float">
            <text:p>15.29</text:p>
          </table:table-cell>
          <table:table-cell office:value-type="float" office:value="1231.545" calcext:value-type="float">
            <text:p>1231.55</text:p>
          </table:table-cell>
          <table:table-cell office:value-type="float" office:value="1287.389" calcext:value-type="float">
            <text:p>1287.39</text:p>
          </table:table-cell>
          <table:table-cell office:value-type="float" office:value="3765.11388157895" calcext:value-type="float">
            <text:p>3765.11</text:p>
          </table:table-cell>
          <table:table-cell office:value-type="float" office:value="48.7526852038506" calcext:value-type="float">
            <text:p>48.75</text:p>
          </table:table-cell>
          <table:table-cell office:value-type="float" office:value="12.0726052631579" calcext:value-type="float">
            <text:p>12.07</text:p>
          </table:table-cell>
          <table:table-cell office:value-type="float" office:value="8.62208142876284" calcext:value-type="float">
            <text:p>8.62</text:p>
          </table:table-cell>
          <table:table-cell office:value-type="float" office:value="4.48821052631579" calcext:value-type="float">
            <text:p>4.49</text:p>
          </table:table-cell>
          <table:table-cell office:value-type="float" office:value="2.78945346752522" calcext:value-type="float">
            <text:p>2.79</text:p>
          </table:table-cell>
          <table:table-cell office:value-type="float" office:value="0.516315789473684" calcext:value-type="float">
            <text:p>0.52</text:p>
          </table:table-cell>
          <table:table-cell office:value-type="float" office:value="0.491999509242603" calcext:value-type="float">
            <text:p>0.49</text:p>
          </table:table-cell>
          <table:table-cell office:value-type="float" office:value="8.50263157894737" calcext:value-type="float">
            <text:p>8.50</text:p>
          </table:table-cell>
          <table:table-cell office:value-type="float" office:value="0.890153770646548" calcext:value-type="float">
            <text:p>0.89</text:p>
          </table:table-cell>
          <table:table-cell office:value-type="float" office:value="22.9947368421053" calcext:value-type="float">
            <text:p>22.99</text:p>
          </table:table-cell>
          <table:table-cell office:value-type="float" office:value="0.0229415733870562" calcext:value-type="float">
            <text:p>0.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00" calcext:value-type="float">
            <text:p>1900</text:p>
          </table:table-cell>
          <table:table-cell office:value-type="float" office:value="1209.5965" calcext:value-type="float">
            <text:p>1209.60</text:p>
          </table:table-cell>
          <table:table-cell office:value-type="float" office:value="45.3454102112538" calcext:value-type="float">
            <text:p>45.35</text:p>
          </table:table-cell>
          <table:table-cell office:value-type="float" office:value="1665.6924" calcext:value-type="float">
            <text:p>1665.69</text:p>
          </table:table-cell>
          <table:table-cell office:value-type="float" office:value="21.6483818163804" calcext:value-type="float">
            <text:p>21.65</text:p>
          </table:table-cell>
          <table:table-cell office:value-type="float" office:value="1629.92" calcext:value-type="float">
            <text:p>1629.92</text:p>
          </table:table-cell>
          <table:table-cell office:value-type="float" office:value="1714.498" calcext:value-type="float">
            <text:p>1714.50</text:p>
          </table:table-cell>
          <table:table-cell office:value-type="float" office:value="4976.11415" calcext:value-type="float">
            <text:p>4976.11</text:p>
          </table:table-cell>
          <table:table-cell office:value-type="float" office:value="67.1087944004169" calcext:value-type="float">
            <text:p>67.11</text:p>
          </table:table-cell>
          <table:table-cell office:value-type="float" office:value="15.9585" calcext:value-type="float">
            <text:p>15.96</text:p>
          </table:table-cell>
          <table:table-cell office:value-type="float" office:value="11.3179214519629" calcext:value-type="float">
            <text:p>11.32</text:p>
          </table:table-cell>
          <table:table-cell office:value-type="float" office:value="5.0015" calcext:value-type="float">
            <text:p>5.00</text:p>
          </table:table-cell>
          <table:table-cell office:value-type="float" office:value="3.25652787804612" calcext:value-type="float">
            <text:p>3.26</text:p>
          </table:table-cell>
          <table:table-cell office:value-type="float" office:value="0.195" calcext:value-type="float">
            <text:p>0.20</text:p>
          </table:table-cell>
          <table:table-cell office:value-type="float" office:value="0.352949277371634" calcext:value-type="float">
            <text:p>0.35</text:p>
          </table:table-cell>
          <table:table-cell office:value-type="float" office:value="8.5" calcext:value-type="float">
            <text:p>8.50</text:p>
          </table:table-cell>
          <table:table-cell office:value-type="float" office:value="0.888523316638639" calcext:value-type="float">
            <text:p>0.89</text:p>
          </table:table-cell>
          <table:table-cell office:value-type="float" office:value="23" calcext:value-type="float">
            <text:p>23.00</text:p>
          </table:table-cell>
          <table:table-cell office:value-type="float" office:value="0" calcext:value-type="float">
            <text:p>0.00</text:p>
          </table:table-cell>
          <table:table-cell table:number-columns-repeated="1004"/>
        </table:table-row>
      </table:table>
      <table:named-expressions/>
      <table:database-ranges>
        <table:database-range table:name="__Anonymous_Sheet_DB__0" table:target-range-address="raw.A1:raw.T71">
          <table:sort>
            <table:sort-by table:field-number="0" table:data-type="automatic"/>
          </table:sort>
        </table:database-range>
        <table:database-range table:name="__Anonymous_Sheet_DB__1" table:target-range-address="Formatted.A4:Formatted.T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9:48:24.731251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00:18:35.705253083</meta:creation-date>
    <meta:generator>LibreOffice/6.4.7.2$Linux_X86_64 LibreOffice_project/40$Build-2</meta:generator>
    <dc:date>2021-06-18T19:54:17.239800680</dc:date>
    <meta:editing-duration>PT13M58S</meta:editing-duration>
    <meta:editing-cycles>10</meta:editing-cycles>
    <meta:document-statistic meta:table-count="3" meta:cell-count="3158" meta:object-count="0"/>
  </office:meta>
</office:document-meta>
</file>